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List_20_Paragraph">
      <style:paragraph-properties fo:margin-left="0cm" fo:margin-right="0cm" fo:text-align="justify" style:justify-single-word="false" fo:text-indent="0cm" style:auto-text-indent="false"/>
      <style:text-properties style:font-name="FreeSerif" fo:font-size="12pt" fo:language="en" fo:country="IN" officeooo:paragraph-rsid="000e76bc" style:font-size-asian="12pt" style:font-name-complex="Times New Roman" style:font-size-complex="12pt"/>
    </style:style>
    <style:style style:name="P2" style:family="paragraph" style:parent-style-name="List_20_Paragraph">
      <style:paragraph-properties fo:margin-left="0cm" fo:margin-right="0cm" fo:text-align="justify" style:justify-single-word="false" fo:text-indent="0cm" style:auto-text-indent="false"/>
      <style:text-properties style:font-name="FreeSerif" fo:font-size="12pt" fo:language="en" fo:country="IN" officeooo:paragraph-rsid="00187c89" style:font-size-asian="12pt" style:font-name-complex="Times New Roman" style:font-size-complex="12pt"/>
    </style:style>
    <style:style style:name="P3" style:family="paragraph" style:parent-style-name="List_20_Paragraph">
      <style:paragraph-properties fo:margin-left="0cm" fo:margin-right="0cm" fo:text-align="justify" style:justify-single-word="false" fo:text-indent="0cm" style:auto-text-indent="false"/>
      <style:text-properties style:font-name="FreeSerif" fo:font-size="12pt" fo:language="en" fo:country="IN" officeooo:paragraph-rsid="00620f45" style:font-size-asian="12pt" style:font-name-complex="Times New Roman" style:font-size-complex="12pt"/>
    </style:style>
    <style:style style:name="P4" style:family="paragraph" style:parent-style-name="List_20_Paragraph">
      <style:paragraph-properties fo:margin-left="0cm" fo:margin-right="0cm" fo:text-align="justify" style:justify-single-word="false" fo:text-indent="0cm" style:auto-text-indent="false"/>
      <style:text-properties style:font-name="FreeSerif" fo:font-size="12pt" fo:language="en" fo:country="IN" style:text-underline-style="solid" style:text-underline-width="auto" style:text-underline-color="font-color" fo:font-weight="bold" officeooo:rsid="001dc0da" officeooo:paragraph-rsid="001dc0da" style:font-size-asian="12pt" style:font-weight-asian="bold" style:font-name-complex="Times New Roman" style:font-size-complex="12pt" style:font-weight-complex="bold"/>
    </style:style>
    <style:style style:name="P5" style:family="paragraph" style:parent-style-name="List_20_Paragraph">
      <style:paragraph-properties fo:margin-left="0cm" fo:margin-right="0cm" fo:text-align="justify" style:justify-single-word="false" fo:text-indent="0cm" style:auto-text-indent="false"/>
      <style:text-properties style:font-name="FreeSerif" fo:font-size="12pt" fo:language="en" fo:country="IN" style:text-underline-style="solid" style:text-underline-width="auto" style:text-underline-color="font-color" fo:font-weight="bold" officeooo:rsid="0033b81f" officeooo:paragraph-rsid="0033b81f" style:font-size-asian="12pt" style:font-weight-asian="bold" style:font-name-complex="Times New Roman" style:font-size-complex="12pt" style:font-weight-complex="bold"/>
    </style:style>
    <style:style style:name="P6" style:family="paragraph" style:parent-style-name="List_20_Paragraph">
      <style:paragraph-properties fo:margin-left="0cm" fo:margin-right="0cm" fo:text-align="justify" style:justify-single-word="false" fo:text-indent="0cm" style:auto-text-indent="false"/>
      <style:text-properties style:font-name="FreeSerif" fo:font-size="12pt" fo:language="en" fo:country="IN" style:text-underline-style="solid" style:text-underline-width="auto" style:text-underline-color="font-color" fo:font-weight="bold" officeooo:rsid="002b401a" officeooo:paragraph-rsid="002b401a" style:font-size-asian="12pt" style:font-weight-asian="bold" style:font-name-complex="Times New Roman" style:font-size-complex="12pt" style:font-weight-complex="bold"/>
    </style:style>
    <style:style style:name="P7" style:family="paragraph" style:parent-style-name="List_20_Paragraph">
      <style:paragraph-properties fo:margin-left="0cm" fo:margin-right="0cm" fo:text-align="justify" style:justify-single-word="false" fo:text-indent="0cm" style:auto-text-indent="false"/>
      <style:text-properties style:font-name="FreeSerif" fo:font-size="12pt" fo:language="en" fo:country="IN" style:text-underline-style="none" officeooo:rsid="00316e14" officeooo:paragraph-rsid="00516341" style:font-size-asian="12pt" style:font-name-complex="Times New Roman" style:font-size-complex="12pt"/>
    </style:style>
    <style:style style:name="P8" style:family="paragraph" style:parent-style-name="List_20_Paragraph">
      <style:paragraph-properties fo:margin-left="0cm" fo:margin-right="0cm" fo:text-align="justify" style:justify-single-word="false" fo:text-indent="0cm" style:auto-text-indent="false"/>
      <style:text-properties style:font-name="FreeSerif" fo:font-size="12pt" fo:language="en" fo:country="IN" fo:font-style="normal" style:text-underline-style="solid" style:text-underline-width="auto" style:text-underline-color="font-color" officeooo:rsid="00316e14" officeooo:paragraph-rsid="00316e14" style:font-size-asian="12pt" style:font-style-asian="normal" style:font-name-complex="Times New Roman" style:font-size-complex="12pt" style:font-style-complex="normal"/>
    </style:style>
    <style:style style:name="P9" style:family="paragraph" style:parent-style-name="List_20_Paragraph">
      <style:paragraph-properties fo:margin-left="0cm" fo:margin-right="0cm" fo:text-align="justify" style:justify-single-word="false" fo:text-indent="0cm" style:auto-text-indent="false"/>
      <style:text-properties style:font-name="FreeSerif" fo:font-size="12pt" fo:language="en" fo:country="IN" fo:font-style="normal" style:text-underline-style="solid" style:text-underline-width="auto" style:text-underline-color="font-color" fo:font-weight="bold" officeooo:rsid="003fcedd" officeooo:paragraph-rsid="003fcedd" fo:background-color="#ffffff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P10" style:family="paragraph" style:parent-style-name="List_20_Paragraph">
      <style:paragraph-properties fo:margin-left="0cm" fo:margin-right="0cm" fo:text-align="justify" style:justify-single-word="false" fo:text-indent="0cm" style:auto-text-indent="false"/>
      <style:text-properties style:font-name="FreeSerif" fo:font-size="12pt" fo:language="en" fo:country="IN" fo:font-style="normal" officeooo:rsid="002606ff" officeooo:paragraph-rsid="00368ef6" fo:background-color="#ffffff" style:font-size-asian="12pt" style:font-style-asian="normal" style:font-name-complex="Times New Roman" style:font-size-complex="12pt" style:font-style-complex="normal"/>
    </style:style>
    <style:style style:name="P11" style:family="paragraph" style:parent-style-name="List_20_Paragraph">
      <style:paragraph-properties fo:margin-left="0cm" fo:margin-right="0cm" fo:text-align="justify" style:justify-single-word="false" fo:text-indent="0cm" style:auto-text-indent="false"/>
      <style:text-properties style:font-name="FreeSerif" fo:font-size="12pt" fo:language="en" fo:country="IN" fo:font-style="normal" officeooo:rsid="002606ff" officeooo:paragraph-rsid="0039ebdf" fo:background-color="#ffffff" style:font-size-asian="12pt" style:font-style-asian="normal" style:font-name-complex="Times New Roman" style:font-size-complex="12pt" style:font-style-complex="normal"/>
    </style:style>
    <style:style style:name="P12" style:family="paragraph" style:parent-style-name="List_20_Paragraph">
      <style:paragraph-properties fo:margin-left="0cm" fo:margin-right="0cm" fo:text-align="justify" style:justify-single-word="false" fo:text-indent="0cm" style:auto-text-indent="false"/>
      <style:text-properties style:font-name="FreeSerif" fo:font-size="12pt" fo:language="en" fo:country="IN" fo:font-style="normal" style:text-underline-style="none" officeooo:rsid="002ce6fc" officeooo:paragraph-rsid="002f84cb" style:font-size-asian="12pt" style:font-style-asian="normal" style:font-name-complex="Times New Roman" style:font-size-complex="12pt" style:font-style-complex="normal"/>
    </style:style>
    <style:style style:name="P13" style:family="paragraph" style:parent-style-name="List_20_Paragraph">
      <style:paragraph-properties fo:margin-left="0cm" fo:margin-right="0cm" fo:text-align="justify" style:justify-single-word="false" fo:text-indent="0cm" style:auto-text-indent="false"/>
      <style:text-properties style:font-name="FreeSerif" fo:font-size="12pt" officeooo:paragraph-rsid="0028de4f" style:font-size-asian="12pt" style:font-size-complex="12pt"/>
    </style:style>
    <style:style style:name="P14" style:family="paragraph" style:parent-style-name="List_20_Paragraph">
      <style:paragraph-properties fo:margin-left="0cm" fo:margin-right="0cm" fo:text-align="justify" style:justify-single-word="false" fo:text-indent="0cm" style:auto-text-indent="false"/>
      <style:text-properties style:font-name="FreeSerif" fo:font-size="12pt" fo:font-style="normal" officeooo:paragraph-rsid="00368ef6"/>
    </style:style>
    <style:style style:name="P15" style:family="paragraph" style:parent-style-name="List_20_Paragraph">
      <style:paragraph-properties fo:margin-left="0cm" fo:margin-right="0cm" fo:text-align="justify" style:justify-single-word="false" fo:text-indent="0cm" style:auto-text-indent="false"/>
      <style:text-properties style:font-name="FreeSerif" fo:font-size="12pt" fo:font-style="normal" officeooo:paragraph-rsid="0046a863"/>
    </style:style>
    <style:style style:name="P16" style:family="paragraph" style:parent-style-name="List_20_Paragraph">
      <style:paragraph-properties fo:margin-left="0cm" fo:margin-right="0cm" fo:text-align="justify" style:justify-single-word="false" fo:text-indent="0cm" style:auto-text-indent="false"/>
      <style:text-properties style:font-name="FreeSerif" fo:font-size="12pt" fo:font-style="normal" officeooo:paragraph-rsid="0054c264"/>
    </style:style>
    <style:style style:name="P17" style:family="paragraph" style:parent-style-name="List_20_Paragraph">
      <style:paragraph-properties fo:margin-left="0cm" fo:margin-right="0cm" fo:text-align="justify" style:justify-single-word="false" fo:text-indent="0cm" style:auto-text-indent="false"/>
      <style:text-properties style:font-name="FreeSerif" fo:font-size="12pt" fo:font-style="normal" officeooo:paragraph-rsid="006e2db9"/>
    </style:style>
    <style:style style:name="P18" style:family="paragraph" style:parent-style-name="List_20_Paragraph">
      <style:paragraph-properties fo:margin-left="0cm" fo:margin-right="0cm" fo:text-align="justify" style:justify-single-word="false" fo:text-indent="0cm" style:auto-text-indent="false"/>
      <style:text-properties style:font-name="FreeSerif" fo:font-size="12pt" fo:font-weight="bold" officeooo:paragraph-rsid="0033b81f"/>
    </style:style>
    <style:style style:name="P19" style:family="paragraph" style:parent-style-name="List_20_Paragraph">
      <style:paragraph-properties fo:margin-left="0cm" fo:margin-right="0cm" fo:text-align="justify" style:justify-single-word="false" fo:text-indent="0cm" style:auto-text-indent="false"/>
      <style:text-properties style:font-name="FreeSerif" fo:font-size="12pt" fo:font-style="italic" officeooo:paragraph-rsid="0039ebdf" style:font-size-asian="12pt" style:font-style-asian="italic" style:font-size-complex="12pt" style:font-style-complex="italic"/>
    </style:style>
    <style:style style:name="P20" style:family="paragraph" style:parent-style-name="List_20_Paragraph">
      <style:paragraph-properties fo:margin-left="0cm" fo:margin-right="0cm" fo:text-align="justify" style:justify-single-word="false" fo:text-indent="0cm" style:auto-text-indent="false"/>
      <style:text-properties style:font-name="FreeSerif" fo:font-size="12pt" fo:font-style="italic" officeooo:paragraph-rsid="003fcedd" style:font-size-asian="12pt" style:font-style-asian="italic" style:font-size-complex="12pt" style:font-style-complex="italic"/>
    </style:style>
    <style:style style:name="P21" style:family="paragraph" style:parent-style-name="List_20_Paragraph">
      <style:paragraph-properties fo:margin-left="0cm" fo:margin-right="0cm" fo:text-align="justify" style:justify-single-word="false" fo:text-indent="0cm" style:auto-text-indent="false"/>
      <style:text-properties style:font-name="FreeSerif" fo:font-style="italic" officeooo:paragraph-rsid="00399999" style:font-style-asian="italic" style:font-style-complex="italic"/>
    </style:style>
    <style:style style:name="P22" style:family="paragraph" style:parent-style-name="List_20_Paragraph">
      <style:paragraph-properties fo:margin-left="0cm" fo:margin-right="0cm" fo:text-align="justify" style:justify-single-word="false" fo:text-indent="0cm" style:auto-text-indent="false"/>
      <style:text-properties style:text-underline-style="solid" style:text-underline-width="auto" style:text-underline-color="font-color" fo:font-weight="normal" officeooo:paragraph-rsid="000e76bc" style:font-weight-asian="normal" style:font-weight-complex="normal"/>
    </style:style>
    <style:style style:name="P23" style:family="paragraph" style:parent-style-name="List_20_Paragraph">
      <style:paragraph-properties fo:margin-left="0cm" fo:margin-right="0cm" fo:text-align="justify" style:justify-single-word="false" fo:text-indent="0cm" style:auto-text-indent="false"/>
      <style:text-properties fo:color="#24292e" style:font-name="FreeSerif" fo:font-size="12pt" fo:font-style="italic" fo:font-weight="normal" officeooo:paragraph-rsid="00414648" fo:background-color="#ffffff" style:font-name-asian="Times New Roman" style:font-size-asian="12pt" style:language-asian="en" style:country-asian="MY" style:font-style-asian="italic" style:font-weight-asian="normal" style:font-name-complex="Segoe UI" style:font-size-complex="12pt" style:language-complex="ta" style:country-complex="IN" style:font-style-complex="italic" style:font-weight-complex="normal"/>
    </style:style>
    <style:style style:name="P24" style:family="paragraph" style:parent-style-name="List_20_Paragraph">
      <style:paragraph-properties fo:margin-left="0cm" fo:margin-right="0cm" fo:text-align="justify" style:justify-single-word="false" fo:text-indent="0cm" style:auto-text-indent="false"/>
      <style:text-properties fo:font-variant="normal" fo:text-transform="none" fo:color="#222222" style:font-name="FreeSerif" fo:font-size="12pt" fo:letter-spacing="normal" fo:language="en" fo:country="IN" fo:font-style="normal" fo:font-weight="normal" officeooo:rsid="00106566" officeooo:paragraph-rsid="00106566" style:font-size-asian="12pt" style:font-name-complex="Times New Roman" style:font-size-complex="12pt"/>
    </style:style>
    <style:style style:name="P25" style:family="paragraph" style:parent-style-name="List_20_Paragraph">
      <style:paragraph-properties fo:margin-left="0cm" fo:margin-right="0cm" fo:text-align="justify" style:justify-single-word="false" fo:text-indent="0cm" style:auto-text-indent="false"/>
      <style:text-properties officeooo:paragraph-rsid="001dc0da"/>
    </style:style>
    <style:style style:name="P26" style:family="paragraph" style:parent-style-name="List_20_Paragraph">
      <style:paragraph-properties fo:margin-left="0cm" fo:margin-right="0cm" fo:text-align="justify" style:justify-single-word="false" fo:text-indent="0cm" style:auto-text-indent="false"/>
      <style:text-properties officeooo:paragraph-rsid="0039ebdf"/>
    </style:style>
    <style:style style:name="P27" style:family="paragraph" style:parent-style-name="List_20_Paragraph">
      <style:paragraph-properties fo:margin-left="0cm" fo:margin-right="0cm" fo:text-align="justify" style:justify-single-word="false" fo:text-indent="0cm" style:auto-text-indent="false"/>
      <style:text-properties officeooo:paragraph-rsid="003da550"/>
    </style:style>
    <style:style style:name="P28" style:family="paragraph" style:parent-style-name="List_20_Paragraph">
      <style:paragraph-properties fo:margin-left="0cm" fo:margin-right="0cm" fo:text-align="justify" style:justify-single-word="false" fo:text-indent="0cm" style:auto-text-indent="false"/>
      <style:text-properties officeooo:paragraph-rsid="00516341"/>
    </style:style>
    <style:style style:name="P29" style:family="paragraph" style:parent-style-name="List_20_Paragraph">
      <style:paragraph-properties fo:margin-left="0cm" fo:margin-right="0cm" fo:text-align="justify" style:justify-single-word="false" fo:text-indent="0cm" style:auto-text-indent="false"/>
      <style:text-properties officeooo:paragraph-rsid="00627e1f"/>
    </style:style>
    <style:style style:name="P30" style:family="paragraph" style:parent-style-name="List_20_Paragraph">
      <style:paragraph-properties fo:margin-left="0cm" fo:margin-right="0cm" fo:text-align="justify" style:justify-single-word="false" fo:text-indent="0cm" style:auto-text-indent="false"/>
      <style:text-properties officeooo:paragraph-rsid="0067163c"/>
    </style:style>
    <style:style style:name="P31" style:family="paragraph" style:parent-style-name="List_20_Paragraph">
      <style:paragraph-properties fo:margin-left="0cm" fo:margin-right="0cm" fo:text-align="justify" style:justify-single-word="false" fo:text-indent="0cm" style:auto-text-indent="false"/>
      <style:text-properties officeooo:paragraph-rsid="00693eaf"/>
    </style:style>
    <style:style style:name="P32" style:family="paragraph" style:parent-style-name="List_20_Paragraph">
      <style:paragraph-properties fo:margin-left="0cm" fo:margin-right="0cm" fo:text-align="justify" style:justify-single-word="false" fo:text-indent="0cm" style:auto-text-indent="false"/>
      <style:text-properties officeooo:paragraph-rsid="005260e1"/>
    </style:style>
    <style:style style:name="P33" style:family="paragraph" style:parent-style-name="List_20_Paragraph">
      <style:paragraph-properties fo:margin-left="0cm" fo:margin-right="0cm" fo:text-align="justify" style:justify-single-word="false" fo:text-indent="0cm" style:auto-text-indent="false"/>
      <style:text-properties officeooo:paragraph-rsid="005b2836"/>
    </style:style>
    <style:style style:name="P34" style:family="paragraph" style:parent-style-name="List_20_Paragraph">
      <style:paragraph-properties fo:margin-left="0cm" fo:margin-right="0cm" fo:text-align="justify" style:justify-single-word="false" fo:text-indent="0cm" style:auto-text-indent="false"/>
      <style:text-properties officeooo:paragraph-rsid="006c59e0"/>
    </style:style>
    <style:style style:name="P35" style:family="paragraph" style:parent-style-name="List_20_Paragraph">
      <style:paragraph-properties fo:margin-left="0cm" fo:margin-right="0cm" fo:text-align="justify" style:justify-single-word="false" fo:text-indent="0cm" style:auto-text-indent="false"/>
      <style:text-properties officeooo:paragraph-rsid="005d3b0f"/>
    </style:style>
    <style:style style:name="P36" style:family="paragraph" style:parent-style-name="List_20_Paragraph">
      <style:paragraph-properties fo:margin-left="0cm" fo:margin-right="0cm" fo:text-align="justify" style:justify-single-word="false" fo:text-indent="0cm" style:auto-text-indent="false"/>
      <style:text-properties officeooo:paragraph-rsid="006e2db9"/>
    </style:style>
    <style:style style:name="P37" style:family="paragraph" style:parent-style-name="List_20_Paragraph">
      <style:paragraph-properties fo:margin-left="0cm" fo:margin-right="0cm" fo:text-align="justify" style:justify-single-word="false" fo:text-indent="0cm" style:auto-text-indent="false"/>
      <style:text-properties officeooo:paragraph-rsid="007188a1"/>
    </style:style>
    <style:style style:name="P38" style:family="paragraph" style:parent-style-name="List_20_Paragraph">
      <style:paragraph-properties fo:margin-left="0cm" fo:margin-right="0cm" fo:text-align="justify" style:justify-single-word="false" fo:text-indent="0cm" style:auto-text-indent="false"/>
      <style:text-properties fo:color="#000000" officeooo:paragraph-rsid="000e76bc"/>
    </style:style>
    <style:style style:name="P39" style:family="paragraph" style:parent-style-name="Standard">
      <style:paragraph-properties fo:margin-left="0cm" fo:margin-right="0cm" fo:margin-top="0cm" fo:margin-bottom="0cm" style:contextual-spacing="false" style:line-height-at-least="0.529cm" fo:text-align="justify" style:justify-single-word="false" fo:text-indent="0cm" style:auto-text-indent="false"/>
      <style:text-properties officeooo:paragraph-rsid="0039ebdf"/>
    </style:style>
    <style:style style:name="P40" style:family="paragraph" style:parent-style-name="List_20_Paragraph">
      <style:paragraph-properties fo:margin-left="0cm" fo:margin-right="0cm" fo:margin-top="0cm" fo:margin-bottom="0cm" style:contextual-spacing="false" style:line-height-at-least="0.529cm" fo:text-align="justify" style:justify-single-word="false" fo:text-indent="0cm" style:auto-text-indent="false"/>
      <style:text-properties fo:color="#24292e" style:font-name="FreeSerif" fo:font-size="12pt" fo:language="en" fo:country="IN" fo:font-style="normal" officeooo:rsid="001dc0da" officeooo:paragraph-rsid="00414648" fo:background-color="#ffff00" style:font-name-asian="Times New Roman" style:font-size-asian="12pt" style:language-asian="en" style:country-asian="MY" style:font-style-asian="normal" style:font-name-complex="Times New Roman" style:font-size-complex="12pt" style:language-complex="ta" style:country-complex="IN" style:font-style-complex="normal"/>
    </style:style>
    <style:style style:name="P41" style:family="paragraph" style:parent-style-name="List_20_Paragraph">
      <style:paragraph-properties fo:margin-left="0cm" fo:margin-right="0cm" fo:margin-top="0cm" fo:margin-bottom="0cm" style:contextual-spacing="false" style:line-height-at-least="0.529cm" fo:text-align="justify" style:justify-single-word="false" fo:text-indent="0cm" style:auto-text-indent="false"/>
      <style:text-properties fo:color="#24292e" style:font-name="FreeSerif" fo:font-size="12pt" fo:language="en" fo:country="IN" fo:font-style="normal" officeooo:rsid="001dc0da" officeooo:paragraph-rsid="0046a863" fo:background-color="#ffff00" style:font-name-asian="Times New Roman" style:font-size-asian="12pt" style:language-asian="en" style:country-asian="MY" style:font-style-asian="normal" style:font-name-complex="Times New Roman" style:font-size-complex="12pt" style:language-complex="ta" style:country-complex="IN" style:font-style-complex="normal"/>
    </style:style>
    <style:style style:name="P42" style:family="paragraph" style:parent-style-name="List_20_Paragraph">
      <style:paragraph-properties fo:margin-left="0cm" fo:margin-right="0cm" fo:margin-top="0cm" fo:margin-bottom="0cm" style:contextual-spacing="false" style:line-height-at-least="0.529cm" fo:text-align="justify" style:justify-single-word="false" fo:text-indent="0cm" style:auto-text-indent="false"/>
      <style:text-properties fo:color="#24292e" style:font-name="FreeSerif" fo:font-size="12pt" fo:language="en" fo:country="IN" fo:font-style="normal" officeooo:rsid="001dc0da" officeooo:paragraph-rsid="0053d895" fo:background-color="#ffff00" style:font-name-asian="Times New Roman" style:font-size-asian="12pt" style:language-asian="en" style:country-asian="MY" style:font-style-asian="normal" style:font-name-complex="Times New Roman" style:font-size-complex="12pt" style:language-complex="ta" style:country-complex="IN" style:font-style-complex="normal"/>
    </style:style>
    <style:style style:name="P43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officeooo:paragraph-rsid="0039ebdf"/>
    </style:style>
    <style:style style:name="P44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officeooo:paragraph-rsid="00693eaf"/>
    </style:style>
    <style:style style:name="P45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officeooo:paragraph-rsid="006c59e0"/>
    </style:style>
    <style:style style:name="P46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officeooo:rsid="00399999" officeooo:paragraph-rsid="00399999"/>
    </style:style>
    <style:style style:name="P47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FreeSerif" fo:font-size="12pt" fo:language="en" fo:country="IN" fo:font-style="italic" fo:font-weight="bold" officeooo:rsid="0019ff6c" officeooo:paragraph-rsid="000e76bc" style:font-size-asian="12pt" style:font-style-asian="italic" style:font-weight-asian="bold" style:font-name-complex="Times New Roman" style:font-size-complex="12pt" style:font-style-complex="italic" style:font-weight-complex="bold"/>
    </style:style>
    <style:style style:name="P48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officeooo:rsid="005e6e17" officeooo:paragraph-rsid="005e6e17"/>
    </style:style>
    <style:style style:name="P49" style:family="paragraph" style:parent-style-name="List_20_Paragraph">
      <style:paragraph-properties fo:margin-left="1.27cm" fo:margin-right="0cm" fo:text-align="justify" style:justify-single-word="false" fo:text-indent="0cm" style:auto-text-indent="false"/>
      <style:text-properties style:font-name="FreeSerif" fo:font-style="italic" officeooo:paragraph-rsid="00222533" style:font-style-asian="italic" style:font-style-complex="italic"/>
    </style:style>
    <style:style style:name="P50" style:family="paragraph" style:parent-style-name="List_20_Paragraph">
      <style:paragraph-properties fo:margin-left="1.27cm" fo:margin-right="0cm" fo:text-align="justify" style:justify-single-word="false" fo:text-indent="0cm" style:auto-text-indent="false"/>
      <style:text-properties style:font-name="FreeSerif" fo:font-size="12pt" fo:font-style="normal" officeooo:rsid="00264206" officeooo:paragraph-rsid="00399999" style:font-size-asian="12pt" style:font-style-asian="normal" style:font-size-complex="12pt" style:font-style-complex="normal"/>
    </style:style>
    <style:style style:name="P51" style:family="paragraph" style:parent-style-name="Standard">
      <style:paragraph-properties fo:margin-left="1.27cm" fo:margin-right="0cm" fo:margin-top="0cm" fo:margin-bottom="0cm" style:contextual-spacing="false" style:line-height-at-least="0.529cm" fo:text-align="justify" style:justify-single-word="false" fo:text-indent="0cm" style:auto-text-indent="false"/>
      <style:text-properties fo:color="#24292e" style:font-name="FreeSerif" fo:font-size="12pt" fo:language="en" fo:country="IN" officeooo:rsid="001dc0da" officeooo:paragraph-rsid="0039ebdf" fo:background-color="#ffff00" style:font-name-asian="Times New Roman" style:font-size-asian="12pt" style:language-asian="en" style:country-asian="MY" style:font-name-complex="Times New Roman" style:font-size-complex="12pt" style:language-complex="ta" style:country-complex="IN"/>
    </style:style>
    <style:style style:name="P52" style:family="paragraph" style:parent-style-name="List_20_Paragraph">
      <style:paragraph-properties fo:text-align="justify" style:justify-single-word="false"/>
      <style:text-properties officeooo:paragraph-rsid="000e76bc"/>
    </style:style>
    <style:style style:name="P53" style:family="paragraph" style:parent-style-name="List_20_Paragraph">
      <style:paragraph-properties fo:text-align="justify" style:justify-single-word="false"/>
      <style:text-properties officeooo:paragraph-rsid="00368ef6"/>
    </style:style>
    <style:style style:name="P54" style:family="paragraph" style:parent-style-name="List_20_Paragraph">
      <style:paragraph-properties fo:text-align="justify" style:justify-single-word="false"/>
      <style:text-properties style:font-name="FreeSerif" fo:font-size="12pt" fo:language="en" fo:country="IN" officeooo:rsid="0019ff6c" officeooo:paragraph-rsid="000e76bc" style:font-size-asian="12pt" style:font-name-complex="Times New Roman" style:font-size-complex="12pt"/>
    </style:style>
    <style:style style:name="P55" style:family="paragraph" style:parent-style-name="List_20_Paragraph">
      <style:paragraph-properties fo:text-align="justify" style:justify-single-word="false"/>
      <style:text-properties style:font-name="FreeSerif" fo:font-size="12pt" fo:language="en" fo:country="IN" officeooo:paragraph-rsid="001dc0da" style:font-size-asian="12pt" style:font-name-complex="Times New Roman" style:font-size-complex="12pt"/>
    </style:style>
    <style:style style:name="P56" style:family="paragraph" style:parent-style-name="List_20_Paragraph">
      <style:paragraph-properties fo:text-align="justify" style:justify-single-word="false"/>
      <style:text-properties fo:color="#24292e" style:font-name="FreeSerif" fo:font-size="12pt" officeooo:paragraph-rsid="000e76bc" style:font-name-asian="Times New Roman" style:font-size-asian="12pt" style:language-asian="en" style:country-asian="MY" style:font-name-complex="Times New Roman" style:font-size-complex="12pt" style:language-complex="ta" style:country-complex="IN"/>
    </style:style>
    <style:style style:name="P57" style:family="paragraph" style:parent-style-name="List_20_Paragraph">
      <style:paragraph-properties fo:margin-left="2.54cm" fo:margin-right="0cm" fo:text-align="justify" style:justify-single-word="false" fo:text-indent="0cm" style:auto-text-indent="false"/>
      <style:text-properties style:font-name="FreeSerif" fo:font-size="12pt" fo:language="en" fo:country="IN" officeooo:paragraph-rsid="001dc0da" style:font-size-asian="12pt" style:font-name-complex="Times New Roman" style:font-size-complex="12pt"/>
    </style:style>
    <style:style style:name="P58" style:family="paragraph" style:parent-style-name="List_20_Paragraph">
      <style:paragraph-properties fo:margin-left="1.386cm" fo:margin-right="0cm" fo:text-align="justify" style:justify-single-word="false" fo:text-indent="0cm" style:auto-text-indent="false"/>
      <style:text-properties style:font-name="FreeSerif" fo:font-size="12pt" fo:language="en" fo:country="IN" fo:font-style="normal" style:text-underline-style="solid" style:text-underline-width="auto" style:text-underline-color="font-color" officeooo:rsid="00316e14" officeooo:paragraph-rsid="002f84cb" style:font-size-asian="12pt" style:font-style-asian="normal" style:font-name-complex="Times New Roman" style:font-size-complex="12pt" style:font-style-complex="normal"/>
    </style:style>
    <style:style style:name="P59" style:family="paragraph" style:parent-style-name="List_20_Paragraph">
      <style:paragraph-properties fo:margin-left="1.386cm" fo:margin-right="0cm" fo:text-align="justify" style:justify-single-word="false" fo:text-indent="0cm" style:auto-text-indent="false"/>
      <style:text-properties style:font-name="FreeSerif" fo:font-size="12pt" fo:language="en" fo:country="IN" fo:font-style="normal" style:text-underline-style="none" officeooo:rsid="002ce6fc" officeooo:paragraph-rsid="002f84cb" style:font-size-asian="12pt" style:font-style-asian="normal" style:font-name-complex="Times New Roman" style:font-size-complex="12pt" style:font-style-complex="normal"/>
    </style:style>
    <style:style style:name="P60" style:family="paragraph" style:parent-style-name="List_20_Paragraph">
      <style:paragraph-properties fo:margin-left="2.021cm" fo:margin-right="0cm" fo:text-align="justify" style:justify-single-word="false" fo:text-indent="0cm" style:auto-text-indent="false"/>
      <style:text-properties style:font-name="FreeSerif" fo:font-size="12pt" fo:language="en" fo:country="IN" style:text-underline-style="none" officeooo:rsid="00316e14" officeooo:paragraph-rsid="004f72ef" style:font-size-asian="12pt" style:font-name-complex="Times New Roman" style:font-size-complex="12pt"/>
    </style:style>
    <style:style style:name="P61" style:family="paragraph" style:parent-style-name="List_20_Paragraph">
      <style:paragraph-properties fo:margin-left="2.021cm" fo:margin-right="0cm" fo:text-align="justify" style:justify-single-word="false" fo:text-indent="0cm" style:auto-text-indent="false"/>
      <style:text-properties style:font-name="FreeSerif" officeooo:paragraph-rsid="00316e14"/>
    </style:style>
    <style:style style:name="P62" style:family="paragraph" style:parent-style-name="List_20_Paragraph" style:list-style-name="WWNum1">
      <style:paragraph-properties fo:text-align="justify" style:justify-single-word="false"/>
      <style:text-properties fo:color="#000000" style:font-name="FreeSerif" fo:font-size="12pt" fo:language="en" fo:country="IN" fo:font-weight="normal" officeooo:rsid="0019ff6c" officeooo:paragraph-rsid="000e76bc" style:font-size-asian="12pt" style:font-weight-asian="normal" style:font-name-complex="Times New Roman" style:font-size-complex="12pt" style:font-weight-complex="normal"/>
    </style:style>
    <style:style style:name="P63" style:family="paragraph" style:parent-style-name="List_20_Paragraph" style:list-style-name="WWNum9">
      <style:paragraph-properties fo:text-align="justify" style:justify-single-word="false"/>
      <style:text-properties fo:color="#000000" style:font-name="FreeSerif" fo:font-size="12pt" fo:font-style="italic" officeooo:rsid="0019ff6c" officeooo:paragraph-rsid="000e76bc" style:font-name-asian="Times New Roman" style:font-size-asian="12pt" style:language-asian="en" style:country-asian="MY" style:font-style-asian="italic" style:font-name-complex="Segoe UI" style:font-size-complex="12pt" style:language-complex="ta" style:country-complex="IN" style:font-style-complex="italic"/>
    </style:style>
    <style:style style:name="P64" style:family="paragraph" style:parent-style-name="List_20_Paragraph" style:list-style-name="WWNum1">
      <style:paragraph-properties fo:text-align="justify" style:justify-single-word="false"/>
      <style:text-properties fo:color="#000000" fo:font-style="italic" fo:font-weight="normal" officeooo:rsid="0019ff6c" officeooo:paragraph-rsid="000e76bc" style:font-style-asian="italic" style:font-weight-asian="normal" style:font-style-complex="italic" style:font-weight-complex="normal"/>
    </style:style>
    <style:style style:name="P65" style:family="paragraph" style:parent-style-name="List_20_Paragraph" style:list-style-name="WWNum9">
      <style:paragraph-properties fo:text-align="justify" style:justify-single-word="false"/>
      <style:text-properties fo:color="#000000" fo:font-style="normal" officeooo:rsid="0019ff6c" officeooo:paragraph-rsid="000e76bc" style:font-style-asian="normal" style:font-style-complex="normal"/>
    </style:style>
    <style:style style:name="P66" style:family="paragraph" style:parent-style-name="List_20_Paragraph" style:list-style-name="WWNum12">
      <style:paragraph-properties fo:text-align="justify" style:justify-single-word="false"/>
      <style:text-properties officeooo:rsid="002d880c" officeooo:paragraph-rsid="002d880c"/>
    </style:style>
    <style:style style:name="P67" style:family="paragraph" style:parent-style-name="List_20_Paragraph" style:list-style-name="WWNum12">
      <style:paragraph-properties fo:text-align="justify" style:justify-single-word="false"/>
      <style:text-properties fo:color="#24292e" style:font-name="FreeSerif" fo:font-size="12pt" fo:font-style="italic" officeooo:paragraph-rsid="002f84cb" style:font-name-asian="Times New Roman" style:font-size-asian="12pt" style:language-asian="en" style:country-asian="MY" style:font-style-asian="italic" style:font-name-complex="Segoe UI" style:font-size-complex="12pt" style:language-complex="ta" style:country-complex="IN" style:font-style-complex="italic"/>
    </style:style>
    <style:style style:name="P68" style:family="paragraph" style:parent-style-name="List_20_Paragraph" style:list-style-name="WWNum1">
      <style:paragraph-properties fo:margin-left="0cm" fo:margin-right="0cm" fo:text-align="justify" style:justify-single-word="false" fo:text-indent="0cm" style:auto-text-indent="false"/>
      <style:text-properties fo:font-weight="normal" officeooo:rsid="0018045c" officeooo:paragraph-rsid="00106566" style:font-weight-asian="normal" style:font-weight-complex="normal"/>
    </style:style>
    <style:style style:name="P69" style:family="paragraph" style:parent-style-name="List_20_Paragraph" style:list-style-name="WWNum1">
      <style:paragraph-properties fo:margin-left="0cm" fo:margin-right="0cm" fo:text-align="justify" style:justify-single-word="false" fo:text-indent="0cm" style:auto-text-indent="false"/>
      <style:text-properties fo:color="#000000" fo:font-style="italic" fo:font-weight="normal" officeooo:rsid="0018045c" officeooo:paragraph-rsid="00601493" style:font-style-asian="italic" style:font-weight-asian="normal" style:font-style-complex="italic" style:font-weight-complex="normal"/>
    </style:style>
    <style:style style:name="P70" style:family="paragraph" style:parent-style-name="List_20_Paragraph" style:list-style-name="WWNum9">
      <style:paragraph-properties fo:margin-left="0cm" fo:margin-right="0cm" fo:text-align="justify" style:justify-single-word="false" fo:text-indent="0cm" style:auto-text-indent="false"/>
      <style:text-properties fo:color="#000000" officeooo:paragraph-rsid="00601493"/>
    </style:style>
    <style:style style:name="P71" style:family="paragraph" style:parent-style-name="List_20_Paragraph" style:list-style-name="WWNum1">
      <style:paragraph-properties fo:margin-left="0cm" fo:margin-right="0cm" fo:text-align="justify" style:justify-single-word="false" fo:text-indent="0cm" style:auto-text-indent="false"/>
      <style:text-properties style:text-underline-style="solid" style:text-underline-width="auto" style:text-underline-color="font-color" officeooo:paragraph-rsid="000e76bc"/>
    </style:style>
    <style:style style:name="P72" style:family="paragraph" style:parent-style-name="List_20_Paragraph" style:list-style-name="WWNum1">
      <style:paragraph-properties fo:margin-left="0cm" fo:margin-right="0cm" fo:text-align="justify" style:justify-single-word="false" fo:text-indent="0cm" style:auto-text-indent="false"/>
      <style:text-properties style:font-name="FreeSerif" fo:font-size="12pt" fo:language="en" fo:country="IN" officeooo:rsid="0019ff6c" officeooo:paragraph-rsid="00143095" style:font-size-asian="12pt" style:font-name-complex="Times New Roman" style:font-size-complex="12pt"/>
    </style:style>
    <style:style style:name="P73" style:family="paragraph" style:parent-style-name="List_20_Paragraph">
      <style:paragraph-properties fo:margin-left="0cm" fo:margin-right="0cm" fo:text-align="justify" style:justify-single-word="false" fo:text-indent="0cm" style:auto-text-indent="false"/>
      <style:text-properties style:font-name="FreeSerif" fo:font-size="12pt" fo:language="en" fo:country="IN" fo:font-style="normal" officeooo:rsid="00187c89" officeooo:paragraph-rsid="00627e1f" style:font-size-asian="12pt" style:font-style-asian="normal" style:font-name-complex="Times New Roman" style:font-size-complex="12pt" style:font-style-complex="normal"/>
    </style:style>
    <style:style style:name="P74" style:family="paragraph" style:parent-style-name="List_20_Paragraph">
      <style:paragraph-properties fo:margin-left="0cm" fo:margin-right="0cm" fo:text-align="justify" style:justify-single-word="false" fo:text-indent="0cm" style:auto-text-indent="false"/>
      <style:text-properties style:font-name="FreeSerif" fo:font-size="12pt" fo:language="en" fo:country="IN" fo:font-style="normal" style:text-underline-style="solid" style:text-underline-width="auto" style:text-underline-color="font-color" officeooo:rsid="0023a207" officeooo:paragraph-rsid="0039ebdf" style:font-size-asian="12pt" style:font-style-asian="normal" style:font-name-complex="Times New Roman" style:font-size-complex="12pt" style:font-style-complex="normal"/>
    </style:style>
    <style:style style:name="P75" style:family="paragraph" style:parent-style-name="List_20_Paragraph" style:list-style-name="WWNum2">
      <style:paragraph-properties fo:margin-left="0cm" fo:margin-right="0cm" fo:text-align="justify" style:justify-single-word="false" fo:text-indent="0cm" style:auto-text-indent="false"/>
      <style:text-properties style:font-name="FreeSerif" fo:font-size="12pt" fo:language="en" fo:country="IN" fo:font-style="normal" style:text-underline-style="solid" style:text-underline-width="auto" style:text-underline-color="font-color" fo:font-weight="normal" officeooo:rsid="00316e14" officeooo:paragraph-rsid="00368ef6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P76" style:family="paragraph" style:parent-style-name="List_20_Paragraph" style:list-style-name="WWNum2">
      <style:paragraph-properties fo:margin-left="0cm" fo:margin-right="0cm" fo:text-align="justify" style:justify-single-word="false" fo:text-indent="0cm" style:auto-text-indent="false"/>
      <style:text-properties style:font-name="FreeSerif" fo:font-size="12pt" fo:language="en" fo:country="IN" fo:font-style="normal" style:text-underline-style="solid" style:text-underline-width="auto" style:text-underline-color="font-color" fo:font-weight="normal" officeooo:rsid="00316e14" officeooo:paragraph-rsid="00414648" fo:background-color="#ffffff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P77" style:family="paragraph" style:parent-style-name="List_20_Paragraph">
      <style:paragraph-properties fo:margin-left="0cm" fo:margin-right="0cm" fo:text-align="justify" style:justify-single-word="false" fo:text-indent="0cm" style:auto-text-indent="false"/>
      <style:text-properties style:font-name="FreeSerif" fo:font-size="12pt" fo:language="en" fo:country="IN" fo:font-style="normal" style:text-underline-style="none" fo:font-weight="normal" officeooo:rsid="003fcedd" officeooo:paragraph-rsid="003fcedd" fo:background-color="#ffffff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P78" style:family="paragraph" style:parent-style-name="List_20_Paragraph" style:list-style-name="WWNum9">
      <style:paragraph-properties fo:margin-left="0cm" fo:margin-right="0cm" fo:text-align="justify" style:justify-single-word="false" fo:text-indent="0cm" style:auto-text-indent="false"/>
      <style:text-properties style:font-name="FreeSerif" officeooo:paragraph-rsid="0067e39c"/>
    </style:style>
    <style:style style:name="P79" style:family="paragraph" style:parent-style-name="List_20_Paragraph">
      <style:paragraph-properties fo:margin-left="0cm" fo:margin-right="0cm" fo:text-align="justify" style:justify-single-word="false" fo:text-indent="0cm" style:auto-text-indent="false"/>
      <style:text-properties fo:font-variant="normal" fo:text-transform="none" fo:color="#000000" style:font-name="FreeSerif" fo:font-size="12pt" fo:letter-spacing="normal" fo:font-style="normal" fo:font-weight="normal" officeooo:rsid="002f84cb" officeooo:paragraph-rsid="0067163c" style:font-size-asian="12pt" style:font-size-complex="12pt"/>
    </style:style>
    <style:style style:name="P80" style:family="paragraph" style:parent-style-name="List_20_Paragraph">
      <style:paragraph-properties fo:margin-left="0cm" fo:margin-right="0cm" fo:text-align="justify" style:justify-single-word="false" fo:text-indent="0cm" style:auto-text-indent="false"/>
      <style:text-properties fo:font-variant="normal" fo:text-transform="none" fo:color="#000000" style:font-name="FreeSerif" fo:font-size="12pt" fo:letter-spacing="normal" fo:font-style="normal" fo:font-weight="normal" officeooo:paragraph-rsid="0033b81f" style:font-size-asian="12pt" style:font-size-complex="12pt"/>
    </style:style>
    <style:style style:name="P81" style:family="paragraph" style:parent-style-name="List_20_Paragraph" style:list-style-name="WWNum9">
      <style:paragraph-properties fo:margin-left="0cm" fo:margin-right="0cm" fo:text-align="justify" style:justify-single-word="false" fo:text-indent="0cm" style:auto-text-indent="false"/>
      <style:text-properties fo:font-variant="normal" fo:text-transform="none" fo:color="#000000" style:font-name="FreeSerif" fo:font-size="12pt" fo:letter-spacing="normal" fo:language="en" fo:country="IN" fo:font-style="italic" style:text-underline-style="none" fo:font-weight="normal" officeooo:rsid="00316e14" officeooo:paragraph-rsid="0067e39c" style:font-size-asian="12pt" style:font-style-asian="italic" style:font-name-complex="Times New Roman" style:font-size-complex="12pt" style:font-style-complex="italic"/>
    </style:style>
    <style:style style:name="P82" style:family="paragraph" style:parent-style-name="List_20_Paragraph">
      <style:paragraph-properties fo:margin-left="0cm" fo:margin-right="0cm" fo:text-align="justify" style:justify-single-word="false" fo:text-indent="0cm" style:auto-text-indent="false"/>
      <style:text-properties fo:font-variant="normal" fo:text-transform="none" fo:color="#24292e" style:font-name="FreeSerif" fo:font-size="12pt" fo:letter-spacing="normal" fo:font-style="normal" fo:font-weight="normal" officeooo:rsid="0046a863" officeooo:paragraph-rsid="0046a863" fo:background-color="#ffffff" style:font-name-asian="Times New Roman" style:font-size-asian="12pt" style:language-asian="en" style:country-asian="MY" style:font-style-asian="normal" style:font-weight-asian="normal" style:font-name-complex="Times New Roman" style:font-size-complex="12pt" style:language-complex="ta" style:country-complex="IN" style:font-style-complex="normal" style:font-weight-complex="normal"/>
    </style:style>
    <style:style style:name="P83" style:family="paragraph" style:parent-style-name="List_20_Paragraph" style:list-style-name="WWNum4">
      <style:paragraph-properties fo:margin-left="0cm" fo:margin-right="0cm" fo:text-align="justify" style:justify-single-word="false" fo:text-indent="0cm" style:auto-text-indent="false"/>
      <style:text-properties officeooo:paragraph-rsid="00633ba4"/>
    </style:style>
    <style:style style:name="P84" style:family="paragraph" style:parent-style-name="List_20_Paragraph" style:list-style-name="WWNum4">
      <style:paragraph-properties fo:margin-left="0cm" fo:margin-right="0cm" fo:text-align="justify" style:justify-single-word="false" fo:text-indent="0cm" style:auto-text-indent="false"/>
      <style:text-properties officeooo:paragraph-rsid="002f84cb"/>
    </style:style>
    <style:style style:name="P85" style:family="paragraph" style:parent-style-name="List_20_Paragraph" style:list-style-name="WWNum9">
      <style:paragraph-properties fo:margin-left="0cm" fo:margin-right="0cm" fo:text-align="justify" style:justify-single-word="false" fo:text-indent="0cm" style:auto-text-indent="false"/>
      <style:text-properties officeooo:paragraph-rsid="00693eaf"/>
    </style:style>
    <style:style style:name="P86" style:family="paragraph" style:parent-style-name="List_20_Paragraph" style:list-style-name="WWNum12">
      <style:paragraph-properties fo:margin-left="0cm" fo:margin-right="0cm" fo:text-align="justify" style:justify-single-word="false" fo:text-indent="0cm" style:auto-text-indent="false"/>
      <style:text-properties officeooo:paragraph-rsid="006c59e0"/>
    </style:style>
    <style:style style:name="P87" style:family="paragraph" style:parent-style-name="List_20_Paragraph">
      <style:paragraph-properties fo:margin-left="0cm" fo:margin-right="0cm" fo:text-align="justify" style:justify-single-word="false" fo:text-indent="0cm" style:auto-text-indent="false"/>
      <style:text-properties fo:color="#24292e" style:font-name="FreeSerif" fo:font-size="12pt" fo:language="en" fo:country="IN" fo:font-style="normal" style:text-underline-style="solid" style:text-underline-width="auto" style:text-underline-color="font-color" fo:font-weight="normal" officeooo:rsid="0023a207" officeooo:paragraph-rsid="003da550" fo:background-color="#ffffff" style:font-name-asian="Times New Roman" style:font-size-asian="12pt" style:language-asian="en" style:country-asian="MY" style:font-style-asian="normal" style:font-weight-asian="normal" style:font-name-complex="Times New Roman" style:font-size-complex="12pt" style:language-complex="ta" style:country-complex="IN" style:font-style-complex="normal" style:font-weight-complex="normal"/>
    </style:style>
    <style:style style:name="P88" style:family="paragraph" style:parent-style-name="List_20_Paragraph">
      <style:paragraph-properties fo:margin-left="0cm" fo:margin-right="0cm" fo:text-align="justify" style:justify-single-word="false" fo:text-indent="0cm" style:auto-text-indent="false"/>
      <style:text-properties fo:color="#24292e" style:font-name="FreeSerif" fo:font-size="12pt" fo:language="en" fo:country="IN" fo:font-style="normal" officeooo:rsid="00368ef6" officeooo:paragraph-rsid="00368ef6" fo:background-color="#ffffff" style:font-name-asian="Times New Roman" style:font-size-asian="12pt" style:language-asian="en" style:country-asian="MY" style:font-style-asian="normal" style:font-name-complex="Segoe UI" style:font-size-complex="12pt" style:language-complex="ta" style:country-complex="IN" style:font-style-complex="normal"/>
    </style:style>
    <style:style style:name="P89" style:family="paragraph" style:parent-style-name="List_20_Paragraph" style:list-style-name="WWNum2">
      <style:paragraph-properties fo:margin-left="0cm" fo:margin-right="0cm" fo:text-align="justify" style:justify-single-word="false" fo:text-indent="0cm" style:auto-text-indent="false"/>
      <style:text-properties fo:color="#24292e" style:font-name="FreeSerif" fo:font-size="12pt" fo:language="en" fo:country="IN" fo:font-style="normal" style:text-underline-style="none" fo:font-weight="normal" officeooo:rsid="0053d895" officeooo:paragraph-rsid="00414648" fo:background-color="#ffffff" style:font-name-asian="Times New Roman" style:font-size-asian="12pt" style:language-asian="en" style:country-asian="MY" style:font-style-asian="normal" style:font-weight-asian="normal" style:font-name-complex="Courier New" style:font-size-complex="12pt" style:language-complex="ta" style:country-complex="IN" style:font-style-complex="normal" style:font-weight-complex="normal"/>
    </style:style>
    <style:style style:name="P90" style:family="paragraph" style:parent-style-name="List_20_Paragraph" style:list-style-name="WWNum2">
      <style:paragraph-properties fo:margin-left="0cm" fo:margin-right="0cm" fo:text-align="justify" style:justify-single-word="false" fo:text-indent="0cm" style:auto-text-indent="false"/>
      <style:text-properties fo:color="#24292e" style:font-name="FreeSerif" fo:font-size="12pt" fo:font-style="normal" fo:font-weight="normal" officeooo:paragraph-rsid="00368ef6" style:font-name-asian="Times New Roman" style:font-size-asian="12pt" style:language-asian="en" style:country-asian="MY" style:font-style-asian="normal" style:font-weight-asian="normal" style:font-name-complex="Segoe UI" style:font-size-complex="12pt" style:language-complex="ta" style:country-complex="IN" style:font-style-complex="normal" style:font-weight-complex="normal"/>
    </style:style>
    <style:style style:name="P91" style:family="paragraph" style:parent-style-name="List_20_Paragraph">
      <style:paragraph-properties fo:margin-left="0cm" fo:margin-right="0cm" fo:text-align="justify" style:justify-single-word="false" fo:text-indent="0cm" style:auto-text-indent="false"/>
      <style:text-properties fo:color="#24292e" style:font-name="FreeSerif" fo:font-size="12pt" fo:font-style="normal" fo:font-weight="normal" officeooo:rsid="003a8d9a" officeooo:paragraph-rsid="003fcedd" style:font-name-asian="Times New Roman" style:font-size-asian="12pt" style:language-asian="en" style:country-asian="MY" style:font-style-asian="normal" style:font-weight-asian="normal" style:font-name-complex="Segoe UI" style:font-size-complex="12pt" style:language-complex="ta" style:country-complex="IN" style:font-style-complex="normal" style:font-weight-complex="normal"/>
    </style:style>
    <style:style style:name="P92" style:family="paragraph" style:parent-style-name="List_20_Paragraph" style:list-style-name="WWNum2">
      <style:paragraph-properties fo:margin-left="0cm" fo:margin-right="0cm" fo:text-align="justify" style:justify-single-word="false" fo:text-indent="0cm" style:auto-text-indent="false"/>
      <style:text-properties fo:font-style="normal" fo:font-weight="normal" officeooo:paragraph-rsid="00368ef6" style:font-style-asian="normal" style:font-weight-asian="normal" style:font-style-complex="normal" style:font-weight-complex="normal"/>
    </style:style>
    <style:style style:name="P93" style:family="paragraph" style:parent-style-name="List_20_Paragraph">
      <style:paragraph-properties fo:margin-left="1.27cm" fo:margin-right="0cm" fo:margin-top="0cm" fo:margin-bottom="0cm" style:contextual-spacing="false" style:line-height-at-least="0.529cm" fo:text-align="justify" style:justify-single-word="false" fo:text-indent="0cm" style:auto-text-indent="false"/>
      <style:text-properties fo:color="#24292e" style:font-name="FreeSerif" fo:font-size="12pt" fo:language="en" fo:country="IN" fo:font-style="normal" fo:font-weight="bold" officeooo:rsid="001dc0da" officeooo:paragraph-rsid="00399999" fo:background-color="#ffffff" style:font-name-asian="Times New Roman" style:font-size-asian="12pt" style:language-asian="en" style:country-asian="MY" style:font-style-asian="normal" style:font-weight-asian="bold" style:font-name-complex="Segoe UI" style:font-size-complex="12pt" style:language-complex="ta" style:country-complex="IN" style:font-style-complex="normal" style:font-weight-complex="bold"/>
    </style:style>
    <style:style style:name="P94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FreeSerif" fo:font-weight="bold" officeooo:rsid="005e6e17" officeooo:paragraph-rsid="005e6e17" style:font-weight-asian="bold" style:font-weight-complex="bold"/>
    </style:style>
    <style:style style:name="P95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24292e" style:font-name="FreeSerif" fo:font-size="12pt" fo:font-style="normal" fo:font-weight="normal" officeooo:rsid="0039ab81" officeooo:paragraph-rsid="0039e350" style:font-name-asian="Times New Roman" style:font-size-asian="12pt" style:language-asian="en" style:country-asian="MY" style:font-style-asian="normal" style:font-weight-asian="normal" style:font-name-complex="Segoe UI" style:font-size-complex="12pt" style:language-complex="ta" style:country-complex="IN" style:font-style-complex="normal" style:font-weight-complex="normal"/>
    </style:style>
    <style:style style:name="T1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2" style:family="text">
      <style:text-properties fo:font-style="normal" style:text-underline-style="solid" style:text-underline-width="auto" style:text-underline-color="font-color" officeooo:rsid="000e76bc" style:font-style-asian="normal" style:font-style-complex="normal"/>
    </style:style>
    <style:style style:name="T3" style:family="text">
      <style:text-properties fo:font-style="normal" style:text-underline-style="solid" style:text-underline-width="auto" style:text-underline-color="font-color" officeooo:rsid="0019ff6c" style:font-style-asian="normal" style:font-style-complex="normal"/>
    </style:style>
    <style:style style:name="T4" style:family="text">
      <style:text-properties fo:font-style="normal" style:text-underline-style="solid" style:text-underline-width="auto" style:text-underline-color="font-color" officeooo:rsid="001345f6" style:font-style-asian="normal" style:font-style-complex="normal"/>
    </style:style>
    <style:style style:name="T5" style:family="text">
      <style:text-properties fo:font-style="normal" style:text-underline-style="solid" style:text-underline-width="auto" style:text-underline-color="font-color" officeooo:rsid="00190d78" style:font-style-asian="normal" style:font-style-complex="normal"/>
    </style:style>
    <style:style style:name="T6" style:family="text">
      <style:text-properties fo:font-style="normal" style:text-underline-style="solid" style:text-underline-width="auto" style:text-underline-color="font-color" officeooo:rsid="00601493" style:font-style-asian="normal" style:font-style-complex="normal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officeooo:rsid="00187c89" style:font-style-asian="normal" style:font-style-complex="normal"/>
    </style:style>
    <style:style style:name="T9" style:family="text">
      <style:text-properties fo:font-style="normal" officeooo:rsid="002ce6fc" style:font-style-asian="normal" style:font-style-complex="normal"/>
    </style:style>
    <style:style style:name="T10" style:family="text">
      <style:text-properties fo:font-style="normal" officeooo:rsid="00414648" style:font-style-asian="normal" style:font-style-complex="normal"/>
    </style:style>
    <style:style style:name="T11" style:family="text">
      <style:text-properties fo:font-style="normal" officeooo:rsid="00601493" style:font-style-asian="normal" style:font-style-complex="normal"/>
    </style:style>
    <style:style style:name="T12" style:family="text">
      <style:text-properties fo:font-style="normal" fo:font-weight="normal" style:font-style-asian="normal" style:font-weight-asian="normal" style:font-name-complex="Courier New" style:font-style-complex="normal" style:font-weight-complex="normal"/>
    </style:style>
    <style:style style:name="T13" style:family="text">
      <style:text-properties fo:font-style="normal" fo:font-weight="normal" officeooo:rsid="0023a207" style:font-style-asian="normal" style:font-weight-asian="normal" style:font-name-complex="Courier New" style:font-style-complex="normal" style:font-weight-complex="normal"/>
    </style:style>
    <style:style style:name="T14" style:family="text">
      <style:text-properties style:font-name="FreeSerif" fo:font-size="12pt" fo:language="en" fo:country="IN" fo:font-weight="bold" officeooo:rsid="0019ff6c" style:font-size-asian="12pt" style:font-weight-asian="bold" style:font-name-complex="Times New Roman" style:font-size-complex="12pt" style:font-weight-complex="bold"/>
    </style:style>
    <style:style style:name="T15" style:family="text">
      <style:text-properties style:font-name="FreeSerif" fo:font-size="12pt" fo:language="en" fo:country="IN" style:font-size-asian="12pt" style:font-name-complex="Times New Roman" style:font-size-complex="12pt"/>
    </style:style>
    <style:style style:name="T16" style:family="text">
      <style:text-properties style:font-name="FreeSerif" fo:font-size="12pt" fo:language="en" fo:country="IN" officeooo:rsid="0019ff6c" style:font-size-asian="12pt" style:font-name-complex="Times New Roman" style:font-size-complex="12pt"/>
    </style:style>
    <style:style style:name="T17" style:family="text">
      <style:text-properties style:font-name="FreeSerif" fo:font-size="12pt" fo:language="en" fo:country="IN" officeooo:rsid="00106566" style:font-size-asian="12pt" style:font-name-complex="Times New Roman" style:font-size-complex="12pt"/>
    </style:style>
    <style:style style:name="T18" style:family="text">
      <style:text-properties style:font-name="FreeSerif" fo:font-size="12pt" fo:language="en" fo:country="IN" officeooo:rsid="00112019" style:font-size-asian="12pt" style:font-name-complex="Times New Roman" style:font-size-complex="12pt"/>
    </style:style>
    <style:style style:name="T19" style:family="text">
      <style:text-properties style:font-name="FreeSerif" fo:font-size="12pt" fo:language="en" fo:country="IN" officeooo:rsid="0012aa01" style:font-size-asian="12pt" style:font-name-complex="Times New Roman" style:font-size-complex="12pt"/>
    </style:style>
    <style:style style:name="T20" style:family="text">
      <style:text-properties style:font-name="FreeSerif" fo:font-size="12pt" fo:language="en" fo:country="IN" officeooo:rsid="00440978" style:font-size-asian="12pt" style:font-name-complex="Times New Roman" style:font-size-complex="12pt"/>
    </style:style>
    <style:style style:name="T21" style:family="text">
      <style:text-properties style:font-name="FreeSerif" fo:font-size="12pt" fo:language="en" fo:country="IN" officeooo:rsid="002ce6fc" style:font-size-asian="12pt" style:font-size-complex="12pt"/>
    </style:style>
    <style:style style:name="T22" style:family="text">
      <style:text-properties style:font-name="FreeSerif" fo:font-size="12pt" fo:language="en" fo:country="IN" fo:background-color="#ffffff" loext:char-shading-value="0" style:font-size-asian="12pt" style:font-name-complex="Times New Roman" style:font-size-complex="12pt"/>
    </style:style>
    <style:style style:name="T23" style:family="text">
      <style:text-properties style:font-name="FreeSerif" fo:font-size="12pt" fo:language="en" fo:country="IN" officeooo:rsid="00106566" fo:background-color="#ffffff" loext:char-shading-value="0" style:font-size-asian="12pt" style:font-name-complex="Times New Roman" style:font-size-complex="12pt"/>
    </style:style>
    <style:style style:name="T24" style:family="text">
      <style:text-properties style:font-name="FreeSerif" fo:font-size="12pt" fo:language="en" fo:country="IN" officeooo:rsid="0019ff6c" fo:background-color="#ffffff" loext:char-shading-value="0" style:font-size-asian="12pt" style:font-name-complex="Times New Roman" style:font-size-complex="12pt"/>
    </style:style>
    <style:style style:name="T25" style:family="text">
      <style:text-properties style:font-name="FreeSerif" fo:font-size="12pt" fo:language="en" fo:country="IN" officeooo:rsid="00440978" fo:background-color="#ffffff" loext:char-shading-value="0" style:font-size-asian="12pt" style:font-name-complex="Times New Roman" style:font-size-complex="12pt"/>
    </style:style>
    <style:style style:name="T26" style:family="text">
      <style:text-properties style:font-name="FreeSerif" fo:font-size="12pt" fo:language="en" fo:country="IN" style:font-name-asian="Times New Roman" style:font-size-asian="12pt" style:language-asian="en" style:country-asian="MY" style:font-name-complex="Segoe UI" style:font-size-complex="12pt" style:language-complex="ta" style:country-complex="IN"/>
    </style:style>
    <style:style style:name="T27" style:family="text">
      <style:text-properties style:font-name="FreeSerif" fo:font-size="12pt" fo:language="en" fo:country="IN" officeooo:rsid="0019ff6c" style:font-name-asian="Times New Roman" style:font-size-asian="12pt" style:language-asian="en" style:country-asian="MY" style:font-name-complex="Segoe UI" style:font-size-complex="12pt" style:language-complex="ta" style:country-complex="IN"/>
    </style:style>
    <style:style style:name="T28" style:family="text">
      <style:text-properties style:font-name="FreeSerif" fo:font-size="12pt" fo:language="en" fo:country="IN" fo:font-weight="normal" style:font-size-asian="12pt" style:font-weight-asian="normal" style:font-name-complex="Times New Roman" style:font-size-complex="12pt" style:font-weight-complex="normal"/>
    </style:style>
    <style:style style:name="T29" style:family="text">
      <style:text-properties style:font-name="FreeSerif" fo:font-size="12pt" fo:language="en" fo:country="IN" fo:font-weight="normal" officeooo:rsid="00112019" style:font-size-asian="12pt" style:font-weight-asian="normal" style:font-name-complex="Times New Roman" style:font-size-complex="12pt" style:font-weight-complex="normal"/>
    </style:style>
    <style:style style:name="T30" style:family="text">
      <style:text-properties style:font-name="FreeSerif" fo:font-size="12pt" fo:language="en" fo:country="IN" fo:font-weight="normal" officeooo:rsid="0033b81f" style:font-size-asian="12pt" style:font-weight-asian="normal" style:font-name-complex="Times New Roman" style:font-size-complex="12pt" style:font-weight-complex="normal"/>
    </style:style>
    <style:style style:name="T31" style:family="text">
      <style:text-properties style:font-name="FreeSerif" fo:font-size="12pt" fo:language="en" fo:country="IN" fo:font-weight="normal" officeooo:rsid="004af29a" style:font-size-asian="12pt" style:font-weight-asian="normal" style:font-name-complex="Times New Roman" style:font-size-complex="12pt" style:font-weight-complex="normal"/>
    </style:style>
    <style:style style:name="T32" style:family="text">
      <style:text-properties style:font-name="FreeSerif" fo:font-size="12pt" fo:language="en" fo:country="IN" fo:font-style="normal" style:font-name-asian="Times New Roman" style:font-size-asian="12pt" style:language-asian="en" style:country-asian="MY" style:font-style-asian="normal" style:font-name-complex="Segoe UI" style:font-size-complex="12pt" style:language-complex="ta" style:country-complex="IN" style:font-style-complex="normal"/>
    </style:style>
    <style:style style:name="T33" style:family="text">
      <style:text-properties style:font-name="FreeSerif" fo:font-size="12pt" fo:language="en" fo:country="IN" fo:font-style="normal" fo:font-weight="bold" style:font-name-asian="Times New Roman" style:font-size-asian="12pt" style:language-asian="en" style:country-asian="MY" style:font-style-asian="normal" style:font-weight-asian="bold" style:font-name-complex="Segoe UI" style:font-size-complex="12pt" style:language-complex="ta" style:country-complex="IN" style:font-style-complex="normal" style:font-weight-complex="bold"/>
    </style:style>
    <style:style style:name="T34" style:family="text">
      <style:text-properties style:font-name="FreeSerif" fo:font-size="12pt" fo:language="en" fo:country="IN" fo:font-style="normal" fo:font-weight="normal" officeooo:rsid="006e2db9" fo:background-color="#ffffff" loext:char-shading-value="0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35" style:family="text">
      <style:text-properties style:font-name="FreeSerif" fo:font-size="12pt" fo:language="en" fo:country="IN" fo:font-style="normal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36" style:family="text">
      <style:text-properties style:font-name="FreeSerif" fo:font-size="12pt" fo:language="en" fo:country="IN" fo:font-style="normal" fo:font-weight="normal" officeooo:rsid="005d3b0f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37" style:family="text">
      <style:text-properties style:font-name="FreeSerif" fo:font-size="12pt" fo:language="en" fo:country="IN" fo:font-style="normal" fo:font-weight="normal" officeooo:rsid="006e2db9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38" style:family="text">
      <style:text-properties style:font-name="FreeSerif" fo:font-size="12pt" fo:language="en" fo:country="IN" fo:font-style="normal" fo:font-weight="normal" officeooo:rsid="006eebdf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39" style:family="text">
      <style:text-properties style:font-name="FreeSerif" fo:font-size="12pt" fo:language="en" fo:country="IN" fo:font-style="normal" style:text-underline-style="none" officeooo:rsid="0039ebdf" style:font-size-asian="12pt" style:font-style-asian="normal" style:font-name-complex="Times New Roman" style:font-size-complex="12pt" style:font-style-complex="normal"/>
    </style:style>
    <style:style style:name="T40" style:family="text">
      <style:text-properties style:font-name="FreeSerif" fo:font-size="12pt" fo:language="en" fo:country="IN" fo:font-style="normal" style:text-underline-style="none" fo:font-weight="normal" officeooo:rsid="002ce6fc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41" style:family="text">
      <style:text-properties style:font-name="FreeSerif" fo:font-size="12pt" fo:language="en" fo:country="IN" fo:font-style="normal" style:text-underline-style="none" fo:font-weight="normal" officeooo:rsid="0023a207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42" style:family="text">
      <style:text-properties style:font-name="FreeSerif" fo:font-size="12pt" fo:language="en" fo:country="IN" fo:font-style="normal" style:text-underline-style="none" fo:font-weight="normal" officeooo:rsid="004bf157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43" style:family="text">
      <style:text-properties style:font-name="FreeSerif" fo:font-size="12pt" fo:language="en" fo:country="IN" fo:font-style="normal" style:text-underline-style="solid" style:text-underline-width="auto" style:text-underline-color="font-color" officeooo:rsid="002ce6fc" style:font-size-asian="12pt" style:font-style-asian="normal" style:font-name-complex="Times New Roman" style:font-size-complex="12pt" style:font-style-complex="normal"/>
    </style:style>
    <style:style style:name="T44" style:family="text">
      <style:text-properties style:font-name="FreeSerif" fo:font-size="12pt" fo:language="en" fo:country="IN" fo:font-style="normal" style:text-underline-style="solid" style:text-underline-width="auto" style:text-underline-color="font-color" officeooo:rsid="002f84cb" style:font-size-asian="12pt" style:font-style-asian="normal" style:font-name-complex="Times New Roman" style:font-size-complex="12pt" style:font-style-complex="normal"/>
    </style:style>
    <style:style style:name="T45" style:family="text">
      <style:text-properties style:font-name="FreeSerif" fo:font-size="12pt" fo:language="en" fo:country="IN" fo:font-style="normal" style:text-underline-style="solid" style:text-underline-width="auto" style:text-underline-color="font-color" officeooo:rsid="00601493" style:font-size-asian="12pt" style:font-style-asian="normal" style:font-name-complex="Times New Roman" style:font-size-complex="12pt" style:font-style-complex="normal"/>
    </style:style>
    <style:style style:name="T46" style:family="text">
      <style:text-properties style:font-name="FreeSerif" fo:font-size="12pt" fo:language="en" fo:country="IN" fo:font-style="italic" fo:font-weight="bold" fo:background-color="#ffffff" loext:char-shading-value="0" style:font-size-asian="12pt" style:font-style-asian="italic" style:font-weight-asian="bold" style:font-name-complex="Times New Roman" style:font-size-complex="12pt" style:font-style-complex="italic" style:font-weight-complex="bold"/>
    </style:style>
    <style:style style:name="T47" style:family="text">
      <style:text-properties style:font-name="FreeSerif" fo:font-size="12pt" fo:language="en" fo:country="IN" fo:font-style="italic" fo:font-weight="normal" fo:background-color="#ffffff" loext:char-shading-value="0" style:font-size-asian="12pt" style:font-style-asian="italic" style:font-weight-asian="normal" style:font-name-complex="Times New Roman" style:font-size-complex="12pt" style:font-style-complex="italic" style:font-weight-complex="normal"/>
    </style:style>
    <style:style style:name="T48" style:family="text">
      <style:text-properties style:font-name="FreeSerif" fo:font-size="12pt" fo:language="en" fo:country="IN" fo:font-style="italic" style:text-underline-style="none" fo:font-weight="normal" officeooo:rsid="002f84cb" style:font-size-asian="12pt" style:font-style-asian="italic" style:font-weight-asian="normal" style:font-name-complex="Times New Roman" style:font-size-complex="12pt" style:font-style-complex="italic" style:font-weight-complex="normal"/>
    </style:style>
    <style:style style:name="T49" style:family="text">
      <style:text-properties style:font-name="FreeSerif" fo:font-size="12pt" fo:language="en" fo:country="IN" fo:font-style="italic" style:text-underline-style="none" fo:font-weight="normal" officeooo:rsid="004bf157" style:font-size-asian="12pt" style:font-style-asian="italic" style:font-weight-asian="normal" style:font-name-complex="Times New Roman" style:font-size-complex="12pt" style:font-style-complex="italic" style:font-weight-complex="normal"/>
    </style:style>
    <style:style style:name="T50" style:family="text">
      <style:text-properties style:font-name="FreeSerif" fo:font-size="12pt" fo:language="en" fo:country="IN" fo:font-style="italic" style:text-underline-style="none" officeooo:rsid="0039ebdf" style:font-size-asian="12pt" style:font-style-asian="italic" style:font-name-complex="Times New Roman" style:font-size-complex="12pt" style:font-style-complex="italic"/>
    </style:style>
    <style:style style:name="T51" style:family="text">
      <style:text-properties style:font-name="FreeSerif" fo:font-size="12pt" fo:language="en" fo:country="IN" style:text-underline-style="solid" style:text-underline-width="auto" style:text-underline-color="font-color" fo:font-weight="bold" officeooo:rsid="0034af1e" style:font-size-asian="12pt" style:font-weight-asian="bold" style:font-name-complex="Times New Roman" style:font-size-complex="12pt" style:font-weight-complex="bold"/>
    </style:style>
    <style:style style:name="T52" style:family="text">
      <style:text-properties style:font-name="FreeSerif" fo:font-size="12pt" fo:language="en" fo:country="IN" style:text-underline-style="solid" style:text-underline-width="auto" style:text-underline-color="font-color" fo:font-weight="bold" officeooo:rsid="0033b81f" style:font-size-asian="12pt" style:font-weight-asian="bold" style:font-name-complex="Times New Roman" style:font-size-complex="12pt" style:font-weight-complex="bold"/>
    </style:style>
    <style:style style:name="T53" style:family="text">
      <style:text-properties style:font-name="FreeSerif" fo:font-size="12pt" fo:font-style="italic" style:font-name-asian="Times New Roman" style:font-size-asian="12pt" style:language-asian="en" style:country-asian="MY" style:font-style-asian="italic" style:font-name-complex="Segoe UI" style:font-size-complex="12pt" style:language-complex="ta" style:country-complex="IN" style:font-style-complex="italic"/>
    </style:style>
    <style:style style:name="T54" style:family="text">
      <style:text-properties style:font-name="FreeSerif" fo:font-size="12pt" fo:font-style="italic" officeooo:rsid="0012aa01" style:font-name-asian="Times New Roman" style:font-size-asian="12pt" style:language-asian="en" style:country-asian="MY" style:font-style-asian="italic" style:font-name-complex="Segoe UI" style:font-size-complex="12pt" style:language-complex="ta" style:country-complex="IN" style:font-style-complex="italic"/>
    </style:style>
    <style:style style:name="T55" style:family="text">
      <style:text-properties style:font-name="FreeSerif" fo:font-size="12pt" fo:font-style="italic" fo:font-weight="bold" fo:background-color="#ffffff" loext:char-shading-value="0" style:font-name-asian="Times New Roman" style:font-size-asian="12pt" style:language-asian="en" style:country-asian="MY" style:font-style-asian="italic" style:font-weight-asian="bold" style:font-name-complex="Segoe UI" style:font-size-complex="12pt" style:language-complex="ta" style:country-complex="IN" style:font-style-complex="italic" style:font-weight-complex="bold"/>
    </style:style>
    <style:style style:name="T56" style:family="text">
      <style:text-properties style:font-name="FreeSerif" fo:font-size="12pt" fo:font-style="italic" fo:font-weight="bold" officeooo:rsid="002f84cb" fo:background-color="#ffffff" loext:char-shading-value="0" style:font-name-asian="Times New Roman" style:font-size-asian="12pt" style:language-asian="en" style:country-asian="MY" style:font-style-asian="italic" style:font-weight-asian="bold" style:font-name-complex="Segoe UI" style:font-size-complex="12pt" style:language-complex="ta" style:country-complex="IN" style:font-style-complex="italic" style:font-weight-complex="bold"/>
    </style:style>
    <style:style style:name="T57" style:family="text">
      <style:text-properties style:font-name="FreeSerif" fo:font-size="12pt" fo:font-style="italic" fo:font-weight="bold" style:font-name-asian="Times New Roman" style:font-size-asian="12pt" style:language-asian="en" style:country-asian="MY" style:font-style-asian="italic" style:font-weight-asian="bold" style:font-name-complex="Segoe UI" style:font-size-complex="12pt" style:language-complex="ta" style:country-complex="IN" style:font-style-complex="italic" style:font-weight-complex="bold"/>
    </style:style>
    <style:style style:name="T58" style:family="text">
      <style:text-properties style:font-name="FreeSerif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59" style:family="text">
      <style:text-properties style:font-name="FreeSerif" fo:font-size="12pt" fo:font-style="italic" fo:font-weight="normal" officeooo:rsid="002f84cb" fo:background-color="#ffffff" loext:char-shading-value="0" style:font-name-asian="Times New Roman" style:font-size-asian="12pt" style:language-asian="en" style:country-asian="MY" style:font-style-asian="italic" style:font-weight-asian="normal" style:font-name-complex="Segoe UI" style:font-size-complex="12pt" style:language-complex="ta" style:country-complex="IN" style:font-style-complex="italic" style:font-weight-complex="normal"/>
    </style:style>
    <style:style style:name="T60" style:family="text">
      <style:text-properties style:font-name="FreeSerif" fo:font-size="12pt" fo:font-style="italic" fo:font-weight="normal" officeooo:rsid="00440978" fo:background-color="#ffffff" loext:char-shading-value="0" style:font-name-asian="Times New Roman" style:font-size-asian="12pt" style:language-asian="en" style:country-asian="MY" style:font-style-asian="italic" style:font-weight-asian="normal" style:font-name-complex="Segoe UI" style:font-size-complex="12pt" style:language-complex="ta" style:country-complex="IN" style:font-style-complex="italic" style:font-weight-complex="normal"/>
    </style:style>
    <style:style style:name="T61" style:family="text">
      <style:text-properties style:font-name="FreeSerif" fo:font-size="12pt" fo:font-style="italic" style:font-size-asian="12pt" style:font-style-asian="italic" style:font-size-complex="12pt" style:font-style-complex="italic"/>
    </style:style>
    <style:style style:name="T62" style:family="text">
      <style:text-properties style:font-name="FreeSerif" fo:font-size="12pt" fo:font-style="italic" officeooo:rsid="0039ebdf" style:font-size-asian="12pt" style:font-style-asian="italic" style:font-size-complex="12pt" style:font-style-complex="italic"/>
    </style:style>
    <style:style style:name="T63" style:family="text">
      <style:text-properties style:font-name="FreeSerif" fo:font-size="12pt" style:font-name-asian="Times New Roman" style:font-size-asian="12pt" style:language-asian="en" style:country-asian="MY" style:font-name-complex="Times New Roman" style:font-size-complex="12pt" style:language-complex="ta" style:country-complex="IN"/>
    </style:style>
    <style:style style:name="T64" style:family="text">
      <style:text-properties style:font-name="FreeSerif" fo:font-size="12pt" officeooo:rsid="0019ff6c" style:font-name-asian="Times New Roman" style:font-size-asian="12pt" style:language-asian="en" style:country-asian="MY" style:font-name-complex="Times New Roman" style:font-size-complex="12pt" style:language-complex="ta" style:country-complex="IN"/>
    </style:style>
    <style:style style:name="T65" style:family="text">
      <style:text-properties style:font-name="FreeSerif" fo:font-size="12pt" officeooo:rsid="001345f6" style:font-name-asian="Times New Roman" style:font-size-asian="12pt" style:language-asian="en" style:country-asian="MY" style:font-name-complex="Times New Roman" style:font-size-complex="12pt" style:language-complex="ta" style:country-complex="IN"/>
    </style:style>
    <style:style style:name="T66" style:family="text">
      <style:text-properties style:font-name="FreeSerif" fo:font-size="12pt" style:font-name-asian="Times New Roman" style:font-size-asian="12pt" style:language-asian="en" style:country-asian="MY" style:font-name-complex="Segoe UI" style:font-size-complex="12pt" style:language-complex="ta" style:country-complex="IN"/>
    </style:style>
    <style:style style:name="T67" style:family="text">
      <style:text-properties style:font-name="FreeSerif" fo:font-size="12pt" officeooo:rsid="0019ff6c" style:font-name-asian="Times New Roman" style:font-size-asian="12pt" style:language-asian="en" style:country-asian="MY" style:font-name-complex="Segoe UI" style:font-size-complex="12pt" style:language-complex="ta" style:country-complex="IN"/>
    </style:style>
    <style:style style:name="T68" style:family="text">
      <style:text-properties style:font-name="FreeSerif" fo:font-size="12pt" fo:font-weight="bold" style:font-name-asian="Times New Roman" style:font-size-asian="12pt" style:language-asian="en" style:country-asian="MY" style:font-weight-asian="bold" style:font-name-complex="Segoe UI" style:font-size-complex="12pt" style:language-complex="ta" style:country-complex="IN" style:font-weight-complex="bold"/>
    </style:style>
    <style:style style:name="T69" style:family="text">
      <style:text-properties style:font-name="FreeSerif" fo:font-size="12pt" fo:font-weight="bold" officeooo:rsid="0012fce1" style:font-name-asian="Times New Roman" style:font-size-asian="12pt" style:language-asian="en" style:country-asian="MY" style:font-weight-asian="bold" style:font-name-complex="Segoe UI" style:font-size-complex="12pt" style:language-complex="ta" style:country-complex="IN" style:font-weight-complex="bold"/>
    </style:style>
    <style:style style:name="T70" style:family="text">
      <style:text-properties style:font-name="FreeSerif" fo:font-size="12pt" fo:font-weight="bold" style:font-size-asian="12pt" style:font-weight-asian="bold" style:font-size-complex="12pt" style:font-weight-complex="bold"/>
    </style:style>
    <style:style style:name="T71" style:family="text">
      <style:text-properties style:font-name="FreeSerif" fo:font-size="12pt" fo:font-weight="bold" officeooo:rsid="0026ff32" style:font-size-asian="12pt" style:font-weight-asian="bold" style:font-size-complex="12pt" style:font-weight-complex="bold"/>
    </style:style>
    <style:style style:name="T72" style:family="text">
      <style:text-properties style:font-name="FreeSerif" fo:font-size="12pt" fo:font-style="normal" style:font-size-asian="12pt" style:font-style-asian="normal" style:font-size-complex="12pt" style:font-style-complex="normal"/>
    </style:style>
    <style:style style:name="T73" style:family="text">
      <style:text-properties style:font-name="FreeSerif" fo:font-size="12pt" fo:font-style="normal" officeooo:rsid="00392112" style:font-size-asian="12pt" style:font-style-asian="normal" style:font-size-complex="12pt" style:font-style-complex="normal"/>
    </style:style>
    <style:style style:name="T74" style:family="text">
      <style:text-properties style:font-name="FreeSerif" fo:font-size="12pt" fo:font-style="normal" officeooo:rsid="00264206" style:font-size-asian="12pt" style:font-style-asian="normal" style:font-size-complex="12pt" style:font-style-complex="normal"/>
    </style:style>
    <style:style style:name="T75" style:family="text">
      <style:text-properties style:font-name="FreeSerif" fo:font-size="12pt" fo:font-style="normal" officeooo:rsid="0039ab81" style:font-size-asian="12pt" style:font-style-asian="normal" style:font-size-complex="12pt" style:font-style-complex="normal"/>
    </style:style>
    <style:style style:name="T76" style:family="text">
      <style:text-properties style:font-name="FreeSerif" fo:font-size="12pt" fo:font-style="normal" officeooo:rsid="005d3b0f" style:font-size-asian="12pt" style:font-style-asian="normal" style:font-size-complex="12pt" style:font-style-complex="normal"/>
    </style:style>
    <style:style style:name="T77" style:family="text">
      <style:text-properties style:font-name="FreeSerif" fo:font-size="12pt" fo:font-style="normal" fo:background-color="#ffffff" loext:char-shading-value="0" style:font-size-asian="12pt" style:font-style-asian="normal" style:font-size-complex="12pt" style:font-style-complex="normal"/>
    </style:style>
    <style:style style:name="T78" style:family="text">
      <style:text-properties style:font-name="FreeSerif" fo:font-size="12pt" fo:font-weight="normal" style:font-size-asian="12pt" style:font-weight-asian="normal" style:font-size-complex="12pt" style:font-weight-complex="normal"/>
    </style:style>
    <style:style style:name="T79" style:family="text">
      <style:text-properties style:font-name="FreeSerif" fo:font-style="italic" style:text-underline-style="none" fo:font-weight="normal" officeooo:rsid="00414648" fo:background-color="#ffffff" loext:char-shading-value="0" style:font-style-asian="italic" style:font-weight-asian="normal" style:font-name-complex="Courier New" style:font-style-complex="italic" style:font-weight-complex="normal"/>
    </style:style>
    <style:style style:name="T80" style:family="text">
      <style:text-properties style:font-name="FreeSerif" officeooo:rsid="003da550"/>
    </style:style>
    <style:style style:name="T81" style:family="text">
      <style:text-properties fo:color="#24292e" style:font-name="FreeSerif" fo:font-size="12pt" fo:language="en" fo:country="IN" officeooo:rsid="001dc0da" style:font-name-asian="Times New Roman" style:font-size-asian="12pt" style:language-asian="en" style:country-asian="MY" style:font-name-complex="Times New Roman" style:font-size-complex="12pt" style:language-complex="ta" style:country-complex="IN"/>
    </style:style>
    <style:style style:name="T82" style:family="text">
      <style:text-properties fo:color="#24292e" style:font-name="FreeSerif" fo:font-size="12pt" fo:language="en" fo:country="IN" officeooo:rsid="002d880c" style:font-name-asian="Times New Roman" style:font-size-asian="12pt" style:language-asian="en" style:country-asian="MY" style:font-name-complex="Times New Roman" style:font-size-complex="12pt" style:language-complex="ta" style:country-complex="IN"/>
    </style:style>
    <style:style style:name="T83" style:family="text">
      <style:text-properties fo:color="#24292e" style:font-name="FreeSerif" fo:font-size="12pt" fo:language="en" fo:country="IN" officeooo:rsid="005260e1" style:font-name-asian="Times New Roman" style:font-size-asian="12pt" style:language-asian="en" style:country-asian="MY" style:font-name-complex="Segoe UI" style:font-size-complex="12pt" style:language-complex="ta" style:country-complex="IN"/>
    </style:style>
    <style:style style:name="T84" style:family="text">
      <style:text-properties fo:color="#24292e" style:font-name="FreeSerif" fo:font-size="12pt" fo:language="en" fo:country="IN" fo:font-style="italic" fo:font-weight="normal" officeooo:rsid="005260e1" style:font-name-asian="Times New Roman" style:font-size-asian="12pt" style:language-asian="en" style:country-asian="MY" style:font-style-asian="italic" style:font-weight-asian="normal" style:font-name-complex="Segoe UI" style:font-size-complex="12pt" style:language-complex="ta" style:country-complex="IN" style:font-style-complex="italic" style:font-weight-complex="normal"/>
    </style:style>
    <style:style style:name="T85" style:family="text">
      <style:text-properties fo:color="#24292e" style:font-name="FreeSerif" fo:font-size="12pt" fo:language="en" fo:country="IN" fo:font-style="italic" fo:font-weight="normal" officeooo:rsid="005260e1" fo:background-color="#ffffff" loext:char-shading-value="0" style:font-name-asian="Times New Roman" style:font-size-asian="12pt" style:language-asian="en" style:country-asian="MY" style:font-style-asian="italic" style:font-weight-asian="normal" style:font-name-complex="Segoe UI" style:font-size-complex="12pt" style:language-complex="ta" style:country-complex="IN" style:font-style-complex="italic" style:font-weight-complex="normal"/>
    </style:style>
    <style:style style:name="T86" style:family="text">
      <style:text-properties fo:color="#24292e" style:font-name="FreeSerif" fo:font-size="12pt" fo:language="en" fo:country="IN" fo:font-style="italic" officeooo:rsid="001dc0da" style:font-name-asian="Times New Roman" style:font-size-asian="12pt" style:language-asian="en" style:country-asian="MY" style:font-style-asian="italic" style:font-name-complex="Segoe UI" style:font-size-complex="12pt" style:language-complex="ta" style:country-complex="IN" style:font-style-complex="italic"/>
    </style:style>
    <style:style style:name="T87" style:family="text">
      <style:text-properties fo:color="#24292e" style:font-name="FreeSerif" fo:font-size="12pt" fo:language="en" fo:country="IN" fo:font-style="italic" officeooo:rsid="001dc0da" style:font-name-asian="Times New Roman" style:font-size-asian="12pt" style:language-asian="en" style:country-asian="MY" style:font-style-asian="italic" style:font-name-complex="Times New Roman" style:font-size-complex="12pt" style:language-complex="ta" style:country-complex="IN" style:font-style-complex="italic"/>
    </style:style>
    <style:style style:name="T88" style:family="text">
      <style:text-properties fo:color="#24292e" style:font-name="FreeSerif" fo:font-size="12pt" fo:language="en" fo:country="IN" fo:font-style="italic" style:text-underline-style="none" fo:font-weight="normal" officeooo:rsid="005260e1" style:font-name-asian="Times New Roman" style:font-size-asian="12pt" style:language-asian="en" style:country-asian="MY" style:font-style-asian="italic" style:font-weight-asian="normal" style:font-name-complex="Segoe UI" style:font-size-complex="12pt" style:language-complex="ta" style:country-complex="IN" style:font-style-complex="italic" style:font-weight-complex="normal"/>
    </style:style>
    <style:style style:name="T89" style:family="text">
      <style:text-properties fo:color="#24292e" style:font-name="FreeSerif" fo:font-size="12pt" fo:language="en" fo:country="IN" fo:font-style="italic" style:text-underline-style="none" fo:font-weight="normal" officeooo:rsid="005260e1" fo:background-color="#ffffff" loext:char-shading-value="0" style:font-name-asian="Times New Roman" style:font-size-asian="12pt" style:language-asian="en" style:country-asian="MY" style:font-style-asian="italic" style:font-weight-asian="normal" style:font-name-complex="Segoe UI" style:font-size-complex="12pt" style:language-complex="ta" style:country-complex="IN" style:font-style-complex="italic" style:font-weight-complex="normal"/>
    </style:style>
    <style:style style:name="T90" style:family="text">
      <style:text-properties fo:color="#24292e" style:font-name="FreeSerif" fo:font-size="12pt" fo:language="en" fo:country="IN" fo:font-style="normal" officeooo:rsid="00207df4" style:font-name-asian="Times New Roman" style:font-size-asian="12pt" style:language-asian="en" style:country-asian="MY" style:font-style-asian="normal" style:font-name-complex="Times New Roman" style:font-size-complex="12pt" style:language-complex="ta" style:country-complex="IN" style:font-style-complex="normal"/>
    </style:style>
    <style:style style:name="T91" style:family="text">
      <style:text-properties fo:color="#24292e" style:font-name="FreeSerif" fo:font-size="12pt" fo:language="en" fo:country="IN" fo:font-style="normal" officeooo:rsid="002d880c" style:font-name-asian="Times New Roman" style:font-size-asian="12pt" style:language-asian="en" style:country-asian="MY" style:font-style-asian="normal" style:font-name-complex="Times New Roman" style:font-size-complex="12pt" style:language-complex="ta" style:country-complex="IN" style:font-style-complex="normal"/>
    </style:style>
    <style:style style:name="T92" style:family="text">
      <style:text-properties fo:color="#24292e" style:font-name="FreeSerif" fo:font-size="12pt" fo:language="en" fo:country="IN" fo:font-style="normal" officeooo:rsid="001dc0da" style:font-name-asian="Times New Roman" style:font-size-asian="12pt" style:language-asian="en" style:country-asian="MY" style:font-style-asian="normal" style:font-name-complex="Times New Roman" style:font-size-complex="12pt" style:language-complex="ta" style:country-complex="IN" style:font-style-complex="normal"/>
    </style:style>
    <style:style style:name="T93" style:family="text">
      <style:text-properties fo:color="#24292e" style:font-name="FreeSerif" fo:font-size="12pt" fo:language="en" fo:country="IN" fo:font-style="normal" officeooo:rsid="005b2836" style:font-name-asian="Times New Roman" style:font-size-asian="12pt" style:language-asian="en" style:country-asian="MY" style:font-style-asian="normal" style:font-name-complex="Times New Roman" style:font-size-complex="12pt" style:language-complex="ta" style:country-complex="IN" style:font-style-complex="normal"/>
    </style:style>
    <style:style style:name="T94" style:family="text">
      <style:text-properties fo:color="#24292e" style:font-name="FreeSerif" fo:font-size="12pt" fo:language="en" fo:country="IN" fo:font-style="normal" style:text-underline-style="solid" style:text-underline-width="auto" style:text-underline-color="font-color" fo:font-weight="normal" officeooo:rsid="0023a207" fo:background-color="#ffffff" loext:char-shading-value="0" style:font-name-asian="Times New Roman" style:font-size-asian="12pt" style:language-asian="en" style:country-asian="MY" style:font-style-asian="normal" style:font-weight-asian="normal" style:font-name-complex="Times New Roman" style:font-size-complex="12pt" style:language-complex="ta" style:country-complex="IN" style:font-style-complex="normal" style:font-weight-complex="normal"/>
    </style:style>
    <style:style style:name="T95" style:family="text">
      <style:text-properties fo:color="#24292e" style:font-name="FreeSerif" fo:font-size="12pt" fo:language="en" fo:country="IN" fo:font-style="normal" style:text-underline-style="solid" style:text-underline-width="auto" style:text-underline-color="font-color" fo:font-weight="normal" officeooo:rsid="003da550" fo:background-color="#ffffff" loext:char-shading-value="0" style:font-name-asian="Times New Roman" style:font-size-asian="12pt" style:language-asian="en" style:country-asian="MY" style:font-style-asian="normal" style:font-weight-asian="normal" style:font-name-complex="Times New Roman" style:font-size-complex="12pt" style:language-complex="ta" style:country-complex="IN" style:font-style-complex="normal" style:font-weight-complex="normal"/>
    </style:style>
    <style:style style:name="T96" style:family="text">
      <style:text-properties fo:color="#24292e" style:font-name="FreeSerif" fo:font-size="12pt" fo:language="en" fo:country="IN" fo:font-weight="normal" officeooo:rsid="001dc0da" style:font-name-asian="Times New Roman" style:font-size-asian="12pt" style:language-asian="en" style:country-asian="MY" style:font-weight-asian="normal" style:font-name-complex="Courier New" style:font-size-complex="12pt" style:language-complex="ta" style:country-complex="IN" style:font-weight-complex="normal"/>
    </style:style>
    <style:style style:name="T97" style:family="text">
      <style:text-properties fo:color="#24292e" style:font-name="FreeSerif" fo:font-size="12pt" fo:language="en" fo:country="IN" fo:font-weight="normal" officeooo:rsid="001dc0da" style:font-name-asian="Times New Roman" style:font-size-asian="12pt" style:language-asian="en" style:country-asian="MY" style:font-weight-asian="normal" style:font-name-complex="Times New Roman" style:font-size-complex="12pt" style:language-complex="ta" style:country-complex="IN" style:font-weight-complex="normal"/>
    </style:style>
    <style:style style:name="T98" style:family="text">
      <style:text-properties fo:color="#24292e" style:font-name="FreeSerif" fo:font-size="12pt" style:font-name-asian="Times New Roman" style:font-size-asian="12pt" style:language-asian="en" style:country-asian="MY" style:font-name-complex="Times New Roman" style:font-size-complex="12pt" style:language-complex="ta" style:country-complex="IN"/>
    </style:style>
    <style:style style:name="T99" style:family="text">
      <style:text-properties fo:color="#24292e" style:font-name="FreeSerif" fo:font-size="12pt" officeooo:rsid="00693eaf" style:font-name-asian="Times New Roman" style:font-size-asian="12pt" style:language-asian="en" style:country-asian="MY" style:font-name-complex="Times New Roman" style:font-size-complex="12pt" style:language-complex="ta" style:country-complex="IN"/>
    </style:style>
    <style:style style:name="T100" style:family="text">
      <style:text-properties fo:color="#24292e" style:font-name="FreeSerif" fo:font-size="12pt" style:font-name-asian="Times New Roman" style:font-size-asian="12pt" style:language-asian="en" style:country-asian="MY" style:font-name-complex="Segoe UI" style:font-size-complex="12pt" style:language-complex="ta" style:country-complex="IN"/>
    </style:style>
    <style:style style:name="T101" style:family="text">
      <style:text-properties fo:color="#24292e" style:font-name="FreeSerif" fo:font-size="12pt" style:font-name-asian="Times New Roman" style:font-size-asian="12pt" style:language-asian="en" style:country-asian="MY" style:font-name-complex="Courier New" style:font-size-complex="12pt" style:language-complex="ta" style:country-complex="IN"/>
    </style:style>
    <style:style style:name="T102" style:family="text">
      <style:text-properties fo:color="#24292e" style:font-name="FreeSerif" fo:font-size="12pt" officeooo:rsid="00264206" style:font-name-asian="Times New Roman" style:font-size-asian="12pt" style:language-asian="en" style:country-asian="MY" style:font-name-complex="Courier New" style:font-size-complex="12pt" style:language-complex="ta" style:country-complex="IN"/>
    </style:style>
    <style:style style:name="T103" style:family="text">
      <style:text-properties fo:color="#24292e" style:font-name="FreeSerif" fo:font-size="12pt" officeooo:rsid="00693eaf" style:font-name-asian="Times New Roman" style:font-size-asian="12pt" style:language-asian="en" style:country-asian="MY" style:font-name-complex="Courier New" style:font-size-complex="12pt" style:language-complex="ta" style:country-complex="IN"/>
    </style:style>
    <style:style style:name="T104" style:family="text">
      <style:text-properties fo:color="#24292e" style:font-name="FreeSerif" fo:font-size="12pt" fo:font-style="italic" style:font-name-asian="Times New Roman" style:font-size-asian="12pt" style:language-asian="en" style:country-asian="MY" style:font-style-asian="italic" style:font-name-complex="Segoe UI" style:font-size-complex="12pt" style:language-complex="ta" style:country-complex="IN" style:font-style-complex="italic"/>
    </style:style>
    <style:style style:name="T105" style:family="text">
      <style:text-properties fo:color="#24292e" style:font-name="FreeSerif" fo:font-size="12pt" fo:font-style="italic" officeooo:rsid="002d880c" style:font-name-asian="Times New Roman" style:font-size-asian="12pt" style:language-asian="en" style:country-asian="MY" style:font-style-asian="italic" style:font-name-complex="Segoe UI" style:font-size-complex="12pt" style:language-complex="ta" style:country-complex="IN" style:font-style-complex="italic"/>
    </style:style>
    <style:style style:name="T106" style:family="text">
      <style:text-properties fo:color="#24292e" style:font-name="FreeSerif" fo:font-size="12pt" fo:font-style="italic" officeooo:rsid="002fcd05" style:font-name-asian="Times New Roman" style:font-size-asian="12pt" style:language-asian="en" style:country-asian="MY" style:font-style-asian="italic" style:font-name-complex="Segoe UI" style:font-size-complex="12pt" style:language-complex="ta" style:country-complex="IN" style:font-style-complex="italic"/>
    </style:style>
    <style:style style:name="T107" style:family="text">
      <style:text-properties fo:color="#24292e" style:font-name="FreeSerif" fo:font-size="12pt" fo:font-style="italic" officeooo:rsid="0032f9c1" style:font-name-asian="Times New Roman" style:font-size-asian="12pt" style:language-asian="en" style:country-asian="MY" style:font-style-asian="italic" style:font-name-complex="Segoe UI" style:font-size-complex="12pt" style:language-complex="ta" style:country-complex="IN" style:font-style-complex="italic"/>
    </style:style>
    <style:style style:name="T108" style:family="text">
      <style:text-properties fo:color="#24292e" style:font-name="FreeSerif" fo:font-size="12pt" fo:font-style="italic" officeooo:rsid="00368ef6" style:font-name-asian="Times New Roman" style:font-size-asian="12pt" style:language-asian="en" style:country-asian="MY" style:font-style-asian="italic" style:font-name-complex="Segoe UI" style:font-size-complex="12pt" style:language-complex="ta" style:country-complex="IN" style:font-style-complex="italic"/>
    </style:style>
    <style:style style:name="T109" style:family="text">
      <style:text-properties fo:color="#24292e" style:font-name="FreeSerif" fo:font-size="12pt" fo:font-style="italic" officeooo:rsid="00399999" style:font-name-asian="Times New Roman" style:font-size-asian="12pt" style:language-asian="en" style:country-asian="MY" style:font-style-asian="italic" style:font-name-complex="Segoe UI" style:font-size-complex="12pt" style:language-complex="ta" style:country-complex="IN" style:font-style-complex="italic"/>
    </style:style>
    <style:style style:name="T110" style:family="text">
      <style:text-properties fo:color="#24292e" style:font-name="FreeSerif" fo:font-size="12pt" fo:font-style="italic" officeooo:rsid="00451b19" style:font-name-asian="Times New Roman" style:font-size-asian="12pt" style:language-asian="en" style:country-asian="MY" style:font-style-asian="italic" style:font-name-complex="Segoe UI" style:font-size-complex="12pt" style:language-complex="ta" style:country-complex="IN" style:font-style-complex="italic"/>
    </style:style>
    <style:style style:name="T111" style:family="text">
      <style:text-properties fo:color="#24292e" style:font-name="FreeSerif" fo:font-size="12pt" fo:font-style="italic" officeooo:rsid="0046a863" style:font-name-asian="Times New Roman" style:font-size-asian="12pt" style:language-asian="en" style:country-asian="MY" style:font-style-asian="italic" style:font-name-complex="Segoe UI" style:font-size-complex="12pt" style:language-complex="ta" style:country-complex="IN" style:font-style-complex="italic"/>
    </style:style>
    <style:style style:name="T112" style:family="text">
      <style:text-properties fo:color="#24292e" style:font-name="FreeSerif" fo:font-size="12pt" fo:font-style="italic" officeooo:rsid="004af29a" style:font-name-asian="Times New Roman" style:font-size-asian="12pt" style:language-asian="en" style:country-asian="MY" style:font-style-asian="italic" style:font-name-complex="Segoe UI" style:font-size-complex="12pt" style:language-complex="ta" style:country-complex="IN" style:font-style-complex="italic"/>
    </style:style>
    <style:style style:name="T113" style:family="text">
      <style:text-properties fo:color="#24292e" style:font-name="FreeSerif" fo:font-size="12pt" fo:font-style="italic" officeooo:rsid="004be1e7" style:font-name-asian="Times New Roman" style:font-size-asian="12pt" style:language-asian="en" style:country-asian="MY" style:font-style-asian="italic" style:font-name-complex="Segoe UI" style:font-size-complex="12pt" style:language-complex="ta" style:country-complex="IN" style:font-style-complex="italic"/>
    </style:style>
    <style:style style:name="T114" style:family="text">
      <style:text-properties fo:color="#24292e" style:font-name="FreeSerif" fo:font-size="12pt" fo:font-style="italic" officeooo:rsid="005260e1" style:font-name-asian="Times New Roman" style:font-size-asian="12pt" style:language-asian="en" style:country-asian="MY" style:font-style-asian="italic" style:font-name-complex="Segoe UI" style:font-size-complex="12pt" style:language-complex="ta" style:country-complex="IN" style:font-style-complex="italic"/>
    </style:style>
    <style:style style:name="T115" style:family="text">
      <style:text-properties fo:color="#24292e" style:font-name="FreeSerif" fo:font-size="12pt" fo:font-style="italic" officeooo:rsid="0053d895" style:font-name-asian="Times New Roman" style:font-size-asian="12pt" style:language-asian="en" style:country-asian="MY" style:font-style-asian="italic" style:font-name-complex="Segoe UI" style:font-size-complex="12pt" style:language-complex="ta" style:country-complex="IN" style:font-style-complex="italic"/>
    </style:style>
    <style:style style:name="T116" style:family="text">
      <style:text-properties fo:color="#24292e" style:font-name="FreeSerif" fo:font-size="12pt" fo:font-style="italic" officeooo:rsid="006c59e0" style:font-name-asian="Times New Roman" style:font-size-asian="12pt" style:language-asian="en" style:country-asian="MY" style:font-style-asian="italic" style:font-name-complex="Segoe UI" style:font-size-complex="12pt" style:language-complex="ta" style:country-complex="IN" style:font-style-complex="italic"/>
    </style:style>
    <style:style style:name="T117" style:family="text">
      <style:text-properties fo:color="#24292e" style:font-name="FreeSerif" fo:font-size="12pt" fo:font-style="italic" fo:font-weight="bold" fo:background-color="transparent" loext:char-shading-value="0" style:font-name-asian="Times New Roman" style:font-size-asian="12pt" style:language-asian="en" style:country-asian="MY" style:font-style-asian="italic" style:font-weight-asian="bold" style:font-name-complex="Segoe UI" style:font-size-complex="12pt" style:language-complex="ta" style:country-complex="IN" style:font-style-complex="italic" style:font-weight-complex="bold"/>
    </style:style>
    <style:style style:name="T118" style:family="text">
      <style:text-properties fo:color="#24292e" style:font-name="FreeSerif" fo:font-size="12pt" fo:font-style="italic" fo:font-weight="bold" fo:background-color="#ffffff" loext:char-shading-value="0" style:font-name-asian="Times New Roman" style:font-size-asian="12pt" style:language-asian="en" style:country-asian="MY" style:font-style-asian="italic" style:font-weight-asian="bold" style:font-name-complex="Segoe UI" style:font-size-complex="12pt" style:language-complex="ta" style:country-complex="IN" style:font-style-complex="italic" style:font-weight-complex="bold"/>
    </style:style>
    <style:style style:name="T119" style:family="text">
      <style:text-properties fo:color="#24292e" style:font-name="FreeSerif" fo:font-size="12pt" fo:font-style="italic" fo:font-weight="bold" officeooo:rsid="00414648" fo:background-color="#ffffff" loext:char-shading-value="0" style:font-name-asian="Times New Roman" style:font-size-asian="12pt" style:language-asian="en" style:country-asian="MY" style:font-style-asian="italic" style:font-weight-asian="bold" style:font-name-complex="Segoe UI" style:font-size-complex="12pt" style:language-complex="ta" style:country-complex="IN" style:font-style-complex="italic" style:font-weight-complex="bold"/>
    </style:style>
    <style:style style:name="T120" style:family="text">
      <style:text-properties fo:color="#24292e" style:font-name="FreeSerif" fo:font-size="12pt" fo:font-style="italic" fo:font-weight="normal" style:font-name-asian="Times New Roman" style:font-size-asian="12pt" style:language-asian="en" style:country-asian="MY" style:font-style-asian="italic" style:font-weight-asian="normal" style:font-name-complex="Segoe UI" style:font-size-complex="12pt" style:language-complex="ta" style:country-complex="IN" style:font-style-complex="italic" style:font-weight-complex="normal"/>
    </style:style>
    <style:style style:name="T121" style:family="text">
      <style:text-properties fo:color="#24292e" style:font-name="FreeSerif" fo:font-size="12pt" fo:font-style="italic" fo:font-weight="normal" officeooo:rsid="005d3b0f" style:font-name-asian="Times New Roman" style:font-size-asian="12pt" style:language-asian="en" style:country-asian="MY" style:font-style-asian="italic" style:font-weight-asian="normal" style:font-name-complex="Segoe UI" style:font-size-complex="12pt" style:language-complex="ta" style:country-complex="IN" style:font-style-complex="italic" style:font-weight-complex="normal"/>
    </style:style>
    <style:style style:name="T122" style:family="text">
      <style:text-properties fo:color="#24292e" style:font-name="FreeSerif" fo:font-size="12pt" fo:font-style="italic" fo:font-weight="normal" fo:background-color="#ffffff" loext:char-shading-value="0" style:font-name-asian="Times New Roman" style:font-size-asian="12pt" style:language-asian="en" style:country-asian="MY" style:font-style-asian="italic" style:font-weight-asian="normal" style:font-name-complex="Segoe UI" style:font-size-complex="12pt" style:language-complex="ta" style:country-complex="IN" style:font-style-complex="italic" style:font-weight-complex="normal"/>
    </style:style>
    <style:style style:name="T123" style:family="text">
      <style:text-properties fo:color="#24292e" style:font-name="FreeSerif" fo:font-size="12pt" fo:font-style="italic" fo:font-weight="normal" officeooo:rsid="003a8d9a" fo:background-color="#ffffff" loext:char-shading-value="0" style:font-name-asian="Times New Roman" style:font-size-asian="12pt" style:language-asian="en" style:country-asian="MY" style:font-style-asian="italic" style:font-weight-asian="normal" style:font-name-complex="Segoe UI" style:font-size-complex="12pt" style:language-complex="ta" style:country-complex="IN" style:font-style-complex="italic" style:font-weight-complex="normal"/>
    </style:style>
    <style:style style:name="T124" style:family="text">
      <style:text-properties fo:color="#24292e" style:font-name="FreeSerif" fo:font-size="12pt" fo:font-style="italic" fo:font-weight="normal" officeooo:rsid="003fcedd" fo:background-color="#ffffff" loext:char-shading-value="0" style:font-name-asian="Times New Roman" style:font-size-asian="12pt" style:language-asian="en" style:country-asian="MY" style:font-style-asian="italic" style:font-weight-asian="normal" style:font-name-complex="Segoe UI" style:font-size-complex="12pt" style:language-complex="ta" style:country-complex="IN" style:font-style-complex="italic" style:font-weight-complex="normal"/>
    </style:style>
    <style:style style:name="T125" style:family="text">
      <style:text-properties fo:color="#24292e" style:font-name="FreeSerif" fo:font-size="12pt" fo:font-style="italic" fo:font-weight="normal" officeooo:rsid="00488c2f" fo:background-color="#ffffff" loext:char-shading-value="0" style:font-name-asian="Times New Roman" style:font-size-asian="12pt" style:language-asian="en" style:country-asian="MY" style:font-style-asian="italic" style:font-weight-asian="normal" style:font-name-complex="Segoe UI" style:font-size-complex="12pt" style:language-complex="ta" style:country-complex="IN" style:font-style-complex="italic" style:font-weight-complex="normal"/>
    </style:style>
    <style:style style:name="T126" style:family="text">
      <style:text-properties fo:color="#24292e" style:font-name="FreeSerif" fo:font-size="12pt" fo:font-style="italic" fo:font-weight="normal" officeooo:rsid="00495909" fo:background-color="#ffffff" loext:char-shading-value="0" style:font-name-asian="Times New Roman" style:font-size-asian="12pt" style:language-asian="en" style:country-asian="MY" style:font-style-asian="italic" style:font-weight-asian="normal" style:font-name-complex="Segoe UI" style:font-size-complex="12pt" style:language-complex="ta" style:country-complex="IN" style:font-style-complex="italic" style:font-weight-complex="normal"/>
    </style:style>
    <style:style style:name="T127" style:family="text">
      <style:text-properties fo:color="#24292e" style:font-name="FreeSerif" fo:font-size="12pt" fo:font-style="italic" fo:font-weight="normal" officeooo:rsid="00414648" fo:background-color="#ffffff" loext:char-shading-value="0" style:font-name-asian="Times New Roman" style:font-size-asian="12pt" style:language-asian="en" style:country-asian="MY" style:font-style-asian="italic" style:font-weight-asian="normal" style:font-name-complex="Segoe UI" style:font-size-complex="12pt" style:language-complex="ta" style:country-complex="IN" style:font-style-complex="italic" style:font-weight-complex="normal"/>
    </style:style>
    <style:style style:name="T128" style:family="text">
      <style:text-properties fo:color="#24292e" style:font-name="FreeSerif" fo:font-size="12pt" fo:font-style="italic" fo:font-weight="normal" officeooo:rsid="004af29a" fo:background-color="#ffffff" loext:char-shading-value="0" style:font-name-asian="Times New Roman" style:font-size-asian="12pt" style:language-asian="en" style:country-asian="MY" style:font-style-asian="italic" style:font-weight-asian="normal" style:font-name-complex="Segoe UI" style:font-size-complex="12pt" style:language-complex="ta" style:country-complex="IN" style:font-style-complex="italic" style:font-weight-complex="normal"/>
    </style:style>
    <style:style style:name="T129" style:family="text">
      <style:text-properties fo:color="#24292e" style:font-name="FreeSerif" fo:font-size="12pt" fo:font-style="italic" fo:font-weight="normal" officeooo:rsid="005260e1" fo:background-color="#ffffff" loext:char-shading-value="0" style:font-name-asian="Times New Roman" style:font-size-asian="12pt" style:language-asian="en" style:country-asian="MY" style:font-style-asian="italic" style:font-weight-asian="normal" style:font-name-complex="Segoe UI" style:font-size-complex="12pt" style:language-complex="ta" style:country-complex="IN" style:font-style-complex="italic" style:font-weight-complex="normal"/>
    </style:style>
    <style:style style:name="T130" style:family="text">
      <style:text-properties fo:color="#24292e" style:font-name="FreeSerif" fo:font-size="12pt" fo:font-style="italic" fo:font-weight="normal" officeooo:rsid="00693eaf" fo:background-color="#ffffff" loext:char-shading-value="0" style:font-name-asian="Times New Roman" style:font-size-asian="12pt" style:language-asian="en" style:country-asian="MY" style:font-style-asian="italic" style:font-weight-asian="normal" style:font-name-complex="Segoe UI" style:font-size-complex="12pt" style:language-complex="ta" style:country-complex="IN" style:font-style-complex="italic" style:font-weight-complex="normal"/>
    </style:style>
    <style:style style:name="T131" style:family="text">
      <style:text-properties fo:color="#24292e" style:font-name="FreeSerif" fo:font-size="12pt" fo:font-style="italic" fo:font-weight="normal" officeooo:rsid="006c59e0" fo:background-color="#ffffff" loext:char-shading-value="0" style:font-name-asian="Times New Roman" style:font-size-asian="12pt" style:language-asian="en" style:country-asian="MY" style:font-style-asian="italic" style:font-weight-asian="normal" style:font-name-complex="Segoe UI" style:font-size-complex="12pt" style:language-complex="ta" style:country-complex="IN" style:font-style-complex="italic" style:font-weight-complex="normal"/>
    </style:style>
    <style:style style:name="T132" style:family="text">
      <style:text-properties fo:color="#24292e" style:font-name="FreeSerif" fo:font-size="12pt" fo:font-style="normal" fo:font-weight="bold" fo:background-color="#ffffff" loext:char-shading-value="0" style:font-name-asian="Times New Roman" style:font-size-asian="12pt" style:language-asian="en" style:country-asian="MY" style:font-style-asian="normal" style:font-weight-asian="bold" style:font-name-complex="Segoe UI" style:font-size-complex="12pt" style:language-complex="ta" style:country-complex="IN" style:font-style-complex="normal" style:font-weight-complex="bold"/>
    </style:style>
    <style:style style:name="T133" style:family="text">
      <style:text-properties fo:color="#24292e" style:font-name="FreeSerif" fo:font-size="12pt" fo:font-style="normal" fo:font-weight="normal" fo:background-color="#ffffff" loext:char-shading-value="0" style:font-name-asian="Times New Roman" style:font-size-asian="12pt" style:language-asian="en" style:country-asian="MY" style:font-style-asian="normal" style:font-weight-asian="normal" style:font-name-complex="Segoe UI" style:font-size-complex="12pt" style:language-complex="ta" style:country-complex="IN" style:font-style-complex="normal" style:font-weight-complex="normal"/>
    </style:style>
    <style:style style:name="T134" style:family="text">
      <style:text-properties fo:color="#24292e" style:font-name="FreeSerif" fo:font-size="12pt" fo:font-style="normal" fo:font-weight="normal" officeooo:rsid="0026ff32" fo:background-color="#ffffff" loext:char-shading-value="0" style:font-name-asian="Times New Roman" style:font-size-asian="12pt" style:language-asian="en" style:country-asian="MY" style:font-style-asian="normal" style:font-weight-asian="normal" style:font-name-complex="Segoe UI" style:font-size-complex="12pt" style:language-complex="ta" style:country-complex="IN" style:font-style-complex="normal" style:font-weight-complex="normal"/>
    </style:style>
    <style:style style:name="T135" style:family="text">
      <style:text-properties fo:color="#24292e" style:font-name="FreeSerif" fo:font-size="12pt" fo:font-style="normal" fo:font-weight="normal" officeooo:rsid="002fcd05" fo:background-color="#ffffff" loext:char-shading-value="0" style:font-name-asian="Times New Roman" style:font-size-asian="12pt" style:language-asian="en" style:country-asian="MY" style:font-style-asian="normal" style:font-weight-asian="normal" style:font-name-complex="Segoe UI" style:font-size-complex="12pt" style:language-complex="ta" style:country-complex="IN" style:font-style-complex="normal" style:font-weight-complex="normal"/>
    </style:style>
    <style:style style:name="T136" style:family="text">
      <style:text-properties fo:color="#24292e" style:font-name="FreeSerif" fo:font-size="12pt" fo:font-style="normal" fo:font-weight="normal" officeooo:rsid="003bdfc3" fo:background-color="#ffffff" loext:char-shading-value="0" style:font-name-asian="Times New Roman" style:font-size-asian="12pt" style:language-asian="en" style:country-asian="MY" style:font-style-asian="normal" style:font-weight-asian="normal" style:font-name-complex="Segoe UI" style:font-size-complex="12pt" style:language-complex="ta" style:country-complex="IN" style:font-style-complex="normal" style:font-weight-complex="normal"/>
    </style:style>
    <style:style style:name="T137" style:family="text">
      <style:text-properties fo:color="#24292e" style:font-name="FreeSerif" fo:font-size="12pt" fo:font-style="normal" fo:font-weight="normal" officeooo:rsid="003da550" fo:background-color="#ffffff" loext:char-shading-value="0" style:font-name-asian="Times New Roman" style:font-size-asian="12pt" style:language-asian="en" style:country-asian="MY" style:font-style-asian="normal" style:font-weight-asian="normal" style:font-name-complex="Segoe UI" style:font-size-complex="12pt" style:language-complex="ta" style:country-complex="IN" style:font-style-complex="normal" style:font-weight-complex="normal"/>
    </style:style>
    <style:style style:name="T138" style:family="text">
      <style:text-properties fo:color="#24292e" style:font-name="FreeSerif" fo:font-size="12pt" fo:font-style="normal" fo:font-weight="normal" officeooo:rsid="00488c2f" fo:background-color="#ffffff" loext:char-shading-value="0" style:font-name-asian="Times New Roman" style:font-size-asian="12pt" style:language-asian="en" style:country-asian="MY" style:font-style-asian="normal" style:font-weight-asian="normal" style:font-name-complex="Segoe UI" style:font-size-complex="12pt" style:language-complex="ta" style:country-complex="IN" style:font-style-complex="normal" style:font-weight-complex="normal"/>
    </style:style>
    <style:style style:name="T139" style:family="text">
      <style:text-properties fo:color="#24292e" style:font-name="FreeSerif" fo:font-size="12pt" fo:font-style="normal" fo:font-weight="normal" officeooo:rsid="00316e14" fo:background-color="#ffffff" loext:char-shading-value="0" style:font-name-asian="Times New Roman" style:font-size-asian="12pt" style:language-asian="en" style:country-asian="MY" style:font-style-asian="normal" style:font-weight-asian="normal" style:font-name-complex="Segoe UI" style:font-size-complex="12pt" style:language-complex="ta" style:country-complex="IN" style:font-style-complex="normal" style:font-weight-complex="normal"/>
    </style:style>
    <style:style style:name="T140" style:family="text">
      <style:text-properties fo:color="#24292e" style:font-name="FreeSerif" fo:font-size="12pt" fo:font-style="normal" fo:font-weight="normal" officeooo:rsid="006c59e0" fo:background-color="#ffffff" loext:char-shading-value="0" style:font-name-asian="Times New Roman" style:font-size-asian="12pt" style:language-asian="en" style:country-asian="MY" style:font-style-asian="normal" style:font-weight-asian="normal" style:font-name-complex="Segoe UI" style:font-size-complex="12pt" style:language-complex="ta" style:country-complex="IN" style:font-style-complex="normal" style:font-weight-complex="normal"/>
    </style:style>
    <style:style style:name="T141" style:family="text">
      <style:text-properties fo:color="#24292e" style:font-name="FreeSerif" fo:font-size="12pt" fo:font-style="normal" fo:font-weight="normal" style:font-name-asian="Times New Roman" style:font-size-asian="12pt" style:language-asian="en" style:country-asian="MY" style:font-style-asian="normal" style:font-weight-asian="normal" style:font-name-complex="Segoe UI" style:font-size-complex="12pt" style:language-complex="ta" style:country-complex="IN" style:font-style-complex="normal" style:font-weight-complex="normal"/>
    </style:style>
    <style:style style:name="T142" style:family="text">
      <style:text-properties fo:color="#24292e" style:font-name="FreeSerif" fo:font-size="12pt" fo:font-style="normal" fo:font-weight="normal" officeooo:rsid="0039ab81" style:font-name-asian="Times New Roman" style:font-size-asian="12pt" style:language-asian="en" style:country-asian="MY" style:font-style-asian="normal" style:font-weight-asian="normal" style:font-name-complex="Segoe UI" style:font-size-complex="12pt" style:language-complex="ta" style:country-complex="IN" style:font-style-complex="normal" style:font-weight-complex="normal"/>
    </style:style>
    <style:style style:name="T143" style:family="text">
      <style:text-properties fo:color="#24292e" style:font-name="FreeSerif" fo:font-size="12pt" fo:font-style="normal" fo:font-weight="normal" officeooo:rsid="003a8d9a" style:font-name-asian="Times New Roman" style:font-size-asian="12pt" style:language-asian="en" style:country-asian="MY" style:font-style-asian="normal" style:font-weight-asian="normal" style:font-name-complex="Segoe UI" style:font-size-complex="12pt" style:language-complex="ta" style:country-complex="IN" style:font-style-complex="normal" style:font-weight-complex="normal"/>
    </style:style>
    <style:style style:name="T144" style:family="text">
      <style:text-properties fo:color="#24292e" style:font-name="FreeSerif" fo:font-size="12pt" fo:font-style="normal" fo:font-weight="normal" officeooo:rsid="005d3b0f" style:font-name-asian="Times New Roman" style:font-size-asian="12pt" style:language-asian="en" style:country-asian="MY" style:font-style-asian="normal" style:font-weight-asian="normal" style:font-name-complex="Segoe UI" style:font-size-complex="12pt" style:language-complex="ta" style:country-complex="IN" style:font-style-complex="normal" style:font-weight-complex="normal"/>
    </style:style>
    <style:style style:name="T145" style:family="text">
      <style:text-properties fo:color="#24292e" fo:font-style="italic" style:font-name-asian="Times New Roman" style:language-asian="en" style:country-asian="MY" style:font-style-asian="italic" style:font-name-complex="Segoe UI" style:language-complex="ta" style:country-complex="IN" style:font-style-complex="italic"/>
    </style:style>
    <style:style style:name="T146" style:family="text">
      <style:text-properties fo:color="#24292e" fo:font-style="italic" officeooo:rsid="005260e1" fo:background-color="#ffffff" loext:char-shading-value="0" style:font-name-asian="Times New Roman" style:language-asian="en" style:country-asian="MY" style:font-style-asian="italic" style:font-name-complex="Segoe UI" style:language-complex="ta" style:country-complex="IN" style:font-style-complex="italic"/>
    </style:style>
    <style:style style:name="T147" style:family="text">
      <style:text-properties fo:color="#24292e" fo:font-style="italic" style:text-underline-style="none" fo:font-weight="normal" style:font-name-asian="Times New Roman" style:language-asian="en" style:country-asian="MY" style:font-style-asian="italic" style:font-weight-asian="normal" style:font-name-complex="Segoe UI" style:language-complex="ta" style:country-complex="IN" style:font-style-complex="italic" style:font-weight-complex="normal"/>
    </style:style>
    <style:style style:name="T148" style:family="text">
      <style:text-properties fo:color="#24292e" fo:font-style="italic" style:text-underline-style="none" fo:font-weight="bold" fo:background-color="#ffffff" loext:char-shading-value="0" style:font-name-asian="Times New Roman" style:language-asian="en" style:country-asian="MY" style:font-style-asian="italic" style:font-weight-asian="bold" style:font-name-complex="Segoe UI" style:language-complex="ta" style:country-complex="IN" style:font-style-complex="italic" style:font-weight-complex="bold"/>
    </style:style>
    <style:style style:name="T149" style:family="text">
      <style:text-properties fo:color="#24292e" fo:font-style="italic" fo:font-weight="normal" officeooo:rsid="00368ef6" style:font-name-asian="Times New Roman" style:language-asian="en" style:country-asian="MY" style:font-style-asian="italic" style:font-weight-asian="normal" style:font-name-complex="Segoe UI" style:language-complex="ta" style:country-complex="IN" style:font-style-complex="italic" style:font-weight-complex="normal"/>
    </style:style>
    <style:style style:name="T150" style:family="text">
      <style:text-properties fo:color="#24292e" fo:font-style="normal" style:font-name-asian="Times New Roman" style:language-asian="en" style:country-asian="MY" style:font-style-asian="normal" style:font-name-complex="Segoe UI" style:language-complex="ta" style:country-complex="IN" style:font-style-complex="normal"/>
    </style:style>
    <style:style style:name="T151" style:family="text">
      <style:text-properties fo:color="#24292e" fo:font-style="normal" style:font-name-asian="Times New Roman" style:language-asian="en" style:country-asian="MY" style:font-style-asian="normal" style:language-complex="ta" style:country-complex="IN" style:font-style-complex="normal"/>
    </style:style>
    <style:style style:name="T152" style:family="text">
      <style:text-properties fo:color="#24292e" fo:font-style="normal" officeooo:rsid="0023a207" style:font-name-asian="Times New Roman" style:language-asian="en" style:country-asian="MY" style:font-style-asian="normal" style:language-complex="ta" style:country-complex="IN" style:font-style-complex="normal"/>
    </style:style>
    <style:style style:name="T153" style:family="text">
      <style:text-properties fo:color="#24292e" fo:font-style="normal" officeooo:rsid="004f72ef" style:font-name-asian="Times New Roman" style:language-asian="en" style:country-asian="MY" style:font-style-asian="normal" style:language-complex="ta" style:country-complex="IN" style:font-style-complex="normal"/>
    </style:style>
    <style:style style:name="T154" style:family="text">
      <style:text-properties fo:color="#24292e" fo:font-style="normal" fo:font-weight="normal" officeooo:rsid="003a8d9a" style:font-name-asian="Times New Roman" style:language-asian="en" style:country-asian="MY" style:font-style-asian="normal" style:font-weight-asian="normal" style:font-name-complex="Segoe UI" style:language-complex="ta" style:country-complex="IN" style:font-style-complex="normal" style:font-weight-complex="normal"/>
    </style:style>
    <style:style style:name="T155" style:family="text">
      <style:text-properties fo:color="#24292e" style:font-name-asian="Times New Roman" style:language-asian="en" style:country-asian="MY" style:language-complex="ta" style:country-complex="IN"/>
    </style:style>
    <style:style style:name="T156" style:family="text">
      <style:text-properties fo:color="#24292e" officeooo:rsid="0023a207" style:font-name-asian="Times New Roman" style:language-asian="en" style:country-asian="MY" style:language-complex="ta" style:country-complex="IN"/>
    </style:style>
    <style:style style:name="T157" style:family="text">
      <style:text-properties fo:color="#24292e" officeooo:rsid="0066f859" style:font-name-asian="Times New Roman" style:language-asian="en" style:country-asian="MY" style:language-complex="ta" style:country-complex="IN"/>
    </style:style>
    <style:style style:name="T158" style:family="text">
      <style:text-properties fo:color="#24292e" officeooo:rsid="006c59e0" style:font-name-asian="Times New Roman" style:language-asian="en" style:country-asian="MY" style:language-complex="ta" style:country-complex="IN"/>
    </style:style>
    <style:style style:name="T159" style:family="text">
      <style:text-properties fo:color="#24292e" style:font-name-asian="Times New Roman" style:language-asian="en" style:country-asian="MY" style:font-name-complex="Segoe UI" style:language-complex="ta" style:country-complex="IN"/>
    </style:style>
    <style:style style:name="T160" style:family="text">
      <style:text-properties fo:color="#24292e" officeooo:rsid="00368ef6" style:font-name-asian="Times New Roman" style:language-asian="en" style:country-asian="MY" style:font-name-complex="Segoe UI" style:language-complex="ta" style:country-complex="IN"/>
    </style:style>
    <style:style style:name="T161" style:family="text">
      <style:text-properties fo:color="#24292e" officeooo:rsid="003fcedd" style:font-name-asian="Times New Roman" style:language-asian="en" style:country-asian="MY" style:font-name-complex="Segoe UI" style:language-complex="ta" style:country-complex="IN"/>
    </style:style>
    <style:style style:name="T162" style:family="text">
      <style:text-properties fo:color="#24292e" officeooo:rsid="0051edb5" style:font-name-asian="Times New Roman" style:language-asian="en" style:country-asian="MY" style:font-name-complex="Segoe UI" style:language-complex="ta" style:country-complex="IN"/>
    </style:style>
    <style:style style:name="T163" style:family="text">
      <style:text-properties fo:color="#24292e" officeooo:rsid="006c59e0" style:font-name-asian="Times New Roman" style:language-asian="en" style:country-asian="MY" style:font-name-complex="Segoe UI" style:language-complex="ta" style:country-complex="IN"/>
    </style:style>
    <style:style style:name="T164" style:family="text">
      <style:text-properties fo:color="#24292e" officeooo:rsid="00368ef6" style:font-name-asian="Times New Roman" style:language-asian="en" style:country-asian="MY" style:font-name-complex="Courier New" style:language-complex="ta" style:country-complex="IN"/>
    </style:style>
    <style:style style:name="T165" style:family="text">
      <style:text-properties fo:color="#24292e" officeooo:rsid="003da550" style:font-name-asian="Times New Roman" style:language-asian="en" style:country-asian="MY" style:font-name-complex="Courier New" style:language-complex="ta" style:country-complex="IN"/>
    </style:style>
    <style:style style:name="T166" style:family="text">
      <style:text-properties fo:color="#24292e" officeooo:rsid="00264206" style:font-name-asian="Times New Roman" style:language-asian="en" style:country-asian="MY" style:font-name-complex="Courier New" style:language-complex="ta" style:country-complex="IN"/>
    </style:style>
    <style:style style:name="T167" style:family="text">
      <style:text-properties fo:color="#24292e" officeooo:rsid="00414648" style:font-name-asian="Times New Roman" style:language-asian="en" style:country-asian="MY" style:font-name-complex="Courier New" style:language-complex="ta" style:country-complex="IN"/>
    </style:style>
    <style:style style:name="T168" style:family="text">
      <style:text-properties fo:color="#24292e" officeooo:rsid="0051edb5" style:font-name-asian="Times New Roman" style:language-asian="en" style:country-asian="MY" style:font-name-complex="Courier New" style:language-complex="ta" style:country-complex="IN"/>
    </style:style>
    <style:style style:name="T169" style:family="text">
      <style:text-properties fo:color="#24292e" officeooo:rsid="006c59e0" style:font-name-asian="Times New Roman" style:language-asian="en" style:country-asian="MY" style:font-name-complex="Courier New" style:language-complex="ta" style:country-complex="IN"/>
    </style:style>
    <style:style style:name="T170" style:family="text">
      <style:text-properties fo:color="#24292e" fo:font-weight="normal" style:font-name-asian="Times New Roman" style:language-asian="en" style:country-asian="MY" style:font-weight-asian="normal" style:language-complex="ta" style:country-complex="IN" style:font-weight-complex="normal"/>
    </style:style>
    <style:style style:name="T171" style:family="text">
      <style:text-properties fo:color="#24292e" fo:font-weight="normal" officeooo:rsid="0066f859" style:font-name-asian="Times New Roman" style:language-asian="en" style:country-asian="MY" style:font-weight-asian="normal" style:language-complex="ta" style:country-complex="IN" style:font-weight-complex="normal"/>
    </style:style>
    <style:style style:name="T172" style:family="text">
      <style:text-properties fo:color="#24292e" fo:font-weight="normal" officeooo:rsid="00368ef6" style:font-name-asian="Times New Roman" style:language-asian="en" style:country-asian="MY" style:font-weight-asian="normal" style:font-name-complex="Segoe UI" style:language-complex="ta" style:country-complex="IN" style:font-weight-complex="normal"/>
    </style:style>
    <style:style style:name="T173" style:family="text">
      <style:text-properties fo:color="#24292e" fo:font-weight="normal" officeooo:rsid="0026ff32" style:font-name-asian="Times New Roman" style:language-asian="en" style:country-asian="MY" style:font-weight-asian="normal" style:font-name-complex="Segoe UI" style:language-complex="ta" style:country-complex="IN" style:font-weight-complex="normal"/>
    </style:style>
    <style:style style:name="T174" style:family="text">
      <style:text-properties fo:color="#24292e" fo:font-weight="normal" officeooo:rsid="003ee099" style:font-name-asian="Times New Roman" style:language-asian="en" style:country-asian="MY" style:font-weight-asian="normal" style:font-name-complex="Segoe UI" style:language-complex="ta" style:country-complex="IN" style:font-weight-complex="normal"/>
    </style:style>
    <style:style style:name="T175" style:family="text">
      <style:text-properties fo:color="#24292e" fo:font-weight="normal" officeooo:rsid="0058613d" style:font-name-asian="Times New Roman" style:language-asian="en" style:country-asian="MY" style:font-weight-asian="normal" style:font-name-complex="Segoe UI" style:language-complex="ta" style:country-complex="IN" style:font-weight-complex="normal"/>
    </style:style>
    <style:style style:name="T176" style:family="text">
      <style:text-properties fo:color="#24292e" fo:font-weight="normal" officeooo:rsid="0059f4e6" style:font-name-asian="Times New Roman" style:language-asian="en" style:country-asian="MY" style:font-weight-asian="normal" style:font-name-complex="Segoe UI" style:language-complex="ta" style:country-complex="IN" style:font-weight-complex="normal"/>
    </style:style>
    <style:style style:name="T177" style:family="text">
      <style:text-properties fo:color="#24292e" fo:font-weight="normal" officeooo:rsid="006e2db9" style:font-name-asian="Times New Roman" style:language-asian="en" style:country-asian="MY" style:font-weight-asian="normal" style:font-name-complex="Segoe UI" style:language-complex="ta" style:country-complex="IN" style:font-weight-complex="normal"/>
    </style:style>
    <style:style style:name="T178" style:family="text">
      <style:text-properties fo:font-style="italic" officeooo:rsid="0014e09b" style:font-style-asian="italic" style:font-style-complex="italic"/>
    </style:style>
    <style:style style:name="T179" style:family="text">
      <style:text-properties fo:font-style="italic" officeooo:rsid="00187c89" style:font-style-asian="italic" style:font-style-complex="italic"/>
    </style:style>
    <style:style style:name="T180" style:family="text">
      <style:text-properties fo:font-style="italic" fo:font-weight="normal" officeooo:rsid="00414648" fo:background-color="#ffffff" loext:char-shading-value="0" style:font-style-asian="italic" style:font-weight-asian="normal" style:font-name-complex="Segoe UI" style:font-style-complex="italic" style:font-weight-complex="normal"/>
    </style:style>
    <style:style style:name="T181" style:family="text">
      <style:text-properties fo:font-variant="normal" fo:text-transform="none" fo:color="#222222" fo:letter-spacing="normal" fo:language="en" fo:country="IN" fo:font-style="normal" fo:font-weight="normal" officeooo:rsid="00106566" style:font-name-complex="Times New Roman"/>
    </style:style>
    <style:style style:name="T182" style:family="text">
      <style:text-properties fo:font-variant="normal" fo:text-transform="none" fo:color="#222222" fo:letter-spacing="normal" fo:language="en" fo:country="IN" fo:font-style="normal" fo:font-weight="normal" officeooo:rsid="00106566" fo:background-color="#ffffff" loext:char-shading-value="0" style:font-name-complex="Times New Roman"/>
    </style:style>
    <style:style style:name="T183" style:family="text">
      <style:text-properties fo:font-variant="normal" fo:text-transform="none" fo:color="#222222" fo:letter-spacing="normal" fo:language="en" fo:country="IN" fo:font-style="italic" fo:font-weight="normal" officeooo:rsid="00106566" style:font-name-complex="Times New Roman"/>
    </style:style>
    <style:style style:name="T184" style:family="text">
      <style:text-properties fo:font-variant="normal" fo:text-transform="none" fo:color="#222222" style:font-name="FreeSerif" fo:font-size="12pt" fo:letter-spacing="normal" fo:language="en" fo:country="IN" fo:font-style="normal" officeooo:rsid="00106566" fo:background-color="#ffffff" loext:char-shading-value="0" style:font-size-asian="12pt" style:font-name-complex="Times New Roman" style:font-size-complex="12pt"/>
    </style:style>
    <style:style style:name="T185" style:family="text">
      <style:text-properties fo:font-variant="normal" fo:text-transform="none" fo:color="#000000" fo:letter-spacing="normal" fo:font-style="normal" fo:font-weight="normal"/>
    </style:style>
    <style:style style:name="T186" style:family="text">
      <style:text-properties fo:font-variant="normal" fo:text-transform="none" fo:color="#000000" style:font-name="FreeSerif" fo:letter-spacing="normal" fo:font-style="normal" fo:font-weight="normal" style:font-size-asian="12pt" style:font-size-complex="12pt"/>
    </style:style>
    <style:style style:name="T187" style:family="text">
      <style:text-properties fo:font-variant="normal" fo:text-transform="none" fo:color="#000000" style:font-name="FreeSerif" fo:letter-spacing="normal" fo:font-style="normal" fo:font-weight="normal" officeooo:rsid="00368ef6" style:font-size-asian="12pt" style:font-weight-asian="bold" style:font-size-complex="12pt" style:font-weight-complex="bold"/>
    </style:style>
    <style:style style:name="T188" style:family="text">
      <style:text-properties fo:font-variant="normal" fo:text-transform="none" fo:color="#000000" style:font-name="FreeSerif" fo:letter-spacing="normal" fo:font-style="normal" fo:font-weight="normal" officeooo:rsid="005d3b0f" style:font-size-asian="12pt" style:font-weight-asian="bold" style:font-size-complex="12pt" style:font-weight-complex="bold"/>
    </style:style>
    <style:style style:name="T189" style:family="text">
      <style:text-properties fo:font-variant="normal" fo:text-transform="none" fo:color="#000000" style:font-name="FreeSerif" fo:letter-spacing="normal" fo:font-weight="normal" officeooo:rsid="0046a863" style:font-size-asian="12pt" style:font-size-complex="12pt"/>
    </style:style>
    <style:style style:name="T190" style:family="text">
      <style:text-properties fo:font-variant="normal" fo:text-transform="none" fo:color="#000000" style:font-name="FreeSerif" fo:letter-spacing="normal" fo:font-style="italic" fo:font-weight="normal" officeooo:rsid="00368ef6" fo:background-color="#ffffff" loext:char-shading-value="0" style:font-style-asian="italic" style:font-weight-asian="normal" style:font-name-complex="Segoe UI" style:font-style-complex="italic" style:font-weight-complex="normal"/>
    </style:style>
    <style:style style:name="T191" style:family="text">
      <style:text-properties fo:font-variant="normal" fo:text-transform="none" fo:color="#000000" style:font-name="FreeSerif" fo:letter-spacing="normal" fo:font-style="italic" style:text-underline-style="none" fo:font-weight="normal" officeooo:rsid="00414648" fo:background-color="#ffffff" loext:char-shading-value="0" style:font-style-asian="italic" style:font-weight-asian="normal" style:font-name-complex="Courier New" style:font-style-complex="italic" style:font-weight-complex="normal"/>
    </style:style>
    <style:style style:name="T192" style:family="text">
      <style:text-properties fo:font-variant="normal" fo:text-transform="none" fo:color="#000000" style:font-name="FreeSerif" fo:font-size="12pt" fo:letter-spacing="normal" fo:font-style="normal" fo:font-weight="normal" style:font-size-asian="12pt" style:font-size-complex="12pt"/>
    </style:style>
    <style:style style:name="T193" style:family="text">
      <style:text-properties fo:font-variant="normal" fo:text-transform="none" fo:color="#000000" style:font-name="FreeSerif" fo:font-size="12pt" fo:letter-spacing="normal" fo:font-style="normal" fo:font-weight="normal" officeooo:rsid="002d880c" style:font-size-asian="12pt" style:font-size-complex="12pt"/>
    </style:style>
    <style:style style:name="T194" style:family="text">
      <style:text-properties fo:font-variant="normal" fo:text-transform="none" fo:color="#000000" style:font-name="FreeSerif" fo:font-size="12pt" fo:letter-spacing="normal" fo:font-style="normal" fo:font-weight="normal" officeooo:rsid="002f84cb" style:font-size-asian="12pt" style:font-size-complex="12pt"/>
    </style:style>
    <style:style style:name="T195" style:family="text">
      <style:text-properties fo:font-variant="normal" fo:text-transform="none" fo:color="#000000" style:font-name="FreeSerif" fo:font-size="12pt" fo:letter-spacing="normal" fo:font-style="normal" fo:font-weight="normal" officeooo:rsid="0039ebdf" style:font-size-asian="12pt" style:font-size-complex="12pt"/>
    </style:style>
    <style:style style:name="T196" style:family="text">
      <style:text-properties fo:font-variant="normal" fo:text-transform="none" fo:color="#000000" style:font-name="FreeSerif" fo:font-size="12pt" fo:letter-spacing="normal" fo:font-style="normal" fo:font-weight="normal" officeooo:rsid="004bf157" style:font-size-asian="12pt" style:font-size-complex="12pt"/>
    </style:style>
    <style:style style:name="T197" style:family="text">
      <style:text-properties fo:font-variant="normal" fo:text-transform="none" fo:color="#000000" style:font-name="FreeSerif" fo:font-size="12pt" fo:letter-spacing="normal" fo:language="en" fo:country="IN" fo:font-style="normal" style:text-underline-style="none" fo:font-weight="normal" officeooo:rsid="004bf157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198" style:family="text">
      <style:text-properties fo:font-variant="normal" fo:text-transform="none" fo:color="#000000" style:font-name="FreeSerif" fo:font-size="12pt" fo:letter-spacing="normal" fo:language="en" fo:country="IN" fo:font-style="italic" style:text-underline-style="none" fo:font-weight="normal" officeooo:rsid="004bf157" style:font-size-asian="12pt" style:font-style-asian="italic" style:font-weight-asian="normal" style:font-name-complex="Times New Roman" style:font-size-complex="12pt" style:font-style-complex="italic" style:font-weight-complex="normal"/>
    </style:style>
    <style:style style:name="T199" style:family="text">
      <style:text-properties fo:font-variant="normal" fo:text-transform="none" fo:color="#000000" style:font-name="FreeSerif" fo:font-size="12pt" fo:letter-spacing="normal" fo:language="en" fo:country="IN" fo:font-style="italic" style:text-underline-style="none" fo:font-weight="normal" officeooo:rsid="00316e14" style:font-size-asian="12pt" style:font-style-asian="italic" style:font-name-complex="Times New Roman" style:font-size-complex="12pt" style:font-style-complex="italic"/>
    </style:style>
    <style:style style:name="T200" style:family="text">
      <style:text-properties fo:font-variant="normal" fo:text-transform="none" fo:color="#000000" style:font-name="FreeSerif" fo:font-size="12pt" fo:letter-spacing="normal" fo:font-style="italic" fo:font-weight="normal" style:font-size-asian="12pt" style:font-style-asian="italic" style:font-size-complex="12pt" style:font-style-complex="italic"/>
    </style:style>
    <style:style style:name="T201" style:family="text">
      <style:text-properties fo:font-variant="normal" fo:text-transform="none" fo:color="#000000" style:font-name="FreeSerif" fo:font-size="12pt" fo:letter-spacing="normal" fo:font-style="italic" fo:font-weight="normal" officeooo:rsid="0039ebdf" style:font-size-asian="12pt" style:font-style-asian="italic" style:font-size-complex="12pt" style:font-style-complex="italic"/>
    </style:style>
    <style:style style:name="T202" style:family="text">
      <style:text-properties fo:font-variant="normal" fo:text-transform="none" fo:color="#000000" style:font-name="FreeSerif" fo:font-size="12pt" fo:letter-spacing="normal" fo:font-style="italic" style:font-size-asian="12pt" style:font-style-asian="italic" style:font-size-complex="12pt" style:font-style-complex="italic"/>
    </style:style>
    <style:style style:name="T203" style:family="text">
      <style:text-properties fo:font-variant="normal" fo:text-transform="none" fo:color="#000000" fo:font-size="12pt" fo:letter-spacing="normal" fo:language="en" fo:country="IN" fo:font-style="normal" style:text-underline-style="none" fo:font-weight="normal" officeooo:rsid="0023a207" style:font-size-asian="12pt" style:font-style-asian="normal" style:font-name-complex="Times New Roman" style:font-size-complex="12pt" style:font-style-complex="normal"/>
    </style:style>
    <style:style style:name="T204" style:family="text">
      <style:text-properties fo:font-variant="normal" fo:text-transform="none" fo:color="#000000" fo:font-size="12pt" fo:letter-spacing="normal" fo:language="en" fo:country="IN" fo:font-style="normal" style:text-underline-style="none" fo:font-weight="normal" officeooo:rsid="0066f859" style:font-size-asian="12pt" style:font-style-asian="normal" style:font-name-complex="Times New Roman" style:font-size-complex="12pt" style:font-style-complex="normal"/>
    </style:style>
    <style:style style:name="T205" style:family="text">
      <style:text-properties fo:font-variant="normal" fo:text-transform="none" fo:color="#000000" fo:font-size="12pt" fo:letter-spacing="normal" fo:language="en" fo:country="IN" fo:font-style="normal" style:text-underline-style="none" fo:font-weight="normal" officeooo:rsid="0067e39c" style:font-size-asian="12pt" style:font-style-asian="normal" style:font-name-complex="Times New Roman" style:font-size-complex="12pt" style:font-style-complex="normal"/>
    </style:style>
    <style:style style:name="T206" style:family="text">
      <style:text-properties fo:font-variant="normal" fo:text-transform="none" fo:color="#24292e" style:font-name="FreeSerif" fo:font-size="12pt" fo:letter-spacing="normal" fo:font-style="italic" fo:font-weight="bold" officeooo:rsid="0039ebdf" fo:background-color="#ffffff" loext:char-shading-value="0" style:font-name-asian="Times New Roman" style:font-size-asian="12pt" style:language-asian="en" style:country-asian="MY" style:font-style-asian="italic" style:font-weight-asian="bold" style:font-name-complex="Segoe UI" style:font-size-complex="12pt" style:language-complex="ta" style:country-complex="IN" style:font-style-complex="italic" style:font-weight-complex="bold"/>
    </style:style>
    <style:style style:name="T207" style:family="text">
      <style:text-properties fo:font-variant="normal" fo:text-transform="none" fo:color="#24292e" style:font-name="FreeSerif" fo:font-size="12pt" fo:letter-spacing="normal" fo:font-style="italic" fo:font-weight="normal" officeooo:rsid="0039ebdf" fo:background-color="#ffffff" loext:char-shading-value="0" style:font-name-asian="Times New Roman" style:font-size-asian="12pt" style:language-asian="en" style:country-asian="MY" style:font-style-asian="italic" style:font-weight-asian="normal" style:font-name-complex="Segoe UI" style:font-size-complex="12pt" style:language-complex="ta" style:country-complex="IN" style:font-style-complex="italic" style:font-weight-complex="normal"/>
    </style:style>
    <style:style style:name="T208" style:family="text">
      <style:text-properties fo:font-variant="normal" fo:text-transform="none" fo:color="#24292e" style:font-name="FreeSerif" fo:font-size="12pt" fo:letter-spacing="normal" fo:font-style="normal" fo:font-weight="normal" officeooo:rsid="0039ebdf" fo:background-color="#ffffff" loext:char-shading-value="0" style:font-name-asian="Times New Roman" style:font-size-asian="12pt" style:language-asian="en" style:country-asian="MY" style:font-style-asian="normal" style:font-weight-asian="normal" style:font-name-complex="Segoe UI" style:font-size-complex="12pt" style:language-complex="ta" style:country-complex="IN" style:font-style-complex="normal" style:font-weight-complex="normal"/>
    </style:style>
    <style:style style:name="T209" style:family="text">
      <style:text-properties fo:font-variant="normal" fo:text-transform="none" fo:color="#24292e" fo:letter-spacing="normal" fo:font-style="italic" fo:font-weight="normal" fo:background-color="#ffffff" loext:char-shading-value="0" style:font-name-asian="Times New Roman" style:font-size-asian="12pt" style:language-asian="en" style:country-asian="MY" style:font-style-asian="italic" style:font-name-complex="Segoe UI" style:font-size-complex="12pt" style:language-complex="ta" style:country-complex="IN" style:font-style-complex="italic"/>
    </style:style>
    <style:style style:name="T210" style:family="text">
      <style:text-properties fo:font-variant="normal" fo:text-transform="none" fo:color="#24292e" fo:letter-spacing="normal" fo:font-style="italic" fo:font-weight="normal" officeooo:rsid="0046a863" fo:background-color="#ffffff" loext:char-shading-value="0" style:font-name-asian="Times New Roman" style:font-size-asian="12pt" style:language-asian="en" style:country-asian="MY" style:font-style-asian="italic" style:font-name-complex="Segoe UI" style:font-size-complex="12pt" style:language-complex="ta" style:country-complex="IN" style:font-style-complex="italic"/>
    </style:style>
    <style:style style:name="T211" style:family="text">
      <style:text-properties fo:font-variant="normal" fo:text-transform="none" fo:color="#24292e" fo:letter-spacing="normal" fo:font-style="italic" fo:font-weight="normal" officeooo:rsid="0046a863" fo:background-color="#ffffff" loext:char-shading-value="0" style:font-name-asian="Times New Roman" style:font-size-asian="12pt" style:language-asian="en" style:country-asian="MY" style:font-style-asian="italic" style:font-name-complex="Times New Roman" style:font-size-complex="12pt" style:language-complex="ta" style:country-complex="IN" style:font-style-complex="italic"/>
    </style:style>
    <style:style style:name="T212" style:family="text">
      <style:text-properties fo:font-variant="normal" fo:text-transform="none" fo:color="#24292e" fo:letter-spacing="normal" fo:font-style="italic" fo:font-weight="bold" fo:background-color="#ffffff" loext:char-shading-value="0" style:font-name-asian="Times New Roman" style:font-size-asian="12pt" style:language-asian="en" style:country-asian="MY" style:font-style-asian="italic" style:font-weight-asian="bold" style:font-name-complex="Segoe UI" style:font-size-complex="12pt" style:language-complex="ta" style:country-complex="IN" style:font-style-complex="italic" style:font-weight-complex="bold"/>
    </style:style>
    <style:style style:name="T213" style:family="text">
      <style:text-properties fo:font-variant="normal" fo:text-transform="none" fo:color="#24292e" fo:letter-spacing="normal" fo:font-weight="normal" officeooo:rsid="0046a863" fo:background-color="#ffffff" loext:char-shading-value="0" style:font-name-asian="Times New Roman" style:font-size-asian="12pt" style:language-asian="en" style:country-asian="MY" style:font-style-asian="normal" style:font-name-complex="Segoe UI" style:font-size-complex="12pt" style:language-complex="ta" style:country-complex="IN" style:font-style-complex="normal"/>
    </style:style>
    <style:style style:name="T214" style:family="text">
      <style:text-properties fo:font-variant="normal" fo:text-transform="none" fo:color="#24292e" fo:letter-spacing="normal" fo:font-weight="normal" officeooo:rsid="0046a863" fo:background-color="#ffffff" loext:char-shading-value="0" style:font-name-asian="Times New Roman" style:font-size-asian="12pt" style:language-asian="en" style:country-asian="MY" style:font-style-asian="normal" style:font-name-complex="Times New Roman" style:font-size-complex="12pt" style:language-complex="ta" style:country-complex="IN" style:font-style-complex="normal"/>
    </style:style>
    <style:style style:name="T215" style:family="text">
      <style:text-properties fo:font-variant="normal" fo:text-transform="none" fo:color="#24292e" fo:letter-spacing="normal" fo:font-weight="normal" officeooo:rsid="0058613d" fo:background-color="#ffffff" loext:char-shading-value="0" style:font-name-asian="Times New Roman" style:font-size-asian="12pt" style:language-asian="en" style:country-asian="MY" style:font-style-asian="normal" style:font-name-complex="Times New Roman" style:font-size-complex="12pt" style:language-complex="ta" style:country-complex="IN" style:font-style-complex="normal"/>
    </style:style>
    <style:style style:name="T216" style:family="text">
      <style:text-properties fo:font-variant="normal" fo:text-transform="none" fo:color="#24292e" fo:letter-spacing="normal" fo:font-weight="normal" officeooo:rsid="0046a863" fo:background-color="#ffffff" loext:char-shading-value="0" style:font-name-asian="Times New Roman" style:font-size-asian="12pt" style:language-asian="en" style:country-asian="MY" style:font-style-asian="normal" style:font-weight-asian="normal" style:font-name-complex="Times New Roman" style:font-size-complex="12pt" style:language-complex="ta" style:country-complex="IN" style:font-style-complex="normal" style:font-weight-complex="normal"/>
    </style:style>
    <style:style style:name="T217" style:family="text">
      <style:text-properties fo:font-variant="normal" fo:text-transform="none" fo:color="#24292e" fo:letter-spacing="normal" fo:font-weight="normal" officeooo:rsid="0046a863" fo:background-color="#ffffff" loext:char-shading-value="0" style:font-name-asian="Times New Roman" style:font-size-asian="12pt" style:language-asian="en" style:country-asian="MY" style:font-style-asian="normal" style:font-weight-asian="normal" style:font-name-complex="Courier New" style:font-size-complex="12pt" style:language-complex="ta" style:country-complex="IN" style:font-style-complex="normal" style:font-weight-complex="normal"/>
    </style:style>
    <style:style style:name="T218" style:family="text">
      <style:text-properties fo:font-variant="normal" fo:text-transform="none" fo:color="#24292e" fo:letter-spacing="normal" fo:font-weight="bold" officeooo:rsid="0046a863" fo:background-color="#ffffff" loext:char-shading-value="0" style:font-name-asian="Times New Roman" style:font-size-asian="12pt" style:language-asian="en" style:country-asian="MY" style:font-style-asian="normal" style:font-weight-asian="bold" style:font-name-complex="Times New Roman" style:font-size-complex="12pt" style:language-complex="ta" style:country-complex="IN" style:font-style-complex="normal" style:font-weight-complex="bold"/>
    </style:style>
    <style:style style:name="T219" style:family="text">
      <style:text-properties fo:font-variant="normal" fo:text-transform="none" fo:color="#24292e" fo:letter-spacing="normal" fo:language="en" fo:country="IN" fo:font-style="italic" fo:font-weight="normal" officeooo:rsid="005260e1" style:font-name-asian="Times New Roman" style:font-size-asian="12pt" style:language-asian="en" style:country-asian="MY" style:font-style-asian="italic" style:font-weight-asian="normal" style:font-name-complex="Segoe UI" style:font-size-complex="12pt" style:language-complex="ta" style:country-complex="IN" style:font-style-complex="italic" style:font-weight-complex="normal"/>
    </style:style>
    <style:style style:name="T220" style:family="text">
      <style:text-properties fo:font-variant="normal" fo:text-transform="none" fo:color="#24292e" fo:font-size="12pt" fo:letter-spacing="normal" fo:language="en" fo:country="IN" fo:font-style="italic" style:text-underline-style="none" fo:font-weight="normal" officeooo:rsid="005260e1" style:font-name-asian="Times New Roman" style:font-size-asian="12pt" style:language-asian="en" style:country-asian="MY" style:font-style-asian="italic" style:font-weight-asian="normal" style:font-name-complex="Segoe UI" style:font-size-complex="12pt" style:language-complex="ta" style:country-complex="IN" style:font-style-complex="italic" style:font-weight-complex="normal"/>
    </style:style>
    <style:style style:name="T221" style:family="text">
      <style:text-properties fo:font-variant="normal" fo:text-transform="none" fo:color="#24292e" fo:font-size="12pt" fo:letter-spacing="normal" fo:language="en" fo:country="IN" fo:font-style="italic" style:text-underline-style="none" fo:font-weight="normal" officeooo:rsid="0067e39c" style:font-name-asian="Times New Roman" style:font-size-asian="12pt" style:language-asian="en" style:country-asian="MY" style:font-style-asian="italic" style:font-weight-asian="normal" style:font-name-complex="Segoe UI" style:font-size-complex="12pt" style:language-complex="ta" style:country-complex="IN" style:font-style-complex="italic" style:font-weight-complex="normal"/>
    </style:style>
    <style:style style:name="T222" style:family="text">
      <style:text-properties fo:color="#222222" fo:letter-spacing="normal" fo:language="en" fo:country="IN" fo:font-style="italic" fo:font-weight="normal" officeooo:rsid="00106566" style:font-name-complex="Times New Roman"/>
    </style:style>
    <style:style style:name="T223" style:family="text">
      <style:text-properties fo:color="#222222" fo:letter-spacing="normal" fo:language="en" fo:country="IN" fo:font-style="italic" fo:font-weight="normal" officeooo:rsid="00106566" fo:background-color="#ffffff" loext:char-shading-value="0" style:font-name-complex="Times New Roman"/>
    </style:style>
    <style:style style:name="T224" style:family="text">
      <style:text-properties fo:font-weight="bold" officeooo:rsid="00187c89" style:font-weight-asian="bold" style:font-weight-complex="bold"/>
    </style:style>
    <style:style style:name="T225" style:family="text">
      <style:text-properties fo:font-weight="bold" officeooo:rsid="00368ef6" fo:background-color="#ffffff" loext:char-shading-value="0" style:font-weight-asian="bold" style:font-name-complex="Segoe UI" style:font-weight-complex="bold"/>
    </style:style>
    <style:style style:name="T226" style:family="text">
      <style:text-properties fo:font-weight="bold" officeooo:rsid="00414648" fo:background-color="#ffffff" loext:char-shading-value="0" style:font-weight-asian="bold" style:font-name-complex="Segoe UI" style:font-weight-complex="bold"/>
    </style:style>
    <style:style style:name="T227" style:family="text">
      <style:text-properties style:text-underline-style="solid" style:text-underline-width="auto" style:text-underline-color="font-color"/>
    </style:style>
    <style:style style:name="T228" style:family="text">
      <style:text-properties style:text-underline-style="solid" style:text-underline-width="auto" style:text-underline-color="font-color" officeooo:rsid="0019ff6c"/>
    </style:style>
    <style:style style:name="T229" style:family="text">
      <style:text-properties style:text-underline-style="solid" style:text-underline-width="auto" style:text-underline-color="font-color" officeooo:rsid="001345f6"/>
    </style:style>
    <style:style style:name="T230" style:family="text">
      <style:text-properties style:text-underline-style="solid" style:text-underline-width="auto" style:text-underline-color="font-color" officeooo:rsid="0014e09b"/>
    </style:style>
    <style:style style:name="T231" style:family="text">
      <style:text-properties style:text-underline-style="solid" style:text-underline-width="auto" style:text-underline-color="font-color" officeooo:rsid="00187c89"/>
    </style:style>
    <style:style style:name="T232" style:family="text">
      <style:text-properties style:text-underline-style="solid" style:text-underline-width="auto" style:text-underline-color="font-color" fo:font-weight="normal" officeooo:rsid="00264206" fo:background-color="#ffffff" loext:char-shading-value="0" style:font-weight-asian="normal" style:font-name-complex="Courier New" style:font-weight-complex="normal"/>
    </style:style>
    <style:style style:name="T233" style:family="text">
      <style:text-properties style:text-underline-style="solid" style:text-underline-width="auto" style:text-underline-color="font-color" fo:font-weight="normal" officeooo:rsid="00368ef6" fo:background-color="#ffffff" loext:char-shading-value="0" style:font-weight-asian="normal" style:font-name-complex="Courier New" style:font-weight-complex="normal"/>
    </style:style>
    <style:style style:name="T234" style:family="text">
      <style:text-properties style:text-underline-style="solid" style:text-underline-width="auto" style:text-underline-color="font-color" fo:font-weight="normal" officeooo:rsid="0046a863" fo:background-color="#ffffff" loext:char-shading-value="0" style:font-weight-asian="normal" style:font-name-complex="Courier New" style:font-weight-complex="normal"/>
    </style:style>
    <style:style style:name="T235" style:family="text">
      <style:text-properties style:text-underline-style="solid" style:text-underline-width="auto" style:text-underline-color="font-color" fo:font-weight="normal" officeooo:rsid="006b2112" fo:background-color="#ffffff" loext:char-shading-value="0" style:font-weight-asian="normal" style:font-name-complex="Courier New" style:font-weight-complex="normal"/>
    </style:style>
    <style:style style:name="T236" style:family="text">
      <style:text-properties style:text-underline-style="solid" style:text-underline-width="auto" style:text-underline-color="font-color" fo:font-weight="normal" officeooo:rsid="0046a863" fo:background-color="#ffffff" loext:char-shading-value="0" style:font-weight-asian="normal" style:font-name-complex="Segoe UI" style:font-weight-complex="normal"/>
    </style:style>
    <style:style style:name="T237" style:family="text">
      <style:text-properties style:text-underline-style="solid" style:text-underline-width="auto" style:text-underline-color="font-color" officeooo:rsid="00601493"/>
    </style:style>
    <style:style style:name="T238" style:family="text">
      <style:text-properties officeooo:rsid="0014e09b"/>
    </style:style>
    <style:style style:name="T239" style:family="text">
      <style:text-properties style:text-underline-style="none" fo:font-weight="normal" officeooo:rsid="00264206" fo:background-color="#ffffff" loext:char-shading-value="0" style:font-weight-asian="normal" style:font-name-complex="Courier New" style:font-weight-complex="normal"/>
    </style:style>
    <style:style style:name="T240" style:family="text">
      <style:text-properties officeooo:rsid="00187c89"/>
    </style:style>
    <style:style style:name="T241" style:family="text">
      <style:text-properties fo:font-size="12pt" fo:language="en" fo:country="IN" officeooo:rsid="002ce6fc" style:font-size-asian="12pt" style:font-size-complex="12pt"/>
    </style:style>
    <style:style style:name="T242" style:family="text">
      <style:text-properties fo:font-size="12pt" fo:language="en" fo:country="IN" officeooo:rsid="005b2836" style:font-size-asian="12pt" style:font-size-complex="12pt"/>
    </style:style>
    <style:style style:name="T243" style:family="text">
      <style:text-properties officeooo:rsid="002ce6fc"/>
    </style:style>
    <style:style style:name="T244" style:family="text">
      <style:text-properties fo:language="en" fo:country="IN" style:text-underline-style="none" fo:font-weight="normal" officeooo:rsid="0033b81f" style:font-size-asian="12pt" style:font-weight-asian="normal" style:font-name-complex="Times New Roman" style:font-size-complex="12pt" style:font-weight-complex="normal"/>
    </style:style>
    <style:style style:name="T245" style:family="text">
      <style:text-properties fo:language="en" fo:country="IN" style:text-underline-style="none" fo:font-weight="normal" officeooo:rsid="005d0f6d" style:font-size-asian="12pt" style:font-weight-asian="normal" style:font-name-complex="Times New Roman" style:font-size-complex="12pt" style:font-weight-complex="normal"/>
    </style:style>
    <style:style style:name="T246" style:family="text">
      <style:text-properties officeooo:rsid="002f84cb"/>
    </style:style>
    <style:style style:name="T247" style:family="text">
      <style:text-properties fo:font-weight="normal" officeooo:rsid="00368ef6" fo:background-color="#ffffff" loext:char-shading-value="0" style:font-weight-asian="normal" style:font-name-complex="Segoe UI" style:font-weight-complex="normal"/>
    </style:style>
    <style:style style:name="T248" style:family="text">
      <style:text-properties fo:font-weight="normal" officeooo:rsid="00414648" fo:background-color="#ffffff" loext:char-shading-value="0" style:font-weight-asian="normal" style:font-name-complex="Segoe UI" style:font-weight-complex="normal"/>
    </style:style>
    <style:style style:name="T249" style:family="text">
      <style:text-properties fo:font-weight="normal" officeooo:rsid="00693eaf" fo:background-color="#ffffff" loext:char-shading-value="0" style:font-weight-asian="normal" style:font-name-complex="Segoe UI" style:font-weight-complex="normal"/>
    </style:style>
    <style:style style:name="T250" style:family="text">
      <style:text-properties officeooo:rsid="00368ef6"/>
    </style:style>
    <style:style style:name="T251" style:family="text">
      <style:text-properties officeooo:rsid="00399999"/>
    </style:style>
    <style:style style:name="T252" style:family="text">
      <style:text-properties officeooo:rsid="002f84cb" fo:background-color="#ffffff" loext:char-shading-value="0"/>
    </style:style>
    <style:style style:name="T253" style:family="text">
      <style:text-properties officeooo:rsid="00449eed" fo:background-color="#ffffff" loext:char-shading-value="0"/>
    </style:style>
    <style:style style:name="T254" style:family="text">
      <style:text-properties officeooo:rsid="0067e39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7"><text:span text:style-name="T1">Issue 1: Case=Dat, tag=</text:span><text:span text:style-name="T6">'</text:span><text:span text:style-name="T1">obj</text:span><text:span text:style-name="T6">'</text:span><text:span text:style-name="T1">/</text:span><text:span text:style-name="T6">'</text:span><text:span text:style-name="T2">obl</text:span><text:span text:style-name="T6">'</text:span><text:span text:style-name="T2">/</text:span><text:span text:style-name="T6">'</text:span><text:span text:style-name="T5">iobj</text:span><text:span text:style-name="T6">'</text:span><text:span text:style-name="T5">/</text:span><text:span text:style-name="T6">'</text:span><text:span text:style-name="T5">nsubj</text:span><text:span text:style-name="T6">'</text:span></text:p>
      <text:p text:style-name="P52"/>
      <text:p text:style-name="P22"><text:span text:style-name="T16">(i) </text:span><text:span text:style-name="T15">The dative-subject constructions:</text:span></text:p>
      <text:list xml:id="list8080819382512701064" text:style-name="WWNum1">
        <text:list-header>
          <text:p text:style-name="P68"><text:span text:style-name="T15">In </text:span><text:span text:style-name="T16">I</text:span><text:span text:style-name="T15">ndian language</text:span><text:span text:style-name="T16">s</text:span><text:span text:style-name="T15">, the occurrence of dative-marked subjects are more prevelent </text:span><text:span text:style-name="T22">(</text:span><text:span text:style-name="T23">C</text:span><text:span text:style-name="T22">f. </text:span><text:span text:style-name="T184">Bhaskararao, P. &amp; Subbarao, K. V., 2004</text:span><text:span text:style-name="T22">)</text:span><text:span text:style-name="T22"><text:note text:id="ftn1" text:note-class="footnote"><text:note-citation>1</text:note-citation><text:note-body><text:p text:style-name="P13"><text:span text:style-name="T181">Bhaskararao, P. &amp; Subbarao, K.V. 2004</text:span><text:span text:style-name="T182">. </text:span><text:span text:style-name="T223">Non-no</text:span><text:span text:style-name="T222">minative subjects</text:span><text:span text:style-name="T183">.</text:span><text:span text:style-name="T181"> </text:span><text:span text:style-name="T185">Netherlands: </text:span><text:span text:style-name="T181">John Benjamins Publishing. Vol 1.</text:span></text:p></text:note-body></text:note></text:span><text:span text:style-name="T22">. In certain constructions, the dative-marked subject</text:span><text:span text:style-name="T15"> functions as an experiencer </text:span><text:span text:style-name="T16">in Tamil. </text:span><text:span text:style-name="T19">For example,</text:span></text:p>
          <text:p text:style-name="P62"/>
          <text:p text:style-name="P69"><text:span text:style-name="T16">(</text:span><text:span text:style-name="T83">sent_id = dev-s</text:span><text:span text:style-name="T16">1) </text:span><text:span text:style-name="T14">ena-kku</text:span><text:span text:style-name="T16"> <text:s/></text:span><text:span text:style-name="T27">uṭal nilai <text:s/>cariy-illai</text:span></text:p>
          <text:p text:style-name="P64"><text:span text:style-name="T26"><text:s text:c="3"/></text:span><text:span text:style-name="T32"><text:s text:c="2"/><text:tab/> <text:s text:c="5"/></text:span><text:span text:style-name="T33">I-DAT</text:span><text:span text:style-name="T32"> <text:s text:c="2"/>body status good-NOT</text:span></text:p>
          <text:p text:style-name="P64"><text:span text:style-name="T26"><text:s text:c="17"/></text:span><text:span text:style-name="T32">'I am not well'</text:span></text:p>
        </text:list-header>
      </text:list>
      <text:p text:style-name="P52"/>
      <text:p text:style-name="P36"><text:span text:style-name="T20">Such construction is seen in sentence</text:span><text:span text:style-name="T16"> </text:span><text:span text:style-name="T24">(</text:span><text:span text:style-name="T85">sent_id = dev-s</text:span><text:span text:style-name="T25">5</text:span><text:span text:style-name="T24">)</text:span><text:span text:style-name="T16"> </text:span><text:span text:style-name="T20">of the UD annotated corpus, </text:span><text:span text:style-name="T19">where </text:span><text:span text:style-name="T16">the dative marked noun (i.e. Case=Dat) is given as *obj. (</text:span><text:span text:style-name="T17">Thus, c</text:span><text:span text:style-name="T15">onsidering the dative case marked subjects as experiencer, giving a different tag would be a good option</text:span><text:span text:style-name="T16">).</text:span></text:p>
      <text:p text:style-name="P54"/>
      <text:list xml:id="list163404332521640" text:continue-numbering="true" text:style-name="WWNum1">
        <text:list-header>
          <text:p text:style-name="P71"><text:span text:style-name="T16">(ii) The tag</text:span><text:span text:style-name="T15"> </text:span><text:span text:style-name="T18">'</text:span><text:span text:style-name="T28">obj</text:span><text:span text:style-name="T29">'</text:span><text:span text:style-name="T28"> </text:span><text:span text:style-name="T15"><text:s/></text:span><text:span text:style-name="T16">in relation with [-transitive] verb:</text:span></text:p>
          <text:p text:style-name="P72">The nouns which denotes the destination is given the tag 'obj' <text:s/>in relation with [-transitive] verb. </text:p>
        </text:list-header>
      </text:list>
      <text:p text:style-name="P56"><text:s/></text:p>
      <text:list xml:id="list1991421454513568344" text:style-name="WWNum9">
        <text:list-header>
          <text:p text:style-name="P70"><text:span text:style-name="T59">(</text:span><text:span text:style-name="T129">sent_id = dev-s</text:span><text:span text:style-name="T60">8</text:span><text:span text:style-name="T59">)</text:span><text:span text:style-name="T56"> </text:span><text:span text:style-name="T55">maruttuvamanai-kku</text:span><text:span text:style-name="T53"> </text:span><text:span text:style-name="T54">[</text:span><text:span text:style-name="T53">varukai ta-ntatum</text:span><text:span text:style-name="T54">]</text:span><text:span text:style-name="T53">, atarkērpa uṭalnilaiyum cariyillai.</text:span></text:p>
          <text:list>
            <text:list-header>
              <text:p text:style-name="P65"><text:span text:style-name="T69">h</text:span><text:span text:style-name="T68">ospital-DAT </text:span><text:span text:style-name="T66"><text:s text:c="15"/>reach-as soon as ….</text:span></text:p>
            </text:list-header>
          </text:list>
          <text:p text:style-name="P63"/>
        </text:list-header>
      </text:list>
      <text:p text:style-name="P38"><text:span text:style-name="T63">Here, </text:span><text:span text:style-name="T57">maruttuvamanai-kku</text:span><text:span text:style-name="T66"> </text:span><text:span text:style-name="T67">is a</text:span><text:span text:style-name="T63"> location a</text:span><text:span text:style-name="T64">nd </text:span><text:span text:style-name="T65">thus, </text:span><text:span text:style-name="T64">need</text:span><text:span text:style-name="T65">ed</text:span><text:span text:style-name="T64"> to be tagged as 'obl'</text:span><text:span text:style-name="T63"> </text:span></text:p>
      <text:p text:style-name="P1"/>
      <text:p text:style-name="P1"><text:span text:style-name="T228">(iii) The tag </text:span><text:span text:style-name="T229">'</text:span><text:span text:style-name="T231">i</text:span><text:span text:style-name="T3">obj</text:span><text:span text:style-name="T4">'</text:span><text:span text:style-name="T228"> for direct object </text:span><text:span text:style-name="T230">(</text:span><text:span text:style-name="T237">'</text:span><text:span text:style-name="T230">obj</text:span><text:span text:style-name="T237">'</text:span><text:span text:style-name="T230">)</text:span><text:span text:style-name="T228">:</text:span></text:p>
      <text:p text:style-name="P1"><text:span text:style-name="T238">The nouns with </text:span><text:span text:style-name="T178">-</text:span><text:span text:style-name="T179">ku/-ukku </text:span><text:span text:style-name="T8">are marked as direct object.</text:span><text:span text:style-name="T238"> </text:span></text:p>
      <text:p text:style-name="P1"/>
      <text:p text:style-name="P3"><text:span text:style-name="T252">(</text:span><text:span text:style-name="T146">sent_id = dev-s</text:span><text:span text:style-name="T253">26</text:span><text:span text:style-name="T252">) </text:span><text:span text:style-name="T147"><text:s/>...ālai nirvākaṅkaḷ <text:s text:c="10"/></text:span><text:span text:style-name="T148">tolilāḷarḷ-ukku </text:span><text:span text:style-name="T147">etirāka ceyalpaṭukinrana. <text:s text:c="6"/><text:tab/> <text:s text:c="8"/></text:span><text:span text:style-name="T240"><text:tab/><text:tab/><text:tab/>insdustrial companies <text:s text:c="2"/></text:span><text:span text:style-name="T224">workers-DAT</text:span><text:span text:style-name="T240"> <text:s/>against <text:s/>acted</text:span></text:p>
      <text:p text:style-name="P2"><text:span text:style-name="T147"><text:tab/> <text:s text:c="8"/><text:tab/> <text:s text:c="10"/></text:span><text:span text:style-name="T240">'... industrial companies acted against the workers'</text:span></text:p>
      <text:p text:style-name="P1"/>
      <text:p text:style-name="P2"><text:span text:style-name="T240">The nouns with </text:span><text:span text:style-name="T178">-</text:span><text:span text:style-name="T179">ku/-ukku </text:span><text:span text:style-name="T8">(Case=Dat) except locations are to be marked as </text:span><text:span text:style-name="T11">'</text:span><text:span text:style-name="T8">iobj</text:span><text:span text:style-name="T11">'</text:span><text:span text:style-name="T8">.</text:span></text:p>
      <text:p text:style-name="P2"/>
      <text:p text:style-name="P6"><text:span text:style-name="T8">I</text:span><text:span text:style-name="T7">ssue 2: </text:span><text:span text:style-name="T9">Tag=</text:span><text:span text:style-name="T11">'</text:span><text:span text:style-name="T7">nmod</text:span><text:span text:style-name="T11">'</text:span></text:p>
      <text:p text:style-name="P73"><text:s/></text:p>
      <text:p text:style-name="P29"><text:span text:style-name="T43">(i) The tag '</text:span><text:span text:style-name="T44">flat' instead of </text:span><text:span text:style-name="T45">'</text:span><text:span text:style-name="T44">nmod</text:span><text:span text:style-name="T45">'</text:span></text:p>
      <text:p text:style-name="P30"><text:span text:style-name="T42">In</text:span><text:span text:style-name="T41"> </text:span><text:span text:style-name="T40">examples </text:span><text:span text:style-name="T41">seen in (</text:span><text:span text:style-name="T88">sent_id = dev-s</text:span><text:span text:style-name="T41">6), (</text:span><text:span text:style-name="T88">sent_id = dev-s</text:span><text:span text:style-name="T41">35), (</text:span><text:span text:style-name="T88">sent_id = dev-s</text:span><text:span text:style-name="T41">55) and (</text:span><text:span text:style-name="T88">sent_id = dev-s</text:span><text:span text:style-name="T41">59), </text:span><text:span text:style-name="T42">the tag 'nmod' is used instead of 'flat'. As seen in UD guideline “</text:span><text:span text:style-name="T48">The tag flat is </text:span><text:span text:style-name="T198">used for exocentric (headless) semi-fixed MWEs like names (</text:span><text:span text:style-name="Emphasis"><text:span text:style-name="T49">Hillary Rodham Clinton</text:span></text:span><text:span text:style-name="T198">) and dates (</text:span><text:span text:style-name="Emphasis"><text:span text:style-name="T49">24 December</text:span></text:span><text:span text:style-name="T198">)”</text:span><text:span text:style-name="T197">.</text:span><text:span text:style-name="T194"> In fact, the tag </text:span><text:span text:style-name="T196">'flat'</text:span><text:span text:style-name="T194"> is not seen under the list of UD Tamil tags.</text:span></text:p>
      <text:p text:style-name="P79"/>
      <text:list xml:id="list8707239737811070746" text:style-name="WWNum4">
        <text:list-header>
          <text:p text:style-name="P83"><text:span text:style-name="T106">(</text:span><text:span text:style-name="T114">sent_id = dev-s</text:span><text:span text:style-name="T110">4</text:span><text:span text:style-name="T106">)...</text:span><text:span text:style-name="T104">mattiya amaiccarumāna </text:span><text:span text:style-name="T118">tayāniti māran...</text:span></text:p>
          <text:list>
            <text:list-header>
              <text:p text:style-name="P84"><text:span text:style-name="T118"><text:s text:c="29"/>...</text:span><text:span text:style-name="T135">central minister<text:tab/> <text:s text:c="10"/>Dayanidhi Maran...</text:span></text:p>
            </text:list-header>
          </text:list>
        </text:list-header>
      </text:list>
      <text:p text:style-name="P59"/>
      <text:p text:style-name="P12">Here, <text:span text:style-name="T145">tayāniti māran</text:span><text:span text:style-name="T159"> </text:span><text:span text:style-name="T155">is a person’s name. So, such tags </text:span><text:span text:style-name="T158">could</text:span><text:span text:style-name="T155"> be marked with the tag </text:span><text:span text:style-name="T156">'</text:span><text:span text:style-name="T155">flat</text:span><text:span text:style-name="T156">'</text:span><text:span text:style-name="T155">, instead of </text:span><text:span text:style-name="T157">'</text:span><text:span text:style-name="T170">nmod</text:span><text:span text:style-name="T171">'</text:span><text:span text:style-name="T155">. </text:span></text:p>
      <text:p text:style-name="P58"/>
      <text:p text:style-name="P8">(ii) The tag 'appos' instead of <text:span text:style-name="T254">'</text:span>nmod<text:span text:style-name="T254">'</text:span>:</text:p>
      <text:list xml:id="list163405575225185" text:continue-list="list1991421454513568344" text:style-name="WWNum9">
        <text:list-header>
          <text:p text:style-name="P78"><text:span text:style-name="T204">In example </text:span><text:span text:style-name="T203">seen in (</text:span><text:span text:style-name="T220">sent_id = dev-s</text:span><text:span text:style-name="T221">11</text:span><text:span text:style-name="T203">), </text:span><text:span text:style-name="T204">the tag '</text:span><text:span text:style-name="T205">nmod' is used instead of 'appos'.</text:span><text:span text:style-name="T203"> </text:span><text:span text:style-name="T205">According to UD </text:span><text:soft-page-break/><text:span text:style-name="T205">guidelines, </text:span><text:span text:style-name="T199">“The tag appos is a nominal immediately following the first noun that serves to define, modify, name, or describe that noun.” </text:span></text:p>
          <text:p text:style-name="P81"/>
          <text:p text:style-name="P85"><text:span text:style-name="T107">(</text:span><text:span text:style-name="T88">sent_id = dev-s</text:span><text:span text:style-name="T111">11</text:span><text:span text:style-name="T107">)</text:span><text:span text:style-name="T104">...intat tokutiyin </text:span><text:span text:style-name="T118">(cēppākkam)...</text:span></text:p>
          <text:list text:continue-numbering="true">
            <text:list-header>
              <text:p text:style-name="P85"><text:span text:style-name="T118"><text:s text:c="30"/></text:span><text:span text:style-name="T133">...</text:span><text:span text:style-name="T139">this constituency's (Cheppakkam)...</text:span></text:p>
            </text:list-header>
          </text:list>
        </text:list-header>
      </text:list>
      <text:p text:style-name="P61"/>
      <text:p text:style-name="P7"><text:span text:style-name="T151">Here, </text:span><text:span text:style-name="T145">cēppākkam</text:span><text:span text:style-name="T150"> </text:span><text:span text:style-name="T151">is a place </text:span><text:span text:style-name="T153">which is given in bracket to define</text:span><text:span text:style-name="T151">, </text:span><text:span text:style-name="T145">intat</text:span><text:span text:style-name="T150"> </text:span><text:span text:style-name="T145">tokutiyin</text:span><text:span text:style-name="T150">. </text:span><text:span text:style-name="T151">In the general UD tagset, such relations are marked with </text:span><text:span text:style-name="T152">'</text:span><text:span text:style-name="T12">appos</text:span><text:span text:style-name="T13">'</text:span><text:span text:style-name="T7">, which is not found in Tamil UD. <text:s/></text:span></text:p>
      <text:p text:style-name="P60"/>
      <text:p text:style-name="P74">(iii) The tag 'obl' instead of 'nmod':</text:p>
      <text:p text:style-name="P26"><text:span text:style-name="T39">According to UD, “</text:span><text:span text:style-name="T50">t</text:span><text:span text:style-name="T200">he </text:span><text:span text:style-name="T201">'</text:span><text:span text:style-name="Source_20_Text"><text:span text:style-name="T61">nmod</text:span></text:span><text:span text:style-name="Source_20_Text"><text:span text:style-name="T62">'</text:span></text:span><text:span text:style-name="Source_20_Text"><text:span text:style-name="T202"> </text:span></text:span><text:span text:style-name="T200">relation is used for nominal dependents of another noun or noun phrase and functionally corresponds to an attribute, or genitive complement”.</text:span><text:span text:style-name="T192"> </text:span><text:span text:style-name="T195">Here, </text:span><text:span text:style-name="T206">tamilnāṭu</text:span><text:span text:style-name="T207"> </text:span><text:span text:style-name="T208">is just a place neither functions as an attribute nor as a genitive complement. </text:span></text:p>
      <text:p text:style-name="P44"><text:span text:style-name="T123">(</text:span><text:span text:style-name="T89">sent_id = dev-s</text:span><text:span text:style-name="T125">14</text:span><text:span text:style-name="T123">)</text:span><text:span text:style-name="T118"> ...tamilnāṭu</text:span><text:span text:style-name="T122"> muluvatum kōlākalamākak koṇṭāṭap paṭukiratu</text:span><text:span text:style-name="T120">.</text:span></text:p>
      <text:p text:style-name="P43"><text:span text:style-name="T120"><text:tab/> <text:s text:c="18"/>... </text:span><text:span text:style-name="T143">tamilnadu <text:s/>throughout <text:s text:c="5"/>grand <text:s text:c="14"/>celeberated</text:span></text:p>
      <text:p text:style-name="P19"/>
      <text:p text:style-name="P26"><text:span text:style-name="T72">The word </text:span><text:span text:style-name="T77"><text:s/></text:span><text:span text:style-name="T122">tamilnāṭu </text:span><text:span text:style-name="T133">is supposed to be marked as </text:span><text:span text:style-name="T134">'</text:span><text:span text:style-name="T133">obl</text:span><text:span text:style-name="T134">'</text:span><text:span text:style-name="T133"> and not as </text:span><text:span text:style-name="T140">'</text:span><text:span text:style-name="T133">nmod</text:span><text:span text:style-name="T140">'</text:span><text:span text:style-name="T133">. </text:span></text:p>
      <text:p text:style-name="P19"/>
      <text:p text:style-name="P27"><text:span text:style-name="T94">(i</text:span><text:span text:style-name="T95">v</text:span><text:span text:style-name="T94">) The tag '</text:span><text:span text:style-name="T95">nsubj</text:span><text:span text:style-name="T94">' instead of nmod:</text:span></text:p>
      <text:p text:style-name="P28"><text:span text:style-name="T80">The below 'nmod' tagged word in the sentence (</text:span><text:span text:style-name="T88">sent_id = dev-s</text:span><text:span text:style-name="T80">20) is not functioning as an attribute or as a genitive complement. </text:span></text:p>
      <text:p text:style-name="P87"/>
      <text:p text:style-name="P31"><text:span text:style-name="T136">(</text:span><text:span text:style-name="T89">sent_id = dev-s</text:span><text:span text:style-name="T138">20</text:span><text:span text:style-name="T136">)</text:span><text:span text:style-name="T122">...</text:span><text:span text:style-name="T118">makkaḷ</text:span><text:span text:style-name="T122"> uruti </text:span><text:span text:style-name="T130">[</text:span><text:span text:style-name="T122">eṭuttuk koḷḷa</text:span><text:span text:style-name="T130">]</text:span><text:span text:style-name="T122"> vēṇṭum...</text:span></text:p>
      <text:p text:style-name="P26"><text:span text:style-name="T122"><text:tab/> <text:s text:c="18"/>...</text:span><text:span text:style-name="T136">people <text:s/>oath <text:s text:c="4"/>take <text:s text:c="10"/>should</text:span></text:p>
      <text:p text:style-name="P39"><text:span text:style-name="T137">So, </text:span><text:span text:style-name="T122">makkaḷ </text:span><text:span text:style-name="T140">could</text:span><text:span text:style-name="T133"> be the </text:span><text:span text:style-name="T134">'</text:span><text:span text:style-name="T133">nsubj</text:span><text:span text:style-name="T134">'</text:span><text:span text:style-name="T132"> </text:span><text:span text:style-name="T133">of the auxiliary verb </text:span><text:span text:style-name="T122">vēṇṭum </text:span><text:span text:style-name="T133">and it is not in </text:span><text:span text:style-name="T138">'</text:span><text:span text:style-name="T133">nmod</text:span><text:span text:style-name="T138">'</text:span><text:span text:style-name="T133"> relation with <text:s/></text:span><text:span text:style-name="T122">uruti</text:span></text:p>
      <text:p text:style-name="P51"/>
      <text:list xml:id="list5320460758983938575" text:style-name="WWNum2">
        <text:list-header>
          <text:p text:style-name="P75"><text:span text:style-name="T102">(</text:span><text:span text:style-name="T165">v</text:span><text:span text:style-name="T102">) The tag '</text:span><text:span text:style-name="T164">nmod</text:span><text:span text:style-name="T102">' instead of </text:span><text:span text:style-name="T168">'</text:span><text:span text:style-name="T164">cc</text:span><text:span text:style-name="T168">'</text:span><text:span text:style-name="T102">:</text:span></text:p>
          <text:list>
            <text:list-header>
              <text:p text:style-name="P92"><text:span text:style-name="T98">Here, in this example, the word </text:span><text:span text:style-name="T104">uruppinar</text:span><text:span text:style-name="T100"> </text:span><text:span text:style-name="T98">is given the tag </text:span><text:span text:style-name="T99">'</text:span><text:span text:style-name="T101">cc</text:span><text:span text:style-name="T103">'</text:span><text:span text:style-name="T98">, which is not a coordinatin</text:span><text:span text:style-name="T99">g</text:span><text:span text:style-name="T98"> conjunction with </text:span><text:span text:style-name="T104">pēravai</text:span><text:span text:style-name="T100">.</text:span></text:p>
              <text:p text:style-name="P90"/>
            </text:list-header>
          </text:list>
        </text:list-header>
      </text:list>
      <text:p text:style-name="P32"><text:span text:style-name="T108">(</text:span><text:span text:style-name="T114">sent_id = dev-s12</text:span><text:span text:style-name="T108">) </text:span><text:span text:style-name="T115">{</text:span><text:span text:style-name="T104">caṭṭap pēravai</text:span><text:span text:style-name="T115">}</text:span><text:span text:style-name="T104"> </text:span><text:span text:style-name="T118">uruppinar ...</text:span></text:p>
      <text:p text:style-name="P53"><text:s text:c="4"/><text:tab/><text:tab/><text:span text:style-name="T250">assembly <text:s text:c="6"/>member <text:s text:c="2"/></text:span></text:p>
      <text:p text:style-name="P53"/>
      <text:p text:style-name="P10"><text:span text:style-name="T159">It </text:span><text:span text:style-name="T163">may</text:span><text:span text:style-name="T159"> be given the tag </text:span><text:span text:style-name="T160">'nmod' and not </text:span><text:span text:style-name="T162">'</text:span><text:span text:style-name="T160">cc</text:span><text:span text:style-name="T162">'</text:span><text:span text:style-name="T160">.</text:span></text:p>
      <text:p text:style-name="P88"/>
      <text:list xml:id="list163405328930396" text:continue-numbering="true" text:style-name="WWNum2">
        <text:list-item>
          <text:list>
            <text:list-item>
              <text:list>
                <text:list-item>
                  <text:list>
                    <text:list-header>
                      <text:p text:style-name="P76"><text:span text:style-name="T166">(</text:span><text:span text:style-name="T165">v</text:span><text:span text:style-name="T167">i</text:span><text:span text:style-name="T166">) The tag '</text:span><text:span text:style-name="T164">nmod</text:span><text:span text:style-name="T166">' instead of </text:span><text:span text:style-name="T169">'</text:span><text:span text:style-name="T167">obj</text:span><text:span text:style-name="T169">'</text:span><text:span text:style-name="T166">:</text:span></text:p>
                      <text:list>
                        <text:list-item>
                          <text:list>
                            <text:list-header>
                              <text:p text:style-name="P89">In the following sentence, instead of using 'nmod', the noun is tagged as 'obj'.</text:p>
                            </text:list-header>
                          </text:list>
                        </text:list-item>
                      </text:list>
                    </text:list-header>
                  </text:list>
                </text:list-item>
              </text:list>
            </text:list-item>
          </text:list>
        </text:list-item>
      </text:list>
      <text:p text:style-name="P44"><text:span text:style-name="T119">(</text:span><text:span text:style-name="T89">sent_id = dev-s</text:span><text:span text:style-name="T126">19</text:span><text:span text:style-name="T127">) </text:span><text:span text:style-name="T118">verrit </text:span><text:span text:style-name="T122">tirunāḷām vijayatacami... </text:span></text:p>
      <text:p text:style-name="P23"><text:tab/><text:span text:style-name="T7"> <text:s text:c="4"/><text:tab/> <text:s text:c="6"/></text:span><text:span text:style-name="T10">victory day <text:s text:c="8"/>vijayadhasami...</text:span></text:p>
      <text:p text:style-name="P42"><text:span text:style-name="T247">Here, the highlighted word is in relation of </text:span><text:span text:style-name="T248">'</text:span><text:span text:style-name="T247">nmod</text:span><text:span text:style-name="T248">'</text:span><text:span text:style-name="T247">, </text:span><text:span text:style-name="T248">giving attribute to</text:span><text:span text:style-name="T226"> </text:span><text:span text:style-name="T180">tirunāḷ</text:span><text:span text:style-name="T225"> </text:span><text:span text:style-name="T247">and </text:span><text:span text:style-name="T248">thus, </text:span><text:span text:style-name="T247">not an </text:span><text:span text:style-name="T249">'</text:span><text:span text:style-name="T247">obj</text:span><text:span text:style-name="T249">'</text:span><text:span text:style-name="T247">. </text:span><text:span text:style-name="T239"><text:s text:c="2"/>“</text:span><text:span text:style-name="T79">The </text:span><text:span text:style-name="T191">obj </text:span><text:span text:style-name="T190">is the noun phrase that denotes the entity acted upon or which undergoes a change of state or motion.”</text:span></text:p>
      <text:p text:style-name="P40"/>
      <text:p text:style-name="P41"><text:span text:style-name="T236">(vii) </text:span><text:span text:style-name="T232">The tag '</text:span><text:span text:style-name="T233">nmod</text:span><text:span text:style-name="T232">' instead of </text:span><text:span text:style-name="T235">'</text:span><text:span text:style-name="T234">appos</text:span><text:span text:style-name="T235">'</text:span><text:span text:style-name="T232">:</text:span></text:p>
      <text:p text:style-name="P15"><text:span text:style-name="T214">Here, the '</text:span><text:span text:style-name="T216">appos'</text:span><text:span text:style-name="T218"> </text:span><text:span text:style-name="T214">tag </text:span><text:span text:style-name="T215">(Note that this tag is not listed in Tamil UD)</text:span><text:span text:style-name="T214"> is given to </text:span><text:span text:style-name="T211">pēravai</text:span><text:span text:style-name="T214">, and is marked with </text:span><text:span text:style-name="T210">caṭṭap </text:span><text:span text:style-name="T213">as seen below:</text:span></text:p>
      <text:p text:style-name="P14"/>
      <text:p text:style-name="P17"><text:soft-page-break/><text:span text:style-name="T189">(</text:span><text:span text:style-name="T219">sent_id = dev-s</text:span><text:span text:style-name="T189">12) </text:span><text:span text:style-name="T212">caṭṭap pēravai</text:span><text:span text:style-name="T209"> uruppinar</text:span></text:p>
      <text:p text:style-name="P15"><text:span text:style-name="T209"><text:tab/> <text:s text:c="8"/><text:tab/><text:tab/></text:span><text:span text:style-name="T213">assembly <text:s text:c="5"/>member</text:span></text:p>
      <text:p text:style-name="P15"/>
      <text:p text:style-name="P16"><text:span text:style-name="T213">It is supposed to be marked with the tag</text:span><text:span text:style-name="T214"> '</text:span><text:span text:style-name="T217">nmod'</text:span><text:span text:style-name="T216">. </text:span></text:p>
      <text:p text:style-name="P82"/>
      <text:p text:style-name="P9">Issue 3: splitting of words</text:p>
      <text:p text:style-name="P77">Certain words are split after normalizing, which is actually a single word in the corpus. For instance, </text:p>
      <text:p text:style-name="P45"><text:span text:style-name="T122"><text:s/></text:span><text:span text:style-name="T124">(</text:span><text:span text:style-name="T89">sent_id = dev-s</text:span><text:span text:style-name="T128">14</text:span><text:span text:style-name="T124">)</text:span><text:span text:style-name="T122">...tamilnāṭu muluvatum </text:span><text:span text:style-name="T118">kōlākalamākak</text:span><text:span text:style-name="T122"> </text:span><text:span text:style-name="T131">[</text:span><text:span text:style-name="T122">koṇṭāṭap paṭukiratu</text:span><text:span text:style-name="T131">]</text:span><text:span text:style-name="T120">.</text:span></text:p>
      <text:p text:style-name="P20"><text:tab/> <text:s text:c="5"/><text:tab/> <text:s text:c="7"/>...<text:span text:style-name="T154">tamilnadu <text:s/>throughout <text:s text:c="5"/>grand <text:s text:c="14"/>celeberated</text:span></text:p>
      <text:p text:style-name="P91"/>
      <text:p text:style-name="P11"><text:span text:style-name="T161">In this sentence, t</text:span><text:span text:style-name="T172">he relation </text:span><text:span text:style-name="T177">'</text:span><text:span text:style-name="T172">obl</text:span><text:span text:style-name="T177">'</text:span><text:span text:style-name="T172"> is given to </text:span><text:span text:style-name="T149">kōlākalam </text:span><text:span text:style-name="T172">and </text:span><text:span text:style-name="T149">āka</text:span><text:span text:style-name="T172"> is given </text:span><text:span text:style-name="T177">'</text:span><text:span text:style-name="T172">advmod</text:span><text:span text:style-name="T177">'</text:span><text:span text:style-name="T172">. The words</text:span><text:span text:style-name="T174"> </text:span><text:span text:style-name="T176">need not to be</text:span><text:span text:style-name="T172"> split and the whole word </text:span><text:span text:style-name="T175">requires the</text:span><text:span text:style-name="T172"> tag </text:span><text:span text:style-name="T173">'</text:span><text:span text:style-name="T172">advmod</text:span><text:span text:style-name="T173">'</text:span><text:span text:style-name="T172">.</text:span></text:p>
      <text:p text:style-name="P11"/>
      <text:p text:style-name="P4">Issue 3: <text:span text:style-name="T243">Tag=mark</text:span></text:p>
      <text:p text:style-name="P55"><text:s/></text:p>
      <text:p text:style-name="P33"><text:span text:style-name="T241">The tag </text:span><text:span text:style-name="T242">'</text:span><text:span text:style-name="T241">mark</text:span><text:span text:style-name="T242">'</text:span><text:span text:style-name="T241"> in UD</text:span><text:span text:style-name="T21"> </text:span><text:span text:style-name="T192">is a dependent of the subordinate clause head. </text:span><text:span text:style-name="T193">Contradictingly, i</text:span><text:span text:style-name="T81">n th</text:span><text:span text:style-name="T82">is sentence</text:span><text:span text:style-name="T81">, the word </text:span><text:span text:style-name="T86">enra </text:span><text:span text:style-name="T81">is tagged as '</text:span><text:span text:style-name="T96">mark'</text:span><text:span text:style-name="T97"> </text:span><text:span text:style-name="T81">with </text:span><text:span text:style-name="T86">tokutiyin</text:span><text:span text:style-name="T87">, </text:span><text:span text:style-name="T90">which is not the head of the </text:span><text:span text:style-name="T91">subordinate clause. </text:span><text:span text:style-name="T93">It may need to be tagged for</text:span><text:span text:style-name="T92"> </text:span><text:span text:style-name="T86">uruppinar. </text:span></text:p>
      <text:p text:style-name="P57"/>
      <text:list xml:id="list8294102485081057205" text:style-name="WWNum12">
        <text:list-header>
          <text:p text:style-name="P86"><text:span text:style-name="T105">(</text:span><text:span text:style-name="T88">sent_id = dev-s</text:span><text:span text:style-name="T112">11</text:span><text:span text:style-name="T105">)</text:span><text:span text:style-name="T104">mēlum, intat tokutiyin <text:s text:c="7"/>(cēppākkam) </text:span><text:span text:style-name="T116">[</text:span><text:span text:style-name="T104">caṭṭap pēravai</text:span><text:span text:style-name="T116">]</text:span><text:span text:style-name="T104"> <text:s text:c="3"/>uruppinar </text:span><text:span text:style-name="T117">enra</text:span><text:span text:style-name="T104"> muraiyil </text:span></text:p>
          <text:list>
            <text:list-item>
              <text:list>
                <text:list-header>
                  <text:p text:style-name="P66"><text:s text:c="3"/>...<text:span text:style-name="T246">constituency's</text:span> <text:s/><text:span text:style-name="T246">Cheppakkam <text:s text:c="5"/>assembly <text:s text:c="5"/>member <text:s text:c="4"/>as ....</text:span></text:p>
                </text:list-header>
              </text:list>
            </text:list-item>
          </text:list>
          <text:p text:style-name="P67"/>
        </text:list-header>
      </text:list>
      <text:p text:style-name="P25"><text:span text:style-name="T52">Issue 4: </text:span><text:span text:style-name="T51">The use of tag 'conj' instead of 'list'</text:span></text:p>
      <text:p text:style-name="P5"/>
      <text:p text:style-name="P18"><text:span text:style-name="T244">The tag </text:span><text:span text:style-name="T245">'</text:span><text:span text:style-name="T244">list</text:span><text:span text:style-name="T245">'</text:span><text:span text:style-name="T244"> in UD is used for marking </text:span><text:span text:style-name="T186">chains of comparable items. </text:span><text:span text:style-name="T187">Here, such relations are marked with </text:span><text:span text:style-name="T188">'</text:span><text:span text:style-name="T187">conj</text:span><text:span text:style-name="T188">'</text:span><text:span text:style-name="T187"> as seen below:</text:span></text:p>
      <text:p text:style-name="P80"/>
      <text:p text:style-name="P34"><text:span text:style-name="T30">(</text:span><text:span text:style-name="T88">sent_id = dev-s</text:span><text:span text:style-name="T31">53</text:span><text:span text:style-name="T30">) </text:span><text:span text:style-name="T46">nīrātāram, paruva nilai nilavaram, vāniyal āyvu, vimāna cēvai</text:span><text:span text:style-name="T47">..</text:span></text:p>
      <text:p text:style-name="P34"><text:span text:style-name="T47"><text:tab/><text:tab/> <text:s text:c="5"/></text:span><text:span text:style-name="T34">water resources, climate change,space research, air service...</text:span></text:p>
      <text:p text:style-name="P49"/>
      <text:p text:style-name="P35"><text:span text:style-name="T35">The </text:span><text:span text:style-name="T37">above mentioned</text:span><text:span text:style-name="T35"> words are given the tag </text:span><text:span text:style-name="T38">'</text:span><text:span text:style-name="T35">conj</text:span><text:span text:style-name="T38">'</text:span><text:span text:style-name="T35"> to each of the nouns present in them. </text:span></text:p>
      <text:p text:style-name="P35"><text:span text:style-name="T36">Note: The tag 'list' is not seen in Tamil UD.</text:span><text:span text:style-name="T35"> </text:span></text:p>
      <text:p text:style-name="P94"><text:span text:style-name="T227">Other Clarification:</text:span></text:p>
      <text:p text:style-name="P48"/>
      <text:p text:style-name="P46"><text:span text:style-name="T71">N</text:span><text:span text:style-name="T70">V compounds:</text:span></text:p>
      <text:p text:style-name="P46"><text:span text:style-name="T70"><text:tab/></text:span><text:span text:style-name="T78">Tamil has a wide usage of NV compounds like </text:span><text:span text:style-name="T58">pukai pi</text:span><text:span text:style-name="T120">ṭi </text:span><text:span text:style-name="T141">'</text:span><text:span text:style-name="T144">to </text:span><text:span text:style-name="T141">smok</text:span><text:span text:style-name="T144">e</text:span><text:span text:style-name="T141">'</text:span><text:span text:style-name="T120">, </text:span><text:span text:style-name="T122">iṭam</text:span><text:span text:style-name="T120"> ta</text:span><text:span text:style-name="T121">a</text:span><text:span text:style-name="T120"> </text:span><text:span text:style-name="T141">'</text:span><text:span text:style-name="T144">to </text:span><text:span text:style-name="T142">allow'. For example, t</text:span><text:span text:style-name="T74">he highlighted word is a</text:span><text:span text:style-name="T73">n</text:span><text:span text:style-name="T74"> </text:span><text:span text:style-name="T73">NV comp</text:span><text:span text:style-name="T76">ou</text:span><text:span text:style-name="T73">nd verb</text:span><text:span text:style-name="T74"> and not </text:span><text:span text:style-name="T75">just </text:span><text:span text:style-name="T74">a noun. </text:span></text:p>
      <text:p text:style-name="P50"/>
      <text:p text:style-name="P37"><text:span text:style-name="T109">(</text:span><text:span text:style-name="T84">sent_id = dev-s</text:span><text:span text:style-name="T113">12</text:span><text:span text:style-name="T109">)</text:span><text:span text:style-name="T104"> ...uṭalnilai </text:span><text:span text:style-name="T118">iṭam</text:span><text:span text:style-name="T104"> tarā </text:span><text:span text:style-name="T109">v</text:span><text:span text:style-name="T104">iṭṭālum...</text:span></text:p>
      <text:p text:style-name="P21"><text:tab/> <text:s text:c="7"/><text:tab/> <text:s text:c="7"/>... <text:span text:style-name="T251">health <text:s text:c="2"/>place give-NEG </text:span></text:p>
      <text:p text:style-name="P95">Can such words be given a separate tag?</text:p>
      <text:p text:style-name="P93"/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style:contextual-spacing="true" fo:text-indent="0cm" style:auto-text-indent="false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ListLabel_20_11" style:display-name="ListLabel 11" style:family="text">
      <style:text-properties fo:font-size="12pt" style:font-size-asian="12pt" style:font-size-complex="12pt"/>
    </style:style>
    <style:style style:name="ListLabel_20_13" style:display-name="ListLabel 13" style:family="text">
      <style:text-properties fo:font-size="12pt" style:font-size-asian="12pt" style:font-size-complex="12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11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a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a">
        <style:list-level-properties text:list-level-position-and-space-mode="label-alignment">
          <style:list-level-label-alignment text:label-followed-by="listtab" fo:text-indent="-0.635cm" fo:margin-left="-3.059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-1.789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-0.519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0.751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2.02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29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561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5.831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10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</text:list-style>
    <text:list-style style:name="WWNum4">
      <text:list-level-style-number text:level="1" text:style-name="ListLabel_20_13" style:num-suffix="." style:num-format="1">
        <style:list-level-properties text:list-level-position-and-space-mode="label-alignment">
          <style:list-level-label-alignment text:label-followed-by="listtab" fo:text-indent="-0.635cm" fo:margin-left="2.021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29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56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831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7.10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37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641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911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1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1T11:52:58.137539231</meta:creation-date>
    <dc:date>2018-05-03T16:34:03.853291286</dc:date>
    <meta:editing-duration>PT17H1M5S</meta:editing-duration>
    <meta:editing-cycles>90</meta:editing-cycles>
    <meta:generator>LibreOffice/4.2.8.2$Linux_X86_64 LibreOffice_project/420m0$Build-2</meta:generator>
    <meta:document-statistic meta:table-count="0" meta:image-count="0" meta:object-count="0" meta:page-count="3" meta:paragraph-count="78" meta:word-count="967" meta:character-count="6478" meta:non-whitespace-character-count="5161"/>
  </office:meta>
</office:document-meta>
</file>